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9.97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22.23mm" fo:break-before="auto" style:use-optimal-row-height="true"/>
    </style:style>
    <style:style style:name="ro10" style:family="table-row">
      <style:table-row-properties style:row-height="13.23mm" fo:break-before="auto" style:use-optimal-row-height="true"/>
    </style:style>
    <style:style style:name="ro11" style:family="table-row">
      <style:table-row-properties style:row-height="19.98mm" fo:break-before="auto" style:use-optimal-row-height="false"/>
    </style:style>
    <style:style style:name="ro12" style:family="table-row">
      <style:table-row-properties style:row-height="25.58mm" fo:break-before="auto" style:use-optimal-row-height="false"/>
    </style:style>
    <style:style style:name="ro13" style:family="table-row">
      <style:table-row-properties style:row-height="14.02mm" fo:break-before="auto" style:use-optimal-row-height="false"/>
    </style:style>
    <style:style style:name="ro14" style:family="table-row">
      <style:table-row-properties style:row-height="27.16mm" fo:break-before="auto" style:use-optimal-row-height="false"/>
    </style:style>
    <style:style style:name="ro15" style:family="table-row">
      <style:table-row-properties style:row-height="17.5mm" fo:break-before="auto" style:use-optimal-row-height="false"/>
    </style:style>
    <style:style style:name="ro16" style:family="table-row">
      <style:table-row-properties style:row-height="13.51mm" fo:break-before="auto" style:use-optimal-row-height="false"/>
    </style:style>
    <style:style style:name="ro17" style:family="table-row">
      <style:table-row-properties style:row-height="5.64mm" fo:break-before="auto" style:use-optimal-row-height="true"/>
    </style:style>
    <style:style style:name="ro18" style:family="table-row">
      <style:table-row-properties style:row-height="6.7mm" fo:break-before="auto" style:use-optimal-row-height="true"/>
    </style:style>
    <style:style style:name="ro19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1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Equation et inéquations'.B13"/>
      <style:map style:condition="is-true-formula(IF(#REF!=1))" style:apply-style-name="FAUX" style:base-cell-address="'Equation et inéqu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Equation et inéquations'.C7"/>
      <style:map style:condition="is-true-formula(IF([.C7]=1))" style:apply-style-name="FAUX" style:base-cell-address="'Equation et inéqu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6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Equation et inéquations'.C11"/>
      <style:map style:condition="is-true-formula(IF([.C11]=1))" style:apply-style-name="FAUX" style:base-cell-address="'Equation et inéqu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3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K7"/>
      <style:map style:condition="is-true-formula(IF([.K7]=1))" style:apply-style-name="FAUX" style:base-cell-address="'Equation et inéqu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29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Tableaux de signes et de variations'.C20"/>
      <style:map style:condition="is-true-formula(IF([.C20]=1))" style:apply-style-name="FAUX" style:base-cell-address="'Tableaux de signes et de variations'.C20"/>
    </style:style>
    <style:style style:name="ce37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Tableaux de signes et de variations'.C21"/>
      <style:map style:condition="is-true-formula(IF([.C20]=1))" style:apply-style-name="FAUX" style:base-cell-address="'Tableaux de signes et de vari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Tableaux de signes et de variations'.D7"/>
      <style:map style:condition="is-true-formula(IF([.D7]=0))" style:apply-style-name="VRAI" style:base-cell-address="'Tableaux de signes et de vari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Tableaux de signes et de variations'.D8"/>
      <style:map style:condition="is-true-formula(IF([.D7]=1))" style:apply-style-name="FAUX" style:base-cell-address="'Tableaux de signes et de vari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Tableaux de signes et de variations'.D8"/>
      <style:map style:condition="is-true-formula(IF([.D7]=1))" style:apply-style-name="FAUX" style:base-cell-address="'Tableaux de signes et de variations'.D8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Tableaux de signes et de variations'.D17"/>
      <style:map style:condition="is-true-formula(IF([.D16]=1))" style:apply-style-name="FAUX" style:base-cell-address="'Tableaux de signes et de variations'.D17"/>
    </style:style>
    <style:style style:name="ce3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Tableaux de signes et de variations'.D21"/>
      <style:map style:condition="is-true-formula(IF([.D$20]=1))" style:apply-style-name="FAUX" style:base-cell-address="'Tableaux de signes et de vari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Tableaux de signes et de variations'.E7"/>
      <style:map style:condition="is-true-formula(IF([.E7]=0))" style:apply-style-name="VRAI" style:base-cell-address="'Tableaux de signes et de vari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Tableaux de signes et de variations'.E8"/>
      <style:map style:condition="is-true-formula(IF([.E7]=1))" style:apply-style-name="FAUX" style:base-cell-address="'Tableaux de signes et de vari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Tableaux de signes et de variations'.E8"/>
      <style:map style:condition="is-true-formula(IF([.E7]=1))" style:apply-style-name="FAUX" style:base-cell-address="'Tableaux de signes et de vari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Tableaux de signes et de variations'.E17"/>
      <style:map style:condition="is-true-formula(IF([.E16]=1))" style:apply-style-name="FAUX" style:base-cell-address="'Tableaux de signes et de variations'.E17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Tableaux de signes et de variations'.E21"/>
      <style:map style:condition="is-true-formula(IF([.E$20]=1))" style:apply-style-name="FAUX" style:base-cell-address="'Tableaux de signes et de vari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Tableaux de signes et de variations'.F7"/>
      <style:map style:condition="is-true-formula(IF([.F7]=0))" style:apply-style-name="VRAI" style:base-cell-address="'Tableaux de signes et de vari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Tableaux de signes et de variations'.F8"/>
      <style:map style:condition="is-true-formula(IF([.F7]=1))" style:apply-style-name="FAUX" style:base-cell-address="'Tableaux de signes et de vari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Tableaux de signes et de variations'.F8"/>
      <style:map style:condition="is-true-formula(IF([.F7]=1))" style:apply-style-name="FAUX" style:base-cell-address="'Tableaux de signes et de variations'.F8"/>
    </style:style>
    <style:style style:name="ce47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Tableaux de signes et de variations'.F17"/>
      <style:map style:condition="is-true-formula(IF([.F16]=1))" style:apply-style-name="FAUX" style:base-cell-address="'Tableaux de signes et de variations'.F17"/>
    </style:style>
    <style:style style:name="ce41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Tableaux de signes et de variations'.F21"/>
      <style:map style:condition="is-true-formula(IF([.F$20]=1))" style:apply-style-name="FAUX" style:base-cell-address="'Tableaux de signes et de vari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Tableaux de signes et de variations'.G7"/>
      <style:map style:condition="is-true-formula(IF([.G7]=0))" style:apply-style-name="VRAI" style:base-cell-address="'Tableaux de signes et de vari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Tableaux de signes et de variations'.G8"/>
      <style:map style:condition="is-true-formula(IF([.G7]=1))" style:apply-style-name="FAUX" style:base-cell-address="'Tableaux de signes et de vari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Tableaux de signes et de variations'.G8"/>
      <style:map style:condition="is-true-formula(IF([.G7]=1))" style:apply-style-name="FAUX" style:base-cell-address="'Tableaux de signes et de vari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Tableaux de signes et de variations'.G17"/>
      <style:map style:condition="is-true-formula(IF([.G16]=1))" style:apply-style-name="FAUX" style:base-cell-address="'Tableaux de signes et de variations'.G17"/>
    </style:style>
    <style:style style:name="ce4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Tableaux de signes et de variations'.G21"/>
      <style:map style:condition="is-true-formula(IF([.G$20]=1))" style:apply-style-name="FAUX" style:base-cell-address="'Tableaux de signes et de vari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Tableaux de signes et de variations'.H8"/>
      <style:map style:condition="is-true-formula(IF([.H7]=1))" style:apply-style-name="FAUX" style:base-cell-address="'Tableaux de signes et de vari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Tableaux de signes et de variations'.H15"/>
      <style:map style:condition="is-true-formula(IF([.H15]=0))" style:apply-style-name="VRAI" style:base-cell-address="'Tableaux de signes et de variations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42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Tableaux de signes et de variations'.H21"/>
      <style:map style:condition="is-true-formula(IF([.H$20]=1))" style:apply-style-name="FAUX" style:base-cell-address="'Tableaux de signes et de vari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I7"/>
      <style:map style:condition="is-true-formula(IF([.K7]=1))" style:apply-style-name="FAUX" style:base-cell-address="'Tableaux de signes et de vari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Tableaux de signes et de variations'.I15"/>
      <style:map style:condition="is-true-formula(IF([.I15]=0))" style:apply-style-name="VRAI" style:base-cell-address="'Tableaux de signes et de variations'.I15"/>
    </style:style>
    <style:style style:name="ce4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Tableaux de signes et de variations'.I21"/>
      <style:map style:condition="is-true-formula(IF([.I$20]=1))" style:apply-style-name="FAUX" style:base-cell-address="'Tableaux de signes et de vari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Tableaux de signes et de variations'.J15"/>
      <style:map style:condition="is-true-formula(IF([.J15]=0))" style:apply-style-name="VRAI" style:base-cell-address="'Tableaux de signes et de variations'.J15"/>
    </style:style>
    <style:style style:name="ce4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Tableaux de signes et de variations'.J21"/>
      <style:map style:condition="is-true-formula(IF([.J$20]=1))" style:apply-style-name="FAUX" style:base-cell-address="'Tableaux de signes et de vari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Tableaux de signes et de variations'.K15"/>
      <style:map style:condition="is-true-formula(IF([.K15]=0))" style:apply-style-name="VRAI" style:base-cell-address="'Tableaux de signes et de variations'.K15"/>
    </style:style>
    <style:style style:name="ce44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Tableaux de signes et de variations'.K21"/>
      <style:map style:condition="is-true-formula(IF([.K$20]=1))" style:apply-style-name="FAUX" style:base-cell-address="'Tableaux de signes et de vari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Tableaux de signes et de variations'.L15"/>
      <style:map style:condition="is-true-formula(IF([.L15]=0))" style:apply-style-name="VRAI" style:base-cell-address="'Tableaux de signes et de vari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Tableaux de signes et de variations'.M15"/>
      <style:map style:condition="is-true-formula(IF([.M15]=0))" style:apply-style-name="VRAI" style:base-cell-address="'Tableaux de signes et de variations'.M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0" style:family="table-cell" style:parent-style-name="Default">
      <style:table-cell-properties style:cell-protect="hidden-and-protected" style:print-content="true"/>
    </style:style>
    <style:style style:name="ce57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2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4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7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0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717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76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2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83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3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39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14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9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5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96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font-name="Comic Sans M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position="-33% 58%"/>
    </style:style>
    <style:style style:name="T16" style:family="text">
      <style:text-properties fo:color="#ce181e"/>
    </style:style>
    <style:style style:name="T17" style:family="text">
      <style:text-properties fo:color="#ce181e" style:font-name="Wingdings 3"/>
    </style:style>
    <style:style style:name="T18" style:family="text">
      <style:text-properties fo:color="#0000ff" fo:font-style="italic" style:font-style-asian="italic" style:font-style-complex="italic"/>
    </style:style>
    <style:style style:name="T19" style:family="text">
      <style:text-properties fo:color="#0000ff"/>
    </style:style>
    <style:style style:name="T20" style:family="text">
      <style:text-properties fo:color="#ff0000" fo:font-style="italic" style:font-style-asian="italic" style:font-style-complex="italic"/>
    </style:style>
    <style:style style:name="T21" style:family="text">
      <style:text-properties fo:color="#ff0000"/>
    </style:style>
    <style:style style:name="T22" style:family="text">
      <style:text-properties fo:color="#ce181e" fo:font-weight="bold" style:font-weight-asian="bold" style:font-weight-complex="bold"/>
    </style:style>
    <style:style style:name="T23" style:family="text">
      <style:text-properties fo:color="#ce181e" style:font-name="Symbol" fo:font-weight="bold" style:font-weight-asian="bold" style:font-weight-complex="bold"/>
    </style:style>
    <style:style style:name="T24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8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9" style:family="text">
      <style:text-properties fo:color="#0000ff" fo:font-weight="bold" style:font-weight-asian="bold" style:font-weight-complex="bold"/>
    </style:style>
    <style:style style:name="T30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 style:text-position="-33% 58%"/>
    </style:style>
    <style:style style:name="T33" style:family="text">
      <style:text-properties fo:font-style="italic" style:text-position="-33% 58%" style:font-style-asian="italic" style:font-style-complex="italic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6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0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1" style:family="text">
      <style:text-properties fo:font-style="normal" style:text-position="-33% 58%" style:font-style-asian="normal" style:font-style-complex="normal"/>
    </style:style>
    <style:style style:name="T42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3.16mm" svg:height="6.56mm" svg:x="12.29mm" svg:y="5.2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7.74mm" svg:x="2.69mm" svg:y="5.1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103" table:number-columns-spanned="2" table:number-rows-spanned="1"/>
          <table:covered-table-cell table:style-name="ce103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0" table:formula="of:=IF(AND([.$A$31];[.$A$32]);[Données.C8];&quot;&quot;)" table:number-columns-spanned="2" table:number-rows-spanned="1">
            <text:p/>
          </table:table-cell>
          <table:covered-table-cell table:style-name="ce170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3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0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3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0" table:formula="of:=IF(AND([.$A$31];[.$A$32]);0;&quot;&quot;)" table:number-columns-spanned="2" table:number-rows-spanned="1">
            <text:p/>
          </table:table-cell>
          <table:covered-table-cell table:style-name="ce170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style-name="ce72" table:number-columns-repeated="3"/>
          <table:table-cell/>
          <table:table-cell table:style-name="ce146"/>
          <table:table-cell table:number-columns-repeated="1009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6" form:id="control6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9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7">
          <table:table-cell table:style-name="ce36"/>
          <table:table-cell table:number-columns-repeated="1023"/>
        </table:table-row>
        <table:table-row table:style-name="ro10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5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51" table:number-columns-spanned="2" table:number-rows-spanned="1"/>
          <table:covered-table-cell table:style-name="ce251"/>
          <table:table-cell table:style-name="ce242"/>
          <table:table-cell table:style-name="ce251" table:number-columns-spanned="2" table:number-rows-spanned="1"/>
          <table:covered-table-cell table:style-name="ce252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199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2"/>
          <table:covered-table-cell table:style-name="ce251"/>
          <table:table-cell table:style-name="ce227"/>
          <table:table-cell table:style-name="ce309" table:number-columns-spanned="3" table:number-rows-spanned="1"/>
          <table:covered-table-cell table:style-name="ce252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1">
          <table:covered-table-cell table:style-name="ce199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style-name="ce199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2" table:number-columns-spanned="2" table:number-rows-spanned="1"/>
          <table:covered-table-cell table:style-name="ce251"/>
          <table:table-cell table:style-name="ce227"/>
          <table:table-cell table:style-name="ce251" table:number-columns-spanned="2" table:number-rows-spanned="1"/>
          <table:covered-table-cell table:style-name="ce252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style-name="ce199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1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1"/>
          <table:covered-table-cell table:style-name="ce322"/>
          <table:table-cell table:number-columns-repeated="1016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1">
          <table:covered-table-cell table:style-name="ce199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7">
          <table:table-cell table:style-name="ce199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1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1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number-columns-repeated="24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6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6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>
            <text:p/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>
            <text:p/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>
            <text:p/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2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>
            <text:p/>
          </table:table-cell>
          <table:table-cell table:style-name="ce467" table:formula="of:=IF(AND([.$BA$2];[.$BA$3]);IF(ISBLANK([$Données.D88]);&quot;&quot;;[$Données.D88]);&quot;&quot;)">
            <text:p/>
          </table:table-cell>
          <table:table-cell table:style-name="ce467" table:formula="of:=IF(AND([.$BA$2];[.$BA$3]);IF(ISBLANK([$Données.E88]);&quot;&quot;;[$Données.E88]);&quot;&quot;)">
            <text:p/>
          </table:table-cell>
          <table:table-cell table:style-name="ce467" table:formula="of:=IF(AND([.$BA$2];[.$BA$3]);IF(ISBLANK([$Données.F88]);&quot;&quot;;[$Données.F88]);&quot;&quot;)">
            <text:p/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446" office:value-type="string" calcext:value-type="string" table:number-columns-spanned="12" table:number-rows-spanned="1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covered-table-cell table:style-name="ce57"/>
          <table:covered-table-cell table:number-columns-repeated="4" table:style-name="ce469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6">k</text:span> pour <text:span text:style-name="T17">k</text:span> et <text:span text:style-name="T16">m</text:span> pour <text:span text:style-name="T17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603"/>
          <table:table-cell table:style-name="ce608"/>
          <table:covered-table-cell table:style-name="ce603"/>
          <table:table-cell table:style-name="ce608"/>
          <table:covered-table-cell table:style-name="ce603"/>
          <table:table-cell table:style-name="ce608"/>
          <table:covered-table-cell table:style-name="ce603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>
            <text:p/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>
            <text:p/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>
            <text:p/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>
            <text:p/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>
            <text:p/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>
            <text:p/>
          </table:table-cell>
          <table:table-cell table:style-name="ce582" table:formula="of:=IF(AND([.$BA$2];[.$BA$3];[.$BA$4]);IF(ISBLANK([$Données.R88]);&quot;&quot;;[$Données.R88]);&quot;&quot;)">
            <text:p/>
          </table:table-cell>
          <table:table-cell table:style-name="ce582" table:formula="of:=IF(AND([.$BA$2];[.$BA$3];[.$BA$4]);IF(ISBLANK([$Données.S88]);&quot;&quot;;[$Données.S88]);&quot;&quot;)">
            <text:p/>
          </table:table-cell>
          <table:table-cell table:style-name="ce582" table:formula="of:=IF(AND([.$BA$2];[.$BA$3];[.$BA$4]);IF(ISBLANK([$Données.T88]);&quot;&quot;;[$Données.T88]);&quot;&quot;)">
            <text:p/>
          </table:table-cell>
          <table:table-cell table:style-name="ce582" table:formula="of:=IF(AND([.$BA$2];[.$BA$3];[.$BA$4]);IF(ISBLANK([$Données.U88]);&quot;&quot;;[$Données.U88]);&quot;&quot;)">
            <text:p/>
          </table:table-cell>
          <table:table-cell table:style-name="ce582" table:formula="of:=IF(AND([.$BA$2];[.$BA$3];[.$BA$4]);IF(ISBLANK([$Données.V88]);&quot;&quot;;[$Données.V88]);&quot;&quot;)">
            <text:p/>
          </table:table-cell>
          <table:table-cell table:style-name="ce582" table:formula="of:=IF(AND([.$BA$2];[.$BA$3];[.$BA$4]);IF(ISBLANK([$Données.W88]);&quot;&quot;;[$Données.W88]);&quot;&quot;)">
            <text:p/>
          </table:table-cell>
          <table:table-cell table:style-name="ce582" table:formula="of:=IF(AND([.$BA$2];[.$BA$3];[.$BA$4]);IF(ISBLANK([$Données.X88]);&quot;&quot;;[$Données.X88]);&quot;&quot;)">
            <text:p/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table:number-columns-spanned="1" table:number-rows-spanned="2">
            <text:p/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476" table:formula="of:=IF(AND([.$BA$2];[.$BA$3]);IF(ISBLANK([$Données.S89]);&quot;&quot;;[$Données.S89]);&quot;&quot;)" table:number-columns-spanned="1" table:number-rows-spanned="2">
            <text:p/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table:number-columns-spanned="1" table:number-rows-spanned="2">
            <text:p/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476" table:formula="of:=IF(AND([.$BA$2];[.$BA$3]);IF(ISBLANK([$Données.W89]);&quot;&quot;;[$Données.W89]);&quot;&quot;)" table:number-columns-spanned="1" table:number-rows-spanned="2">
            <text:p/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9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Equation et inéquations'.K7"/>
            <calcext:condition calcext:apply-style-name="FAUX" calcext:value="formula-is(IF([.K7]=1))" calcext:base-cell-address="'Equation et inéqu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Equation et inéquations'.C7"/>
            <calcext:condition calcext:apply-style-name="FAUX" calcext:value="formula-is(IF([.C7]=1))" calcext:base-cell-address="'Equation et inéqu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Equation et inéquations'.C11"/>
            <calcext:condition calcext:apply-style-name="FAUX" calcext:value="formula-is(IF([.C11]=1))" calcext:base-cell-address="'Equation et inéqu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Equation et inéquations'.B13"/>
            <calcext:condition calcext:apply-style-name="FAUX" calcext:value="formula-is(IF(#REF!=1))" calcext:base-cell-address="'Equation et inéquations'.B13"/>
          </calcext:conditional-format>
        </calcext:conditional-formats>
      </table:table>
      <table:table table:name="Equation et inéquations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2" form:id="control12" form:label="Résultats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2"/>
          <draw:control draw:z-index="1" draw:style-name="gr3" draw:text-style-name="P3" svg:width="45.05mm" svg:height="11.88mm" svg:x="191.44mm" svg:y="45.65mm" draw:control="control13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18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18"/>
        <table:table-row table:style-name="ro14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429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18"/>
          <table:covered-table-cell table:style-name="ce73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8">f </text:span><text:span text:style-name="T19">(</text:span><text:span text:style-name="T18">x</text:span><text:span text:style-name="T19">)</text:span> = <text:span text:style-name="T20">g</text:span><text:span text:style-name="T21">(</text:span><text:span text:style-name="T20">x</text:span><text:span text:style-name="T21">)</text:span></text:p>
          </table:table-cell>
          <table:covered-table-cell table:style-name="ce418"/>
          <table:covered-table-cell table:style-name="ce36"/>
          <table:covered-table-cell table:style-name="ce418"/>
          <table:covered-table-cell table:style-name="ce427"/>
          <table:covered-table-cell table:number-columns-repeated="2"/>
          <table:table-cell table:number-columns-repeated="1017"/>
        </table:table-row>
        <table:table-row table:style-name="ro15">
          <table:table-cell/>
          <table:table-cell table:style-name="ce427" office:value-type="string" calcext:value-type="string">
            <text:p>S =</text:p>
          </table:table-cell>
          <table:table-cell table:style-name="ce241" office:value-type="string" calcext:value-type="string">
            <text:p>{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string" calcext:value-type="string">
            <text:p>;</text:p>
          </table:table-cell>
          <table:table-cell table:style-name="ce252" office:value-type="float" office:value="6" calcext:value-type="float">
            <text:p>6</text:p>
          </table:table-cell>
          <table:table-cell table:style-name="ce369" office:value-type="string" calcext:value-type="string">
            <text:p>}</text:p>
          </table:table-cell>
          <table:table-cell table:style-name="ce418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18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18"/>
          <table:table-cell table:style-name="ce206"/>
          <table:table-cell table:number-columns-repeated="1015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18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18"/>
          <table:table-cell table:style-name="ce204"/>
          <table:table-cell table:number-columns-repeated="1015"/>
        </table:table-row>
        <table:table-row table:style-name="ro15">
          <table:table-cell table:style-name="ce57"/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18"/>
          <table:table-cell table:style-name="ce204"/>
          <table:table-cell table:number-columns-repeated="1015"/>
        </table:table-row>
        <table:table-row table:style-name="ro15">
          <table:table-cell table:style-name="ce294" office:value-type="string" calcext:value-type="string">
            <text:p>Saisir <text:span text:style-name="T22">ou</text:span> pour le symbole <text:span text:style-name="T23"></text:span> (union).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18"/>
          <table:table-cell table:style-name="ce204"/>
          <table:table-cell table:number-columns-repeated="1015"/>
        </table:table-row>
        <table:table-row table:style-name="ro15">
          <table:table-cell table:style-name="ce331" office:value-type="string" calcext:value-type="string">
            <text:p><text:span text:style-name="T24">Saisir </text:span><text:span text:style-name="T25">et</text:span><text:span text:style-name="T26"> pour le symbole </text:span><text:span text:style-name="T27"></text:span><text:span text:style-name="T26"> (intersection).</text:span>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18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418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8">f </text:span><text:span text:style-name="T29">(</text:span><text:span text:style-name="T30">x</text:span><text:span text:style-name="T29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78"/>
          <table:table-cell table:style-name="ce380" table:formula="of:=[$Données.K67]" office:value-type="string" office:string-value="≥" calcext:value-type="string">
            <text:p>≥</text:p>
          </table:table-cell>
          <table:table-cell table:style-name="ce385" office:value-type="string" calcext:value-type="string">
            <text:p><text:span text:style-name="T31">g</text:span>(<text:span text:style-name="T31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5">
          <table:table-cell/>
          <table:table-cell table:style-name="ce427" office:value-type="string" calcext:value-type="string">
            <text:p>S =</text:p>
          </table:table-cell>
          <table:table-cell table:style-name="ce99" office:value-type="string" calcext:value-type="string">
            <text:p>[</text:p>
          </table:table-cell>
          <table:table-cell table:style-name="ce103" office:value-type="float" office:value="-10" calcext:value-type="float">
            <text:p>-10</text:p>
          </table:table-cell>
          <table:table-cell table:style-name="ce103" office:value-type="string" calcext:value-type="string">
            <text:p>;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[</text:p>
          </table:table-cell>
          <table:table-cell table:style-name="ce99" office:value-type="string" calcext:value-type="string">
            <text:p>ou</text:p>
          </table:table-cell>
          <table:table-cell table:style-name="ce99" office:value-type="string" calcext:value-type="string">
            <text:p>]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;</text:p>
          </table:table-cell>
          <table:table-cell table:style-name="ce103" office:value-type="float" office:value="10" calcext:value-type="float">
            <text:p>10</text:p>
          </table:table-cell>
          <table:table-cell table:style-name="ce412" office:value-type="string" calcext:value-type="string">
            <text:p>]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18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18"/>
          <table:table-cell table:style-name="ce352" table:formula="of:=IF(AND([.$B$31];[.$B$32]);[Données.B69];&quot;&quot;)">
            <text:p/>
          </table:table-cell>
          <table:table-cell table:style-name="ce348" table:formula="of:=IF(AND([.$B$31];[.$B$32]);[Données.C69];&quot;&quot;)">
            <text:p/>
          </table:table-cell>
          <table:table-cell table:style-name="ce348" table:formula="of:=IF(AND([.$B$31];[.$B$32]);[Données.D69];&quot;&quot;)">
            <text:p/>
          </table:table-cell>
          <table:table-cell table:style-name="ce348" table:formula="of:=IF(AND([.$B$31];[.$B$32]);[Données.E69];&quot;&quot;)">
            <text:p/>
          </table:table-cell>
          <table:table-cell table:style-name="ce348" table:formula="of:=IF(AND([.$B$31];[.$B$32]);[Données.F69];&quot;&quot;)">
            <text:p/>
          </table:table-cell>
          <table:table-cell table:style-name="ce428" table:formula="of:=IF(AND([.$B$31];[.$B$32]);[Données.G69];&quot;&quot;)">
            <text:p/>
          </table:table-cell>
          <table:table-cell table:style-name="ce348" table:formula="of:=IF(AND([.$B$31];[.$B$32]);[Données.H69];&quot;&quot;)">
            <text:p/>
          </table:table-cell>
          <table:table-cell table:style-name="ce348" table:formula="of:=IF(AND([.$B$31];[.$B$32]);[Données.I69];&quot;&quot;)">
            <text:p/>
          </table:table-cell>
          <table:table-cell table:style-name="ce348" table:formula="of:=IF(AND([.$B$31];[.$B$32]);[Données.J69];&quot;&quot;)">
            <text:p/>
          </table:table-cell>
          <table:table-cell table:style-name="ce348" table:formula="of:=IF(AND([.$B$31];[.$B$32]);[Données.K69];&quot;&quot;)">
            <text:p/>
          </table:table-cell>
          <table:table-cell table:style-name="ce348" table:formula="of:=IF(AND([.$B$31];[.$B$32]);[Données.L69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429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18" table:number-columns-repeated="6"/>
          <table:table-cell table:number-columns-repeated="1011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8">f </text:span><text:span text:style-name="T29">(</text:span><text:span text:style-name="T30">x</text:span><text:span text:style-name="T29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31">g</text:span>(<text:span text:style-name="T31">x</text:span>)</text:p>
          </table:table-cell>
          <table:table-cell table:style-name="ce292" table:number-columns-repeated="2"/>
          <table:table-cell table:style-name="ce478"/>
          <table:table-cell table:style-name="ce408"/>
          <table:table-cell table:number-columns-repeated="1011"/>
        </table:table-row>
        <table:table-row table:style-name="ro15">
          <table:table-cell/>
          <table:table-cell table:style-name="ce427" office:value-type="string" calcext:value-type="string">
            <text:p>S =</text:p>
          </table:table-cell>
          <table:table-cell table:style-name="ce99" office:value-type="string" calcext:value-type="string">
            <text:p>]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;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[</text:p>
          </table:table-cell>
          <table:table-cell table:style-name="ce99" table:number-columns-repeated="2"/>
          <table:table-cell table:style-name="ce103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18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18"/>
          <table:table-cell table:style-name="ce374" table:formula="of:=IF(AND([.$B$31];[.$B$32]);[Données.B73];&quot;&quot;)">
            <text:p/>
          </table:table-cell>
          <table:table-cell table:style-name="ce393" table:formula="of:=IF(AND([.$B$31];[.$B$32]);[Données.C73];&quot;&quot;)">
            <text:p/>
          </table:table-cell>
          <table:table-cell table:style-name="ce405" table:formula="of:=IF(AND([.$B$31];[.$B$32]);[Données.D73];&quot;&quot;)">
            <text:p/>
          </table:table-cell>
          <table:table-cell table:style-name="ce414" table:formula="of:=IF(AND([.$B$31];[.$B$32]);[Données.E73];&quot;&quot;)">
            <text:p/>
          </table:table-cell>
          <table:table-cell table:style-name="ce421" table:formula="of:=IF(AND([.$B$31];[.$B$32]);[Données.F73];&quot;&quot;)">
            <text:p/>
          </table:table-cell>
          <table:table-cell table:style-name="ce426" table:formula="of:=IF(AND([.$B$31];[.$B$32]);[Données.G73];&quot;&quot;)">
            <text:p/>
          </table:table-cell>
          <table:table-cell table:style-name="ce431" table:formula="of:=IF(AND([.$B$31];[.$B$32]);[Données.H73];&quot;&quot;)">
            <text:p/>
          </table:table-cell>
          <table:table-cell table:style-name="ce441" table:formula="of:=IF(AND([.$B$31];[.$B$32]);[Données.I73];&quot;&quot;)">
            <text:p/>
          </table:table-cell>
          <table:table-cell table:style-name="ce447" table:formula="of:=IF(AND([.$B$31];[.$B$32]);[Données.J73];&quot;&quot;)">
            <text:p/>
          </table:table-cell>
          <table:table-cell table:style-name="ce447" table:formula="of:=IF(AND([.$B$31];[.$B$32]);[Données.K73];&quot;&quot;)">
            <text:p/>
          </table:table-cell>
          <table:table-cell table:style-name="ce447" table:formula="of:=IF(AND([.$B$31];[.$B$32]);[Données.L73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2"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Tableaux de signes et de variations'.I7"/>
            <calcext:condition calcext:apply-style-name="FAUX" calcext:value="formula-is(IF([.K7]=1))" calcext:base-cell-address="'Tableaux de signes et de vari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Tableaux de signes et de variations'.H8"/>
            <calcext:condition calcext:apply-style-name="FAUX" calcext:value="formula-is(IF([.H7]=1))" calcext:base-cell-address="'Tableaux de signes et de vari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Tableaux de signes et de variations'.C7"/>
            <calcext:condition calcext:apply-style-name="FAUX" calcext:value="formula-is(IF([.C6]=1))" calcext:base-cell-address="'Tableaux de signes et de vari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Tableaux de signes et de variations'.C8"/>
            <calcext:condition calcext:apply-style-name="FAUX" calcext:value="formula-is(IF([.C7]=1))" calcext:base-cell-address="'Tableaux de signes et de vari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Tableaux de signes et de variations'.C7"/>
            <calcext:condition calcext:apply-style-name="VRAI" calcext:value="formula-is(IF([.C7]=0))" calcext:base-cell-address="'Tableaux de signes et de vari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Tableaux de signes et de variations'.D7"/>
            <calcext:condition calcext:apply-style-name="VRAI" calcext:value="formula-is(IF([.D7]=0))" calcext:base-cell-address="'Tableaux de signes et de vari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Tableaux de signes et de variations'.E7"/>
            <calcext:condition calcext:apply-style-name="VRAI" calcext:value="formula-is(IF([.E7]=0))" calcext:base-cell-address="'Tableaux de signes et de vari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Tableaux de signes et de variations'.F7"/>
            <calcext:condition calcext:apply-style-name="VRAI" calcext:value="formula-is(IF([.F7]=0))" calcext:base-cell-address="'Tableaux de signes et de vari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Tableaux de signes et de variations'.G7"/>
            <calcext:condition calcext:apply-style-name="VRAI" calcext:value="formula-is(IF([.G7]=0))" calcext:base-cell-address="'Tableaux de signes et de vari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Tableaux de signes et de variations'.C8"/>
            <calcext:condition calcext:apply-style-name="VRAI" calcext:value="formula-is(IF([.C7]=0))" calcext:base-cell-address="'Tableaux de signes et de vari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Tableaux de signes et de variations'.D8"/>
            <calcext:condition calcext:apply-style-name="FAUX" calcext:value="formula-is(IF([.D7]=1))" calcext:base-cell-address="'Tableaux de signes et de vari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Tableaux de signes et de variations'.D8"/>
            <calcext:condition calcext:apply-style-name="VRAI" calcext:value="formula-is(IF([.D7]=0))" calcext:base-cell-address="'Tableaux de signes et de vari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Tableaux de signes et de variations'.E8"/>
            <calcext:condition calcext:apply-style-name="FAUX" calcext:value="formula-is(IF([.E7]=1))" calcext:base-cell-address="'Tableaux de signes et de vari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Tableaux de signes et de variations'.E8"/>
            <calcext:condition calcext:apply-style-name="VRAI" calcext:value="formula-is(IF([.E7]=0))" calcext:base-cell-address="'Tableaux de signes et de vari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Tableaux de signes et de variations'.F8"/>
            <calcext:condition calcext:apply-style-name="FAUX" calcext:value="formula-is(IF([.F7]=1))" calcext:base-cell-address="'Tableaux de signes et de vari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Tableaux de signes et de variations'.F8"/>
            <calcext:condition calcext:apply-style-name="VRAI" calcext:value="formula-is(IF([.F7]=0))" calcext:base-cell-address="'Tableaux de signes et de vari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Tableaux de signes et de variations'.G8"/>
            <calcext:condition calcext:apply-style-name="FAUX" calcext:value="formula-is(IF([.G7]=1))" calcext:base-cell-address="'Tableaux de signes et de vari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Tableaux de signes et de variations'.G8"/>
            <calcext:condition calcext:apply-style-name="VRAI" calcext:value="formula-is(IF([.G7]=0))" calcext:base-cell-address="'Tableaux de signes et de vari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Tableaux de signes et de variations'.C17"/>
            <calcext:condition calcext:apply-style-name="FAUX" calcext:value="formula-is(IF([.C16]=1))" calcext:base-cell-address="'Tableaux de signes et de vari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Tableaux de signes et de variations'.C17"/>
            <calcext:condition calcext:apply-style-name="VRAI" calcext:value="formula-is(IF([.C16]=0))" calcext:base-cell-address="'Tableaux de signes et de vari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Tableaux de signes et de variations'.D17"/>
            <calcext:condition calcext:apply-style-name="FAUX" calcext:value="formula-is(IF([.D16]=1))" calcext:base-cell-address="'Tableaux de signes et de vari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Tableaux de signes et de variations'.D17"/>
            <calcext:condition calcext:apply-style-name="VRAI" calcext:value="formula-is(IF([.D16]=0))" calcext:base-cell-address="'Tableaux de signes et de vari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Tableaux de signes et de variations'.E17"/>
            <calcext:condition calcext:apply-style-name="FAUX" calcext:value="formula-is(IF([.E16]=1))" calcext:base-cell-address="'Tableaux de signes et de vari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Tableaux de signes et de variations'.E17"/>
            <calcext:condition calcext:apply-style-name="VRAI" calcext:value="formula-is(IF([.E16]=0))" calcext:base-cell-address="'Tableaux de signes et de vari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Tableaux de signes et de variations'.F17"/>
            <calcext:condition calcext:apply-style-name="FAUX" calcext:value="formula-is(IF([.F16]=1))" calcext:base-cell-address="'Tableaux de signes et de vari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Tableaux de signes et de variations'.F17"/>
            <calcext:condition calcext:apply-style-name="VRAI" calcext:value="formula-is(IF([.F16]=0))" calcext:base-cell-address="'Tableaux de signes et de vari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Tableaux de signes et de variations'.G17"/>
            <calcext:condition calcext:apply-style-name="FAUX" calcext:value="formula-is(IF([.G16]=1))" calcext:base-cell-address="'Tableaux de signes et de vari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Tableaux de signes et de variations'.G17"/>
            <calcext:condition calcext:apply-style-name="VRAI" calcext:value="formula-is(IF([.G16]=0))" calcext:base-cell-address="'Tableaux de signes et de vari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Tableaux de signes et de variations'.C16"/>
            <calcext:condition calcext:apply-style-name="FAUX" calcext:value="formula-is(IF([.C15]=1))" calcext:base-cell-address="'Tableaux de signes et de vari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Tableaux de signes et de variations'.C15"/>
            <calcext:condition calcext:apply-style-name="VRAI" calcext:value="formula-is(IF([.C15]=0))" calcext:base-cell-address="'Tableaux de signes et de vari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Tableaux de signes et de variations'.C16"/>
            <calcext:condition calcext:apply-style-name="VRAI" calcext:value="formula-is(IF([.C15]=0))" calcext:base-cell-address="'Tableaux de signes et de vari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Tableaux de signes et de variations'.C20"/>
            <calcext:condition calcext:apply-style-name="FAUX" calcext:value="formula-is(IF([.C20]=1))" calcext:base-cell-address="'Tableaux de signes et de vari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Tableaux de signes et de variations'.D21"/>
            <calcext:condition calcext:apply-style-name="FAUX" calcext:value="formula-is(IF([.D$20]=1))" calcext:base-cell-address="'Tableaux de signes et de vari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Tableaux de signes et de variations'.E21"/>
            <calcext:condition calcext:apply-style-name="FAUX" calcext:value="formula-is(IF([.E$20]=1))" calcext:base-cell-address="'Tableaux de signes et de vari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Tableaux de signes et de variations'.F21"/>
            <calcext:condition calcext:apply-style-name="FAUX" calcext:value="formula-is(IF([.F$20]=1))" calcext:base-cell-address="'Tableaux de signes et de vari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Tableaux de signes et de variations'.G21"/>
            <calcext:condition calcext:apply-style-name="FAUX" calcext:value="formula-is(IF([.G$20]=1))" calcext:base-cell-address="'Tableaux de signes et de vari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Tableaux de signes et de variations'.H21"/>
            <calcext:condition calcext:apply-style-name="FAUX" calcext:value="formula-is(IF([.H$20]=1))" calcext:base-cell-address="'Tableaux de signes et de vari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Tableaux de signes et de variations'.I21"/>
            <calcext:condition calcext:apply-style-name="FAUX" calcext:value="formula-is(IF([.I$20]=1))" calcext:base-cell-address="'Tableaux de signes et de vari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Tableaux de signes et de variations'.J21"/>
            <calcext:condition calcext:apply-style-name="FAUX" calcext:value="formula-is(IF([.J$20]=1))" calcext:base-cell-address="'Tableaux de signes et de vari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Tableaux de signes et de variations'.K21"/>
            <calcext:condition calcext:apply-style-name="FAUX" calcext:value="formula-is(IF([.K$20]=1))" calcext:base-cell-address="'Tableaux de signes et de vari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Tableaux de signes et de variations'.H15"/>
            <calcext:condition calcext:apply-style-name="VRAI" calcext:value="formula-is(IF([.H15]=0))" calcext:base-cell-address="'Tableaux de signes et de vari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Tableaux de signes et de variations'.I15"/>
            <calcext:condition calcext:apply-style-name="VRAI" calcext:value="formula-is(IF([.I15]=0))" calcext:base-cell-address="'Tableaux de signes et de vari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Tableaux de signes et de variations'.J15"/>
            <calcext:condition calcext:apply-style-name="VRAI" calcext:value="formula-is(IF([.J15]=0))" calcext:base-cell-address="'Tableaux de signes et de vari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Tableaux de signes et de variations'.K15"/>
            <calcext:condition calcext:apply-style-name="VRAI" calcext:value="formula-is(IF([.K15]=0))" calcext:base-cell-address="'Tableaux de signes et de vari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Tableaux de signes et de variations'.L15"/>
            <calcext:condition calcext:apply-style-name="VRAI" calcext:value="formula-is(IF([.L15]=0))" calcext:base-cell-address="'Tableaux de signes et de vari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Tableaux de signes et de variations'.M15"/>
            <calcext:condition calcext:apply-style-name="VRAI" calcext:value="formula-is(IF([.M15]=0))" calcext:base-cell-address="'Tableaux de signes et de vari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Tableaux de signes et de variations'.C21"/>
            <calcext:condition calcext:apply-style-name="FAUX" calcext:value="formula-is(IF([.C20]=1))" calcext:base-cell-address="'Tableaux de signes et de variations'.C21"/>
          </calcext:conditional-format>
        </calcext:conditional-formats>
      </table:table>
      <table:table table:name="Données" table:style-name="ta1" table:protected="true" table:protection-key="jyG1PISJndEI/CVrHNvJCF2ZiMY=" table:protection-key-digest-algorithm="http://www.w3.org/2000/09/xmldsig#sha1">
        <loext:table-protection loext:select-unprotected-cells="tru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1002" table:default-cell-style-name="ce551"/>
        <table:table-column table:style-name="co1" table:default-cell-style-name="ce570"/>
        <table:table-row table:style-name="ro17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822"/>
          <table:table-cell table:style-name="ce832" table:number-columns-repeated="12"/>
          <table:table-cell table:style-name="ce541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683"/>
          <table:table-cell table:style-name="ce685"/>
          <table:table-cell table:style-name="ce682" table:number-columns-repeated="17"/>
          <table:table-cell table:style-name="ce822"/>
          <table:table-cell table:style-name="ce832"/>
          <table:table-cell table:style-name="ce891" table:number-columns-repeated="2"/>
          <table:table-cell table:style-name="ce768" table:number-columns-repeated="3"/>
          <table:table-cell table:style-name="ce897" table:number-columns-repeated="5"/>
          <table:table-cell table:style-name="ce832"/>
          <table:table-cell table:style-name="ce541" table:number-columns-repeated="4"/>
          <table:table-cell/>
          <table:table-cell table:style-name="ce682" table:number-columns-repeated="984"/>
          <table:table-cell/>
        </table:table-row>
        <table:table-row table:style-name="ro18">
          <table:table-cell table:style-name="ce536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41"/>
          <table:table-cell table:style-name="ce541"/>
          <table:table-cell table:style-name="ce797" office:value-type="string" calcext:value-type="string" table:number-columns-spanned="3" table:number-rows-spanned="1">
            <text:p>Graphique parabole <text:span text:style-name="T31">C</text:span><text:span text:style-name="T32">f</text:span></text:p>
          </table:table-cell>
          <table:covered-table-cell table:style-name="ce541"/>
          <table:covered-table-cell table:style-name="ce574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897"/>
          <table:table-cell table:style-name="ce824"/>
          <table:table-cell table:style-name="ce892"/>
          <table:table-cell table:style-name="ce894"/>
          <table:table-cell table:style-name="ce903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18">
          <table:table-cell table:style-name="ce541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1">1</text:span></text:p>
          </table:table-cell>
          <table:table-cell table:style-name="ce534" office:value-type="string" calcext:value-type="string">
            <text:p>y<text:span text:style-name="T15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40">0</text:span></text:p>
          </table:table-cell>
          <table:table-cell table:style-name="ce685"/>
          <table:table-cell table:style-name="ce541" table:number-columns-repeated="2"/>
          <table:table-cell table:style-name="ce797" office:value-type="string" calcext:value-type="string" table:number-columns-spanned="2" table:number-rows-spanned="1">
            <text:p>Graphique droite 1</text:p>
          </table:table-cell>
          <table:covered-table-cell table:style-name="ce541"/>
          <table:table-cell table:style-name="ce541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-4.72222222222222" calcext:value-type="float">
            <text:p>-85/18 <text:s text:c="2"/></text:p>
          </table:table-cell>
          <table:table-cell table:style-name="ce535" table:formula="of:=[.$A$29]*[.J5]^2+[.$B$29]*[.J5]+[.$C$29]" office:value-type="float" office:value="-4.72222222222222" calcext:value-type="float">
            <text:p>-4,72222222222222</text:p>
          </table:table-cell>
          <table:table-cell table:style-name="ce629" table:formula="of:=[.K5]*[.N5]" office:value-type="float" office:value="-2040" calcext:value-type="float">
            <text:p>-204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5]);ABS([.N5]))" office:value-type="float" office:value="24" calcext:value-type="float">
            <text:p>24</text:p>
          </table:table-cell>
          <table:table-cell table:style-name="ce808" table:formula="of:=[.M5]/[.O5]" office:value-type="float" office:value="-85" calcext:value-type="float">
            <text:p>-85</text:p>
          </table:table-cell>
          <table:table-cell table:style-name="ce808" table:formula="of:=[.N5]/[.O5]" office:value-type="float" office:value="18" calcext:value-type="float">
            <text:p>18</text:p>
          </table:table-cell>
          <table:table-cell table:style-name="ce862" table:formula="of:=[.P5]/[.Q5]" office:value-type="float" office:value="-4.72222222222222" calcext:value-type="float">
            <text:p>-85/18 <text:s text:c="4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-4.72222222222222" calcext:value-type="float">
            <text:p>-85/18 <text:s text:c="3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-85/18" calcext:value-type="string">
            <text:p>-85/18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5" table:formula="of:=IF(RANDBETWEEN(1;2)=1;-1;1)" office:value-type="float" office:value="1" calcext:value-type="float">
            <text:p>1</text:p>
          </table:table-cell>
          <table:table-cell table:style-name="ce535" table:formula="of:=RANDBETWEEN(-6;6)" office:value-type="float" office:value="-2" calcext:value-type="float">
            <text:p>-2</text:p>
          </table:table-cell>
          <table:table-cell table:style-name="ce648" table:formula="of:=-[.B6]/[.A6]" office:value-type="float" office:value="2" calcext:value-type="float">
            <text:p>2</text:p>
          </table:table-cell>
          <table:table-cell table:style-name="ce685"/>
          <table:table-cell table:style-name="ce541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41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-3.55555555555556" calcext:value-type="float">
            <text:p>-32/9 <text:s text:c="3"/></text:p>
          </table:table-cell>
          <table:table-cell table:style-name="ce535" table:formula="of:=[.$A$29]*[.J6]^2+[.$B$29]*[.J6]+[.$C$29]" office:value-type="float" office:value="-3.55555555555556" calcext:value-type="float">
            <text:p>-3,55555555555556</text:p>
          </table:table-cell>
          <table:table-cell table:style-name="ce629" table:formula="of:=[.K6]*[.N6]" office:value-type="float" office:value="-1536" calcext:value-type="float">
            <text:p>-153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6]);ABS([.N6]))" office:value-type="float" office:value="48" calcext:value-type="float">
            <text:p>48</text:p>
          </table:table-cell>
          <table:table-cell table:style-name="ce808" table:formula="of:=[.M6]/[.O6]" office:value-type="float" office:value="-32" calcext:value-type="float">
            <text:p>-32</text:p>
          </table:table-cell>
          <table:table-cell table:style-name="ce808" table:formula="of:=[.N6]/[.O6]" office:value-type="float" office:value="9" calcext:value-type="float">
            <text:p>9</text:p>
          </table:table-cell>
          <table:table-cell table:style-name="ce862" table:formula="of:=[.P6]/[.Q6]" office:value-type="float" office:value="-3.55555555555556" calcext:value-type="float">
            <text:p>-32/9 <text:s text:c="5"/></text:p>
          </table:table-cell>
          <table:table-cell table:style-name="ce869" table:formula="of:=IF([.P6]=0;&quot;0&quot;;(IF([.P6]=[.Q6];&quot;1&quot;;(IF([.P6]=-[.Q6];&quot;-1&quot;;IF([.Q6]=1;TEXT([.P6];10);[.R6]))))))" office:value-type="float" office:value="-3.55555555555556" calcext:value-type="float">
            <text:p>-32/9 <text:s text:c="4"/>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-32/9" calcext:value-type="string">
            <text:p>-32/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1"/>
          <table:table-cell table:style-name="ce590"/>
          <table:table-cell table:style-name="ce683"/>
          <table:table-cell table:style-name="ce685"/>
          <table:table-cell table:style-name="ce541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-12" calcext:value-type="float">
            <text:p>-12</text:p>
          </table:table-cell>
          <table:table-cell table:style-name="ce541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-2.5" calcext:value-type="float">
            <text:p>-5/2 <text:s text:c="3"/></text:p>
          </table:table-cell>
          <table:table-cell table:style-name="ce535" table:formula="of:=[.$A$29]*[.J7]^2+[.$B$29]*[.J7]+[.$C$29]" office:value-type="float" office:value="-2.5" calcext:value-type="float">
            <text:p>-2,5</text:p>
          </table:table-cell>
          <table:table-cell table:style-name="ce629" table:formula="of:=[.K7]*[.N7]" office:value-type="float" office:value="-1080" calcext:value-type="float">
            <text:p>-108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7]);ABS([.N7]))" office:value-type="float" office:value="216" calcext:value-type="float">
            <text:p>216</text:p>
          </table:table-cell>
          <table:table-cell table:style-name="ce808" table:formula="of:=[.M7]/[.O7]" office:value-type="float" office:value="-5" calcext:value-type="float">
            <text:p>-5</text:p>
          </table:table-cell>
          <table:table-cell table:style-name="ce808" table:formula="of:=[.N7]/[.O7]" office:value-type="float" office:value="2" calcext:value-type="float">
            <text:p>2</text:p>
          </table:table-cell>
          <table:table-cell table:style-name="ce862" table:formula="of:=[.P7]/[.Q7]" office:value-type="float" office:value="-2.5" calcext:value-type="float">
            <text:p>-5/2 <text:s text:c="5"/></text:p>
          </table:table-cell>
          <table:table-cell table:style-name="ce869" table:formula="of:=IF([.P7]=0;&quot;0&quot;;(IF([.P7]=[.Q7];&quot;1&quot;;(IF([.P7]=-[.Q7];&quot;-1&quot;;IF([.Q7]=1;TEXT([.P7];10);[.R7]))))))" office:value-type="float" office:value="-2.5" calcext:value-type="float">
            <text:p>-5/2 <text:s text:c="4"/>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-5/2" calcext:value-type="string">
            <text:p>-5/2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58" table:formula="of:=[.C6]" office:value-type="float" office:value="2" calcext:value-type="float" table:number-columns-spanned="2" table:number-rows-spanned="1">
            <text:p>2</text:p>
          </table:table-cell>
          <table:covered-table-cell table:style-name="ce662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8" calcext:value-type="float">
            <text:p>8</text:p>
          </table:table-cell>
          <table:table-cell table:style-name="ce541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-1.55555555555556" calcext:value-type="float">
            <text:p>-14/9 <text:s text:c="3"/></text:p>
          </table:table-cell>
          <table:table-cell table:style-name="ce535" table:formula="of:=[.$A$29]*[.J8]^2+[.$B$29]*[.J8]+[.$C$29]" office:value-type="float" office:value="-1.55555555555556" calcext:value-type="float">
            <text:p>-1,55555555555556</text:p>
          </table:table-cell>
          <table:table-cell table:style-name="ce629" table:formula="of:=[.K8]*[.N8]" office:value-type="float" office:value="-672" calcext:value-type="float">
            <text:p>-67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8]);ABS([.N8]))" office:value-type="float" office:value="48" calcext:value-type="float">
            <text:p>48</text:p>
          </table:table-cell>
          <table:table-cell table:style-name="ce808" table:formula="of:=[.M8]/[.O8]" office:value-type="float" office:value="-14" calcext:value-type="float">
            <text:p>-14</text:p>
          </table:table-cell>
          <table:table-cell table:style-name="ce808" table:formula="of:=[.N8]/[.O8]" office:value-type="float" office:value="9" calcext:value-type="float">
            <text:p>9</text:p>
          </table:table-cell>
          <table:table-cell table:style-name="ce862" table:formula="of:=[.P8]/[.Q8]" office:value-type="float" office:value="-1.55555555555555" calcext:value-type="float">
            <text:p>-14/9 <text:s text:c="5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-1.55555555555555" calcext:value-type="float">
            <text:p>-14/9 <text:s text:c="4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-14/9" calcext:value-type="string">
            <text:p>-14/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5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+" calcext:value-type="string" table:number-columns-spanned="4" table:number-rows-spanned="1">
            <text:p>+</text:p>
          </table:table-cell>
          <table:covered-table-cell table:number-columns-repeated="2" table:style-name="ce662"/>
          <table:covered-table-cell table:style-name="ce765"/>
          <table:table-cell table:style-name="ce682" table:number-columns-repeated="2"/>
          <table:table-cell table:style-name="ce541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-0.722222222222222" calcext:value-type="float">
            <text:p>-13/18 <text:s text:c="2"/></text:p>
          </table:table-cell>
          <table:table-cell table:style-name="ce535" table:formula="of:=[.$A$29]*[.J9]^2+[.$B$29]*[.J9]+[.$C$29]" office:value-type="float" office:value="-0.722222222222222" calcext:value-type="float">
            <text:p>-0,722222222222222</text:p>
          </table:table-cell>
          <table:table-cell table:style-name="ce629" table:formula="of:=[.K9]*[.N9]" office:value-type="float" office:value="-312" calcext:value-type="float">
            <text:p>-31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9]);ABS([.N9]))" office:value-type="float" office:value="24" calcext:value-type="float">
            <text:p>24</text:p>
          </table:table-cell>
          <table:table-cell table:style-name="ce808" table:formula="of:=[.M9]/[.O9]" office:value-type="float" office:value="-13" calcext:value-type="float">
            <text:p>-13</text:p>
          </table:table-cell>
          <table:table-cell table:style-name="ce808" table:formula="of:=[.N9]/[.O9]" office:value-type="float" office:value="18" calcext:value-type="float">
            <text:p>18</text:p>
          </table:table-cell>
          <table:table-cell table:style-name="ce862" table:formula="of:=[.P9]/[.Q9]" office:value-type="float" office:value="-0.722222222222222" calcext:value-type="float">
            <text:p>-13/18 <text:s text:c="4"/></text:p>
          </table:table-cell>
          <table:table-cell table:style-name="ce869" table:formula="of:=IF([.P9]=0;&quot;0&quot;;(IF([.P9]=[.Q9];&quot;1&quot;;(IF([.P9]=-[.Q9];&quot;-1&quot;;IF([.Q9]=1;TEXT([.P9];10);[.R9]))))))" office:value-type="float" office:value="-0.722222222222222" calcext:value-type="float">
            <text:p>-13/18 <text:s text:c="3"/>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-13/18" calcext:value-type="string">
            <text:p>-13/18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5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593" table:formula="of:=IF([.A6]&gt;0;&quot;&quot;;[.H7])">
            <text:p/>
          </table:table-cell>
          <table:table-cell table:style-name="ce649" table:formula="of:=IF([.A6]&g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734"/>
          <table:table-cell table:style-name="ce705" table:formula="of:=IF([.A6]&gt;0;[.H8];&quot;&quot;)" office:value-type="float" office:value="8" calcext:value-type="float">
            <text:p>8</text:p>
          </table:table-cell>
          <table:table-cell table:style-name="ce682" table:number-columns-repeated="2"/>
          <table:table-cell table:style-name="ce541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0" calcext:value-type="float">
            <text:p>0/1 <text:s text:c="3"/></text:p>
          </table:table-cell>
          <table:table-cell table:style-name="ce535" table:formula="of:=[.$A$29]*[.J10]^2+[.$B$29]*[.J10]+[.$C$29]" office:value-type="float" office:value="0" calcext:value-type="float">
            <text:p>0</text:p>
          </table:table-cell>
          <table:table-cell table:style-name="ce629" table:formula="of:=[.K10]*[.N10]" office:value-type="float" office:value="0" calcext:value-type="float">
            <text:p>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0]);ABS([.N10]))" office:value-type="float" office:value="432" calcext:value-type="float">
            <text:p>432</text:p>
          </table:table-cell>
          <table:table-cell table:style-name="ce808" table:formula="of:=[.M10]/[.O10]" office:value-type="float" office:value="0" calcext:value-type="float">
            <text:p>0</text:p>
          </table:table-cell>
          <table:table-cell table:style-name="ce808" table:formula="of:=[.N10]/[.O10]" office:value-type="float" office:value="1" calcext:value-type="float">
            <text:p>1</text:p>
          </table:table-cell>
          <table:table-cell table:style-name="ce862" table:formula="of:=[.P10]/[.Q10]" office:value-type="float" office:value="0" calcext:value-type="float">
            <text:p>0/1 <text:s text:c="5"/></text:p>
          </table:table-cell>
          <table:table-cell table:style-name="ce869" table:formula="of:=IF([.P10]=0;&quot;0&quot;;(IF([.P10]=[.Q10];&quot;1&quot;;(IF([.P10]=-[.Q10];&quot;-1&quot;;IF([.Q10]=1;TEXT([.P10];10);[.R10]))))))" office:value-type="string" office:string-value="0" calcext:value-type="string">
            <text:p>0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0" calcext:value-type="string">
            <text:p>0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covered-table-cell table:style-name="ce539"/>
          <table:table-cell table:style-name="ce595" table:formula="of:=IF([.A6]&gt;0;[.H7];&quot;&quot;)" office:value-type="float" office:value="-12" calcext:value-type="float">
            <text:p>-12</text:p>
          </table:table-cell>
          <table:covered-table-cell table:number-columns-repeated="2" table:style-name="ce703"/>
          <table:table-cell table:style-name="ce707" table:formula="of:=IF([.A6]&gt;0;&quot;&quot;;[.H8])">
            <text:p/>
          </table:table-cell>
          <table:table-cell table:style-name="ce682" table:number-columns-repeated="2"/>
          <table:table-cell table:style-name="ce541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0.611111111111111" calcext:value-type="float">
            <text:p>11/18 <text:s text:c="2"/></text:p>
          </table:table-cell>
          <table:table-cell table:style-name="ce535" table:formula="of:=[.$A$29]*[.J11]^2+[.$B$29]*[.J11]+[.$C$29]" office:value-type="float" office:value="0.611111111111111" calcext:value-type="float">
            <text:p>0,611111111111111</text:p>
          </table:table-cell>
          <table:table-cell table:style-name="ce629" table:formula="of:=[.K11]*[.N11]" office:value-type="float" office:value="264" calcext:value-type="float">
            <text:p>26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1]);ABS([.N11]))" office:value-type="float" office:value="24" calcext:value-type="float">
            <text:p>24</text:p>
          </table:table-cell>
          <table:table-cell table:style-name="ce808" table:formula="of:=[.M11]/[.O11]" office:value-type="float" office:value="11" calcext:value-type="float">
            <text:p>11</text:p>
          </table:table-cell>
          <table:table-cell table:style-name="ce808" table:formula="of:=[.N11]/[.O11]" office:value-type="float" office:value="18" calcext:value-type="float">
            <text:p>18</text:p>
          </table:table-cell>
          <table:table-cell table:style-name="ce862" table:formula="of:=[.P11]/[.Q11]" office:value-type="float" office:value="0.611111111111111" calcext:value-type="float">
            <text:p>11/18 <text:s text:c="4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0.611111111111111" calcext:value-type="float">
            <text:p>11/18 <text:s text:c="3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11/18" calcext:value-type="string">
            <text:p>11/18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40" office:value-type="string" calcext:value-type="string">
            <text:p>Signe de <text:span text:style-name="T31">f </text:span>(<text:span text:style-name="T31">x</text:span>)</text:p>
          </table:table-cell>
          <table:table-cell table:style-name="ce596" table:formula="of:=IF([.H7]&gt;0;&quot;+&quot;;&quot;-&quot;)" office:value-type="string" office:string-value="-" calcext:value-type="string">
            <text:p>-</text:p>
          </table:table-cell>
          <table:table-cell table:style-name="ce662" office:value-type="float" office:value="0" calcext:value-type="float" table:number-columns-spanned="2" table:number-rows-spanned="1">
            <text:p>0</text:p>
          </table:table-cell>
          <table:covered-table-cell table:style-name="ce662" table:formula="of:=IF([.$C$44];#REF!;&quot;&quot;)">
            <text:p/>
          </table:covered-table-cell>
          <table:table-cell table:style-name="ce765" table:formula="of:=IF([.H8]&gt;0;&quot;+&quot;;&quot;-&quot;)" office:value-type="string" office:string-value="+" calcext:value-type="string">
            <text:p>+</text:p>
          </table:table-cell>
          <table:table-cell table:style-name="ce682" table:number-columns-repeated="2"/>
          <table:table-cell table:style-name="ce541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1.11111111111111" calcext:value-type="float">
            <text:p>10/9 <text:s text:c="3"/></text:p>
          </table:table-cell>
          <table:table-cell table:style-name="ce535" table:formula="of:=[.$A$29]*[.J12]^2+[.$B$29]*[.J12]+[.$C$29]" office:value-type="float" office:value="1.11111111111111" calcext:value-type="float">
            <text:p>1,11111111111111</text:p>
          </table:table-cell>
          <table:table-cell table:style-name="ce629" table:formula="of:=[.K12]*[.N12]" office:value-type="float" office:value="480" calcext:value-type="float">
            <text:p>48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2]);ABS([.N12]))" office:value-type="float" office:value="48" calcext:value-type="float">
            <text:p>48</text:p>
          </table:table-cell>
          <table:table-cell table:style-name="ce808" table:formula="of:=[.M12]/[.O12]" office:value-type="float" office:value="10" calcext:value-type="float">
            <text:p>10</text:p>
          </table:table-cell>
          <table:table-cell table:style-name="ce808" table:formula="of:=[.N12]/[.O12]" office:value-type="float" office:value="9" calcext:value-type="float">
            <text:p>9</text:p>
          </table:table-cell>
          <table:table-cell table:style-name="ce862" table:formula="of:=[.P12]/[.Q12]" office:value-type="float" office:value="1.11111111111111" calcext:value-type="float">
            <text:p>10/9 <text:s text:c="5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1.11111111111111" calcext:value-type="float">
            <text:p>10/9 <text:s text:c="4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10/9" calcext:value-type="string">
            <text:p>10/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70" table:number-columns-repeated="7"/>
          <table:table-cell table:style-name="ce541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1.5" calcext:value-type="float">
            <text:p>3/2 <text:s text:c="3"/></text:p>
          </table:table-cell>
          <table:table-cell table:style-name="ce535" table:formula="of:=[.$A$29]*[.J13]^2+[.$B$29]*[.J13]+[.$C$29]" office:value-type="float" office:value="1.5" calcext:value-type="float">
            <text:p>1,5</text:p>
          </table:table-cell>
          <table:table-cell table:style-name="ce629" table:formula="of:=[.K13]*[.N13]" office:value-type="float" office:value="648" calcext:value-type="float">
            <text:p>64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3]);ABS([.N13]))" office:value-type="float" office:value="216" calcext:value-type="float">
            <text:p>216</text:p>
          </table:table-cell>
          <table:table-cell table:style-name="ce808" table:formula="of:=[.M13]/[.O13]" office:value-type="float" office:value="3" calcext:value-type="float">
            <text:p>3</text:p>
          </table:table-cell>
          <table:table-cell table:style-name="ce808" table:formula="of:=[.N13]/[.O13]" office:value-type="float" office:value="2" calcext:value-type="float">
            <text:p>2</text:p>
          </table:table-cell>
          <table:table-cell table:style-name="ce862" table:formula="of:=[.P13]/[.Q13]" office:value-type="float" office:value="1.5" calcext:value-type="float">
            <text:p>3/2 <text:s text:c="5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1.5" calcext:value-type="float">
            <text:p>3/2 <text:s text:c="4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3/2" calcext:value-type="string">
            <text:p>3/2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70" table:number-columns-repeated="7"/>
          <table:table-cell table:style-name="ce541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1.77777777777778" calcext:value-type="float">
            <text:p>16/9 <text:s text:c="3"/></text:p>
          </table:table-cell>
          <table:table-cell table:style-name="ce535" table:formula="of:=[.$A$29]*[.J14]^2+[.$B$29]*[.J14]+[.$C$29]" office:value-type="float" office:value="1.77777777777778" calcext:value-type="float">
            <text:p>1,77777777777778</text:p>
          </table:table-cell>
          <table:table-cell table:style-name="ce629" table:formula="of:=[.K14]*[.N14]" office:value-type="float" office:value="768" calcext:value-type="float">
            <text:p>76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4]);ABS([.N14]))" office:value-type="float" office:value="48" calcext:value-type="float">
            <text:p>48</text:p>
          </table:table-cell>
          <table:table-cell table:style-name="ce808" table:formula="of:=[.M14]/[.O14]" office:value-type="float" office:value="16" calcext:value-type="float">
            <text:p>16</text:p>
          </table:table-cell>
          <table:table-cell table:style-name="ce808" table:formula="of:=[.N14]/[.O14]" office:value-type="float" office:value="9" calcext:value-type="float">
            <text:p>9</text:p>
          </table:table-cell>
          <table:table-cell table:style-name="ce862" table:formula="of:=[.P14]/[.Q14]" office:value-type="float" office:value="1.77777777777778" calcext:value-type="float">
            <text:p>16/9 <text:s text:c="5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1.77777777777778" calcext:value-type="float">
            <text:p>16/9 <text:s text:c="4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16/9" calcext:value-type="string">
            <text:p>16/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71" office:value-type="string" calcext:value-type="string" table:number-columns-spanned="6" table:number-rows-spanned="1">
            <text:p>Tableau points droite</text:p>
          </table:table-cell>
          <table:covered-table-cell table:style-name="ce541"/>
          <table:covered-table-cell table:style-name="ce655"/>
          <table:covered-table-cell table:number-columns-repeated="3"/>
          <table:table-cell/>
          <table:table-cell table:style-name="ce541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1.94444444444444" calcext:value-type="float">
            <text:p>35/18 <text:s text:c="2"/></text:p>
          </table:table-cell>
          <table:table-cell table:style-name="ce535" table:formula="of:=[.$A$29]*[.J15]^2+[.$B$29]*[.J15]+[.$C$29]" office:value-type="float" office:value="1.94444444444444" calcext:value-type="float">
            <text:p>1,94444444444444</text:p>
          </table:table-cell>
          <table:table-cell table:style-name="ce629" table:formula="of:=[.K15]*[.N15]" office:value-type="float" office:value="840" calcext:value-type="float">
            <text:p>84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5]);ABS([.N15]))" office:value-type="float" office:value="24" calcext:value-type="float">
            <text:p>24</text:p>
          </table:table-cell>
          <table:table-cell table:style-name="ce808" table:formula="of:=[.M15]/[.O15]" office:value-type="float" office:value="35" calcext:value-type="float">
            <text:p>35</text:p>
          </table:table-cell>
          <table:table-cell table:style-name="ce808" table:formula="of:=[.N15]/[.O15]" office:value-type="float" office:value="18" calcext:value-type="float">
            <text:p>18</text:p>
          </table:table-cell>
          <table:table-cell table:style-name="ce862" table:formula="of:=[.P15]/[.Q15]" office:value-type="float" office:value="1.94444444444444" calcext:value-type="float">
            <text:p>35/18 <text:s text:c="4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1.94444444444444" calcext:value-type="float">
            <text:p>35/18 <text:s text:c="3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35/18" calcext:value-type="string">
            <text:p>35/18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41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2" calcext:value-type="float">
            <text:p>2/1 <text:s text:c="3"/></text:p>
          </table:table-cell>
          <table:table-cell table:style-name="ce535" table:formula="of:=[.$A$29]*[.J16]^2+[.$B$29]*[.J16]+[.$C$29]" office:value-type="float" office:value="2" calcext:value-type="float">
            <text:p>2</text:p>
          </table:table-cell>
          <table:table-cell table:style-name="ce629" table:formula="of:=[.K16]*[.N16]" office:value-type="float" office:value="864" calcext:value-type="float">
            <text:p>86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6]);ABS([.N16]))" office:value-type="float" office:value="432" calcext:value-type="float">
            <text:p>432</text:p>
          </table:table-cell>
          <table:table-cell table:style-name="ce808" table:formula="of:=[.M16]/[.O16]" office:value-type="float" office:value="2" calcext:value-type="float">
            <text:p>2</text:p>
          </table:table-cell>
          <table:table-cell table:style-name="ce808" table:formula="of:=[.N16]/[.O16]" office:value-type="float" office:value="1" calcext:value-type="float">
            <text:p>1</text:p>
          </table:table-cell>
          <table:table-cell table:style-name="ce862" table:formula="of:=[.P16]/[.Q16]" office:value-type="float" office:value="2" calcext:value-type="float">
            <text:p>2/1 <text:s text:c="5"/></text:p>
          </table:table-cell>
          <table:table-cell table:style-name="ce869" table:formula="of:=IF([.P16]=0;&quot;0&quot;;(IF([.P16]=[.Q16];&quot;1&quot;;(IF([.P16]=-[.Q16];&quot;-1&quot;;IF([.Q16]=1;TEXT([.P16];10);[.R16]))))))" office:value-type="string" office:string-value="2" calcext:value-type="string">
            <text:p>2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float" office:value="2" calcext:value-type="float">
            <text:p>2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46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57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41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1.94444444444444" calcext:value-type="float">
            <text:p>35/18 <text:s text:c="2"/></text:p>
          </table:table-cell>
          <table:table-cell table:style-name="ce535" table:formula="of:=[.$A$29]*[.J17]^2+[.$B$29]*[.J17]+[.$C$29]" office:value-type="float" office:value="1.94444444444444" calcext:value-type="float">
            <text:p>1,94444444444444</text:p>
          </table:table-cell>
          <table:table-cell table:style-name="ce629" table:formula="of:=[.K17]*[.N17]" office:value-type="float" office:value="840" calcext:value-type="float">
            <text:p>84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7]);ABS([.N17]))" office:value-type="float" office:value="24" calcext:value-type="float">
            <text:p>24</text:p>
          </table:table-cell>
          <table:table-cell table:style-name="ce808" table:formula="of:=[.M17]/[.O17]" office:value-type="float" office:value="35" calcext:value-type="float">
            <text:p>35</text:p>
          </table:table-cell>
          <table:table-cell table:style-name="ce808" table:formula="of:=[.N17]/[.O17]" office:value-type="float" office:value="18" calcext:value-type="float">
            <text:p>18</text:p>
          </table:table-cell>
          <table:table-cell table:style-name="ce862" table:formula="of:=[.P17]/[.Q17]" office:value-type="float" office:value="1.94444444444444" calcext:value-type="float">
            <text:p>35/18 <text:s text:c="4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1.94444444444444" calcext:value-type="float">
            <text:p>35/18 <text:s text:c="3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35/18" calcext:value-type="string">
            <text:p>35/18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72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57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41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1.77777777777778" calcext:value-type="float">
            <text:p>16/9 <text:s text:c="3"/></text:p>
          </table:table-cell>
          <table:table-cell table:style-name="ce535" table:formula="of:=[.$A$29]*[.J18]^2+[.$B$29]*[.J18]+[.$C$29]" office:value-type="float" office:value="1.77777777777778" calcext:value-type="float">
            <text:p>1,77777777777778</text:p>
          </table:table-cell>
          <table:table-cell table:style-name="ce629" table:formula="of:=[.K18]*[.N18]" office:value-type="float" office:value="768" calcext:value-type="float">
            <text:p>76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8]);ABS([.N18]))" office:value-type="float" office:value="48" calcext:value-type="float">
            <text:p>48</text:p>
          </table:table-cell>
          <table:table-cell table:style-name="ce808" table:formula="of:=[.M18]/[.O18]" office:value-type="float" office:value="16" calcext:value-type="float">
            <text:p>16</text:p>
          </table:table-cell>
          <table:table-cell table:style-name="ce808" table:formula="of:=[.N18]/[.O18]" office:value-type="float" office:value="9" calcext:value-type="float">
            <text:p>9</text:p>
          </table:table-cell>
          <table:table-cell table:style-name="ce862" table:formula="of:=[.P18]/[.Q18]" office:value-type="float" office:value="1.77777777777778" calcext:value-type="float">
            <text:p>16/9 <text:s text:c="5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1.77777777777778" calcext:value-type="float">
            <text:p>16/9 <text:s text:c="4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16/9" calcext:value-type="string">
            <text:p>16/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11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70"/>
          <table:table-cell table:style-name="ce541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1.5" calcext:value-type="float">
            <text:p>3/2 <text:s text:c="3"/></text:p>
          </table:table-cell>
          <table:table-cell table:style-name="ce535" table:formula="of:=[.$A$29]*[.J19]^2+[.$B$29]*[.J19]+[.$C$29]" office:value-type="float" office:value="1.5" calcext:value-type="float">
            <text:p>1,5</text:p>
          </table:table-cell>
          <table:table-cell table:style-name="ce629" table:formula="of:=[.K19]*[.N19]" office:value-type="float" office:value="648" calcext:value-type="float">
            <text:p>64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19]);ABS([.N19]))" office:value-type="float" office:value="216" calcext:value-type="float">
            <text:p>216</text:p>
          </table:table-cell>
          <table:table-cell table:style-name="ce808" table:formula="of:=[.M19]/[.O19]" office:value-type="float" office:value="3" calcext:value-type="float">
            <text:p>3</text:p>
          </table:table-cell>
          <table:table-cell table:style-name="ce808" table:formula="of:=[.N19]/[.O19]" office:value-type="float" office:value="2" calcext:value-type="float">
            <text:p>2</text:p>
          </table:table-cell>
          <table:table-cell table:style-name="ce862" table:formula="of:=[.P19]/[.Q19]" office:value-type="float" office:value="1.5" calcext:value-type="float">
            <text:p>3/2 <text:s text:c="5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1.5" calcext:value-type="float">
            <text:p>3/2 <text:s text:c="4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3/2" calcext:value-type="string">
            <text:p>3/2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646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57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41"/>
          <table:table-cell table:style-name="ce570" table:number-columns-repeated="2"/>
          <table:table-cell table:style-name="ce541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1.11111111111111" calcext:value-type="float">
            <text:p>10/9 <text:s text:c="3"/></text:p>
          </table:table-cell>
          <table:table-cell table:style-name="ce535" table:formula="of:=[.$A$29]*[.J20]^2+[.$B$29]*[.J20]+[.$C$29]" office:value-type="float" office:value="1.11111111111111" calcext:value-type="float">
            <text:p>1,11111111111111</text:p>
          </table:table-cell>
          <table:table-cell table:style-name="ce629" table:formula="of:=[.K20]*[.N20]" office:value-type="float" office:value="480" calcext:value-type="float">
            <text:p>48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20]);ABS([.N20]))" office:value-type="float" office:value="48" calcext:value-type="float">
            <text:p>48</text:p>
          </table:table-cell>
          <table:table-cell table:style-name="ce808" table:formula="of:=[.M20]/[.O20]" office:value-type="float" office:value="10" calcext:value-type="float">
            <text:p>10</text:p>
          </table:table-cell>
          <table:table-cell table:style-name="ce808" table:formula="of:=[.N20]/[.O20]" office:value-type="float" office:value="9" calcext:value-type="float">
            <text:p>9</text:p>
          </table:table-cell>
          <table:table-cell table:style-name="ce862" table:formula="of:=[.P20]/[.Q20]" office:value-type="float" office:value="1.11111111111111" calcext:value-type="float">
            <text:p>10/9 <text:s text:c="5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1.11111111111111" calcext:value-type="float">
            <text:p>10/9 <text:s text:c="4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10/9" calcext:value-type="string">
            <text:p>10/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70" table:number-columns-repeated="8"/>
          <table:table-cell table:style-name="ce541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0.611111111111111" calcext:value-type="float">
            <text:p>11/18 <text:s text:c="2"/></text:p>
          </table:table-cell>
          <table:table-cell table:style-name="ce535" table:formula="of:=[.$A$29]*[.J21]^2+[.$B$29]*[.J21]+[.$C$29]" office:value-type="float" office:value="0.611111111111111" calcext:value-type="float">
            <text:p>0,611111111111111</text:p>
          </table:table-cell>
          <table:table-cell table:style-name="ce629" table:formula="of:=[.K21]*[.N21]" office:value-type="float" office:value="264" calcext:value-type="float">
            <text:p>26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21]);ABS([.N21]))" office:value-type="float" office:value="24" calcext:value-type="float">
            <text:p>24</text:p>
          </table:table-cell>
          <table:table-cell table:style-name="ce808" table:formula="of:=[.M21]/[.O21]" office:value-type="float" office:value="11" calcext:value-type="float">
            <text:p>11</text:p>
          </table:table-cell>
          <table:table-cell table:style-name="ce808" table:formula="of:=[.N21]/[.O21]" office:value-type="float" office:value="18" calcext:value-type="float">
            <text:p>18</text:p>
          </table:table-cell>
          <table:table-cell table:style-name="ce862" table:formula="of:=[.P21]/[.Q21]" office:value-type="float" office:value="0.611111111111111" calcext:value-type="float">
            <text:p>11/18 <text:s text:c="4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0.611111111111111" calcext:value-type="float">
            <text:p>11/18 <text:s text:c="3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11/18" calcext:value-type="string">
            <text:p>11/18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36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574"/>
          <table:table-cell table:style-name="ce541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0" calcext:value-type="float">
            <text:p>0/1 <text:s text:c="3"/></text:p>
          </table:table-cell>
          <table:table-cell table:style-name="ce535" table:formula="of:=[.$A$29]*[.J22]^2+[.$B$29]*[.J22]+[.$C$29]" office:value-type="float" office:value="0" calcext:value-type="float">
            <text:p>0</text:p>
          </table:table-cell>
          <table:table-cell table:style-name="ce629" table:formula="of:=[.K22]*[.N22]" office:value-type="float" office:value="0" calcext:value-type="float">
            <text:p>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22]);ABS([.N22]))" office:value-type="float" office:value="432" calcext:value-type="float">
            <text:p>432</text:p>
          </table:table-cell>
          <table:table-cell table:style-name="ce808" table:formula="of:=[.M22]/[.O22]" office:value-type="float" office:value="0" calcext:value-type="float">
            <text:p>0</text:p>
          </table:table-cell>
          <table:table-cell table:style-name="ce808" table:formula="of:=[.N22]/[.O22]" office:value-type="float" office:value="1" calcext:value-type="float">
            <text:p>1</text:p>
          </table:table-cell>
          <table:table-cell table:style-name="ce862" table:formula="of:=[.P22]/[.Q22]" office:value-type="float" office:value="0" calcext:value-type="float">
            <text:p>0/1 <text:s text:c="5"/></text:p>
          </table:table-cell>
          <table:table-cell table:style-name="ce869" table:formula="of:=IF([.P22]=0;&quot;0&quot;;(IF([.P22]=[.Q22];&quot;1&quot;;(IF([.P22]=-[.Q22];&quot;-1&quot;;IF([.Q22]=1;TEXT([.P22];10);[.R22]))))))" office:value-type="string" office:string-value="0" calcext:value-type="string">
            <text:p>0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0" calcext:value-type="string">
            <text:p>0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74" table:number-columns-repeated="8"/>
          <table:table-cell table:style-name="ce541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-0.722222222222222" calcext:value-type="float">
            <text:p>-13/18 <text:s text:c="2"/></text:p>
          </table:table-cell>
          <table:table-cell table:style-name="ce535" table:formula="of:=[.$A$29]*[.J23]^2+[.$B$29]*[.J23]+[.$C$29]" office:value-type="float" office:value="-0.722222222222222" calcext:value-type="float">
            <text:p>-0,722222222222222</text:p>
          </table:table-cell>
          <table:table-cell table:style-name="ce629" table:formula="of:=[.K23]*[.N23]" office:value-type="float" office:value="-312" calcext:value-type="float">
            <text:p>-31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23]);ABS([.N23]))" office:value-type="float" office:value="24" calcext:value-type="float">
            <text:p>24</text:p>
          </table:table-cell>
          <table:table-cell table:style-name="ce808" table:formula="of:=[.M23]/[.O23]" office:value-type="float" office:value="-13" calcext:value-type="float">
            <text:p>-13</text:p>
          </table:table-cell>
          <table:table-cell table:style-name="ce808" table:formula="of:=[.N23]/[.O23]" office:value-type="float" office:value="18" calcext:value-type="float">
            <text:p>18</text:p>
          </table:table-cell>
          <table:table-cell table:style-name="ce862" table:formula="of:=[.P23]/[.Q23]" office:value-type="float" office:value="-0.722222222222222" calcext:value-type="float">
            <text:p>-13/18 <text:s text:c="4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-0.722222222222222" calcext:value-type="float">
            <text:p>-13/18 <text:s text:c="3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-13/18" calcext:value-type="string">
            <text:p>-13/18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90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18">
          <table:table-cell table:style-name="ce546" office:value-type="string" calcext:value-type="string" table:number-columns-spanned="6" table:number-rows-spanned="1">
            <text:p>Points de la parabole <text:span text:style-name="T31">C</text:span><text:span text:style-name="T32">f</text:span></text:p>
          </table:table-cell>
          <table:covered-table-cell table:number-columns-repeated="5" table:style-name="ce541"/>
          <table:table-cell table:style-name="ce607" office:value-type="string" calcext:value-type="string">
            <text:p>Dénom</text:p>
          </table:table-cell>
          <table:table-cell table:style-name="ce607" office:value-type="string" calcext:value-type="string">
            <text:p>longueur</text:p>
          </table:table-cell>
          <table:table-cell table:style-name="ce541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-1.55555555555556" calcext:value-type="float">
            <text:p>-14/9 <text:s text:c="3"/></text:p>
          </table:table-cell>
          <table:table-cell table:style-name="ce535" table:formula="of:=[.$A$29]*[.J24]^2+[.$B$29]*[.J24]+[.$C$29]" office:value-type="float" office:value="-1.55555555555556" calcext:value-type="float">
            <text:p>-1,55555555555556</text:p>
          </table:table-cell>
          <table:table-cell table:style-name="ce629" table:formula="of:=[.K24]*[.N24]" office:value-type="float" office:value="-672" calcext:value-type="float">
            <text:p>-67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24]);ABS([.N24]))" office:value-type="float" office:value="48" calcext:value-type="float">
            <text:p>48</text:p>
          </table:table-cell>
          <table:table-cell table:style-name="ce808" table:formula="of:=[.M24]/[.O24]" office:value-type="float" office:value="-14" calcext:value-type="float">
            <text:p>-14</text:p>
          </table:table-cell>
          <table:table-cell table:style-name="ce808" table:formula="of:=[.N24]/[.O24]" office:value-type="float" office:value="9" calcext:value-type="float">
            <text:p>9</text:p>
          </table:table-cell>
          <table:table-cell table:style-name="ce862" table:formula="of:=[.P24]/[.Q24]" office:value-type="float" office:value="-1.55555555555556" calcext:value-type="float">
            <text:p>-14/9 <text:s text:c="5"/></text:p>
          </table:table-cell>
          <table:table-cell table:style-name="ce869" table:formula="of:=IF([.P24]=0;&quot;0&quot;;(IF([.P24]=[.Q24];&quot;1&quot;;(IF([.P24]=-[.Q24];&quot;-1&quot;;IF([.Q24]=1;TEXT([.P24];10);[.R24]))))))" office:value-type="float" office:value="-1.55555555555556" calcext:value-type="float">
            <text:p>-14/9 <text:s text:c="4"/>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-14/9" calcext:value-type="string">
            <text:p>-14/9</text:p>
          </table:table-cell>
          <table:table-cell/>
          <table:table-cell table:style-name="ce897"/>
          <table:table-cell table:style-name="ce824"/>
          <table:table-cell table:style-name="ce892" table:number-columns-repeated="2"/>
          <table:table-cell table:style-name="ce824"/>
          <table:table-cell table:style-name="ce897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18">
          <table:table-cell table:style-name="ce547" office:value-type="string" calcext:value-type="string">
            <text:p>x<text:span text:style-name="T15">A</text:span></text:p>
          </table:table-cell>
          <table:table-cell table:style-name="ce535" table:formula="of:=RANDBETWEEN(-9;-4)" office:value-type="float" office:value="-5" calcext:value-type="float">
            <text:p>-5</text:p>
          </table:table-cell>
          <table:table-cell table:style-name="ce547" office:value-type="string" calcext:value-type="string">
            <text:p>x<text:span text:style-name="T15">B</text:span></text:p>
          </table:table-cell>
          <table:table-cell table:style-name="ce535" table:formula="of:=([.B25]+[.F25])/2" office:value-type="float" office:value="1" calcext:value-type="float">
            <text:p>1</text:p>
          </table:table-cell>
          <table:table-cell table:style-name="ce547" office:value-type="string" calcext:value-type="string">
            <text:p>x<text:span text:style-name="T15">C</text:span></text:p>
          </table:table-cell>
          <table:table-cell table:style-name="ce719" table:formula="of:=RANDBETWEEN(4;9)" office:value-type="float" office:value="7" calcext:value-type="float">
            <text:p>7</text:p>
          </table:table-cell>
          <table:table-cell table:style-name="ce592" table:formula="of:=([.F25]-[.B25])*([.F25]-[.D25])*([.D25]-[.B25])" office:value-type="float" office:value="432" calcext:value-type="float">
            <text:p>432</text:p>
          </table:table-cell>
          <table:table-cell table:style-name="ce693" table:formula="of:=IF([.G25]-INT([.G25])=0;0;LEN([.G25])-SEARCH(&quot;,&quot;;[.G25]))" office:value-type="float" office:value="0" calcext:value-type="float">
            <text:p>0</text:p>
          </table:table-cell>
          <table:table-cell table:style-name="ce541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-2.5" calcext:value-type="float">
            <text:p>-5/2 <text:s text:c="3"/></text:p>
          </table:table-cell>
          <table:table-cell table:style-name="ce535" table:formula="of:=[.$A$29]*[.J25]^2+[.$B$29]*[.J25]+[.$C$29]" office:value-type="float" office:value="-2.5" calcext:value-type="float">
            <text:p>-2,5</text:p>
          </table:table-cell>
          <table:table-cell table:style-name="ce629" table:formula="of:=[.K25]*[.N25]" office:value-type="float" office:value="-1080" calcext:value-type="float">
            <text:p>-108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M25]);ABS([.N25]))" office:value-type="float" office:value="216" calcext:value-type="float">
            <text:p>216</text:p>
          </table:table-cell>
          <table:table-cell table:style-name="ce808" table:formula="of:=[.M25]/[.O25]" office:value-type="float" office:value="-5" calcext:value-type="float">
            <text:p>-5</text:p>
          </table:table-cell>
          <table:table-cell table:style-name="ce808" table:formula="of:=[.N25]/[.O25]" office:value-type="float" office:value="2" calcext:value-type="float">
            <text:p>2</text:p>
          </table:table-cell>
          <table:table-cell table:style-name="ce862" table:formula="of:=[.P25]/[.Q25]" office:value-type="float" office:value="-2.5" calcext:value-type="float">
            <text:p>-5/2 <text:s text:c="5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-2.5" calcext:value-type="float">
            <text:p>-5/2 <text:s text:c="4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-5/2" calcext:value-type="string">
            <text:p>-5/2</text:p>
          </table:table-cell>
          <table:table-cell/>
          <table:table-cell table:style-name="ce897"/>
          <table:table-cell table:style-name="ce824"/>
          <table:table-cell table:style-name="ce892" table:number-columns-repeated="2"/>
          <table:table-cell table:style-name="ce897" table:number-columns-repeated="2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18">
          <table:table-cell table:style-name="ce547" office:value-type="string" calcext:value-type="string">
            <text:p>y<text:span text:style-name="T33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3">B</text:span></text:p>
          </table:table-cell>
          <table:table-cell table:style-name="ce535" table:formula="of:=RANDBETWEEN(1;5)*IF(RANDBETWEEN(1;2)=1;-1;1)" office:value-type="float" office:value="2" calcext:value-type="float">
            <text:p>2</text:p>
          </table:table-cell>
          <table:table-cell table:style-name="ce547" office:value-type="string" calcext:value-type="string">
            <text:p>y<text:span text:style-name="T33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574"/>
          <table:table-cell table:style-name="ce541" table:number-columns-repeated="13"/>
          <table:table-cell table:style-name="ce822"/>
          <table:table-cell table:style-name="ce832" table:number-columns-repeated="11"/>
          <table:table-cell table:style-name="ce822"/>
          <table:table-cell table:number-columns-repeated="990"/>
        </table:table-row>
        <table:table-row table:style-name="ro3">
          <table:table-cell table:style-name="ce574" table:number-columns-repeated="8"/>
          <table:table-cell/>
          <table:table-cell table:style-name="ce541" table:number-columns-repeated="12"/>
          <table:table-cell table:style-name="ce822"/>
          <table:table-cell table:style-name="ce832" table:number-columns-repeated="11"/>
          <table:table-cell table:style-name="ce822"/>
          <table:table-cell table:number-columns-repeated="990"/>
        </table:table-row>
        <table:table-row table:style-name="ro18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1">x</text:span><text:span text:style-name="T15">1</text:span></text:p>
          </table:table-cell>
          <table:table-cell table:style-name="ce559" office:value-type="string" calcext:value-type="string">
            <text:p><text:span text:style-name="T31">x</text:span><text:span text:style-name="T15">2</text:span></text:p>
          </table:table-cell>
          <table:table-cell table:style-name="ce721" office:value-type="string" calcext:value-type="string">
            <text:p><text:span text:style-name="T31">x</text:span><text:span text:style-name="T15">max</text:span></text:p>
          </table:table-cell>
          <table:table-cell table:style-name="ce721" office:value-type="string" calcext:value-type="string">
            <text:p><text:span text:style-name="T31">y</text:span><text:span text:style-name="T15">max</text:span></text:p>
          </table:table-cell>
          <table:table-cell table:style-name="ce570"/>
          <table:table-cell/>
          <table:table-cell table:style-name="ce570" table:number-columns-repeated="2"/>
          <table:table-cell table:style-name="ce822" table:number-columns-spanned="2" table:number-rows-spanned="1"/>
          <table:covered-table-cell table:style-name="ce832"/>
          <table:table-cell table:number-columns-repeated="4"/>
          <table:table-cell table:style-name="ce864"/>
          <table:table-cell table:number-columns-repeated="3"/>
          <table:table-cell table:style-name="ce822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-0.0555555555555556" calcext:value-type="float">
            <text:p>-1/18</text:p>
          </table:table-cell>
          <table:table-cell table:style-name="ce548" table:formula="of:=([.D26]-[.B26])/([.D25]-[.B25])-[.A29]*([.B25]+[.D25])" office:value-type="float" office:value="0.111111111111111" calcext:value-type="float">
            <text:p>1/9</text:p>
          </table:table-cell>
          <table:table-cell table:style-name="ce548" table:formula="of:=[.B26]-[.A29]*[.B25]*[.B25]-[.B29]*[.B25]" office:value-type="float" office:value="1.94444444444444" calcext:value-type="float">
            <text:p>35/18</text:p>
          </table:table-cell>
          <table:table-cell table:style-name="ce535" table:formula="of:=[.B25]" office:value-type="float" office:value="-5" calcext:value-type="float">
            <text:p>-5</text:p>
          </table:table-cell>
          <table:table-cell table:style-name="ce535" table:formula="of:=[.F25]" office:value-type="float" office:value="7" calcext:value-type="float">
            <text:p>7</text:p>
          </table:table-cell>
          <table:table-cell table:style-name="ce725" table:formula="of:=-[.B29]/(2*[.A29])" office:value-type="float" office:value="1" calcext:value-type="float">
            <text:p>1/1 </text:p>
          </table:table-cell>
          <table:table-cell table:style-name="ce592" table:formula="of:=[.A29]*[.F29]*[.F29]+[.B29]*[.F29]+[.C29]" office:value-type="float" office:value="2" calcext:value-type="float">
            <text:p>2</text:p>
          </table:table-cell>
          <table:table-cell table:style-name="ce570"/>
          <table:table-cell table:style-name="ce541"/>
          <table:table-cell table:style-name="ce570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822"/>
          <table:table-cell table:style-name="ce897" table:number-columns-spanned="2" table:number-rows-spanned="1"/>
          <table:covered-table-cell table:style-name="ce824"/>
          <table:table-cell table:style-name="ce824"/>
          <table:table-cell table:style-name="ce822" table:number-columns-repeated="9"/>
          <table:table-cell table:number-columns-repeated="990"/>
        </table:table-row>
        <table:table-row table:style-name="ro3">
          <table:table-cell table:style-name="ce570" table:number-columns-repeated="8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97" table:number-columns-spanned="2" table:number-rows-spanned="1"/>
          <table:covered-table-cell table:style-name="ce822"/>
          <table:table-cell table:style-name="ce824" table:number-columns-repeated="2"/>
          <table:table-cell table:style-name="ce887"/>
          <table:table-cell table:style-name="ce824" table:number-columns-repeated="4"/>
          <table:table-cell table:style-name="ce888"/>
          <table:table-cell table:style-name="ce822" table:number-columns-repeated="2"/>
          <table:table-cell table:number-columns-repeated="990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58" table:formula="of:=[.D29]" office:value-type="float" office:value="-5" calcext:value-type="float" table:number-columns-spanned="2" table:number-rows-spanned="1">
            <text:p>-5</text:p>
          </table:table-cell>
          <table:covered-table-cell table:style-name="ce662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1" calcext:value-type="string">
            <text:p>1</text:p>
          </table:table-cell>
          <table:table-cell table:style-name="ce658" table:formula="of:=[.E29]" office:value-type="float" office:value="7" calcext:value-type="float" table:number-columns-spanned="2" table:number-rows-spanned="1">
            <text:p>7</text:p>
          </table:table-cell>
          <table:covered-table-cell table:style-name="ce658"/>
          <table:table-cell table:style-name="ce701" office:value-type="float" office:value="10" calcext:value-type="float">
            <text:p>10</text:p>
          </table:table-cell>
          <table:table-cell table:style-name="ce541"/>
          <table:table-cell table:style-name="ce754"/>
          <table:table-cell table:style-name="ce570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7"/>
          <table:table-cell table:style-name="ce887" table:number-columns-repeated="3"/>
          <table:table-cell table:style-name="ce822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00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662"/>
          <table:table-cell table:style-name="ce662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662"/>
          <table:covered-table-cell table:style-name="ce805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99" table:number-columns-spanned="9" table:number-rows-spanned="1"/>
          <table:covered-table-cell table:number-columns-repeated="8" table:style-name="ce832"/>
          <table:table-cell table:style-name="ce822"/>
          <table:table-cell table:number-columns-repeated="990"/>
        </table:table-row>
        <table:table-row table:style-name="ro3">
          <table:table-cell table:style-name="ce572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601" table:formula="of:=IF([.A29]&gt;0;[.S5];&quot;&quot;)">
            <text:p/>
          </table:table-cell>
          <table:table-cell table:style-name="ce715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2" calcext:value-type="float">
            <text:p>2</text:p>
          </table:table-cell>
          <table:table-cell table:style-name="ce715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S25];&quot;&quot;)">
            <text:p/>
          </table:table-cell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87"/>
          <table:table-cell table:style-name="ce824" table:number-columns-repeated="10"/>
          <table:table-cell table:style-name="ce822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 office:value-type="float" office:value="-4.72222222222222" calcext:value-type="float">
            <text:p>-85/18 <text:s text:c="3"/></text:p>
          </table:table-cell>
          <table:covered-table-cell table:number-columns-repeated="2" table:style-name="ce717"/>
          <table:table-cell table:style-name="ce651" table:formula="of:=IF([.A29]&gt;0;[.G29];&quot;&quot;)">
            <text:p/>
          </table:table-cell>
          <table:covered-table-cell table:number-columns-repeated="2" table:style-name="ce717"/>
          <table:table-cell table:style-name="ce753" table:formula="of:=IF([.A29]&gt;0;&quot;&quot;;[.S25])" office:value-type="float" office:value="-2.5" calcext:value-type="float">
            <text:p>-5/2 <text:s text:c="3"/></text:p>
          </table:table-cell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11"/>
          <table:table-cell table:style-name="ce82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662" office:value-type="float" office:value="0" calcext:value-type="float" table:number-columns-spanned="2" table:number-rows-spanned="1">
            <text:p>0</text:p>
          </table:table-cell>
          <table:covered-table-cell table:style-name="ce662" table:formula="of:=IF([.$C$44];#REF!;&quot;&quot;)">
            <text:p/>
          </table:covered-table-cell>
          <table:table-cell table:style-name="ce662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662" office:value-type="float" office:value="0" calcext:value-type="float" table:number-columns-spanned="2" table:number-rows-spanned="1">
            <text:p>0</text:p>
          </table:table-cell>
          <table:covered-table-cell table:style-name="ce662" table:formula="of:=IF([.$C$44];#REF!;&quot;&quot;)">
            <text:p/>
          </table:covered-table-cell>
          <table:table-cell table:style-name="ce805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541"/>
          <table:table-cell table:style-name="ce754"/>
          <table:table-cell table:style-name="ce570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32" table:number-columns-repeated="2"/>
          <table:table-cell table:style-name="ce822" table:number-columns-repeated="8"/>
          <table:table-cell table:number-columns-repeated="990"/>
        </table:table-row>
        <table:table-row table:style-name="ro3">
          <table:table-cell table:style-name="ce570" table:number-columns-repeated="8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32" table:number-columns-repeated="2"/>
          <table:table-cell table:style-name="ce822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574" table:number-columns-repeated="2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32" table:number-columns-repeated="2"/>
          <table:table-cell table:style-name="ce822" table:number-columns-repeated="8"/>
          <table:table-cell table:number-columns-repeated="990"/>
        </table:table-row>
        <table:table-row table:style-name="ro18">
          <table:table-cell table:style-name="ce534" office:value-type="string" calcext:value-type="string">
            <text:p><text:span text:style-name="T5">Num </text:span>x<text:span text:style-name="T15">S</text:span></text:p>
          </table:table-cell>
          <table:table-cell table:style-name="ce534" office:value-type="string" calcext:value-type="string">
            <text:p><text:span text:style-name="T5">Dénom </text:span>x<text:span text:style-name="T15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574" table:number-columns-repeated="2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88"/>
          <table:table-cell table:style-name="ce824"/>
          <table:table-cell table:style-name="ce822"/>
          <table:table-cell table:style-name="ce824"/>
          <table:table-cell table:style-name="ce822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-48" calcext:value-type="float">
            <text:p>-48</text:p>
          </table:table-cell>
          <table:table-cell table:style-name="ce535" table:formula="of:=2*(([.F26]-[.B26])*([.D25]-[.B25])-([.D26]-[.B26])*([.F25]-[.B25]))" office:value-type="float" office:value="-48" calcext:value-type="float">
            <text:p>-48</text:p>
          </table:table-cell>
          <table:table-cell table:style-name="ce535" table:formula="of:=GCD(ABS([.A39]);ABS([.B39]))" office:value-type="float" office:value="48" calcext:value-type="float">
            <text:p>48</text:p>
          </table:table-cell>
          <table:table-cell table:style-name="ce691" table:formula="of:=[.A39]/[.C39]*SIGN([.B39])" office:value-type="float" office:value="1" calcext:value-type="float">
            <text:p>1</text:p>
          </table:table-cell>
          <table:table-cell table:style-name="ce691" table:formula="of:=ABS([.B39]/[.C39])" office:value-type="float" office:value="1" calcext:value-type="float">
            <text:p>1</text:p>
          </table:table-cell>
          <table:table-cell table:style-name="ce691" table:formula="of:=CONCATENATE([.D39];IF([.E39]&lt;&gt;1;&quot;/&quot;;&quot;&quot;);IF([.E39]&lt;&gt;1;[.E39];&quot;&quot;))" office:value-type="string" office:string-value="1" calcext:value-type="string">
            <text:p>1</text:p>
          </table:table-cell>
          <table:table-cell table:style-name="ce574" table:number-columns-repeated="2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574" table:number-columns-repeated="6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71" office:value-type="string" calcext:value-type="string" table:number-columns-spanned="7" table:number-rows-spanned="1">
            <text:p>Tableau points parabole</text:p>
          </table:table-cell>
          <table:covered-table-cell table:style-name="ce541"/>
          <table:covered-table-cell table:style-name="ce655"/>
          <table:covered-table-cell table:number-columns-repeated="4"/>
          <table:table-cell table:style-name="ce574"/>
          <table:table-cell table:style-name="ce541"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646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70" table:number-columns-repeated="2"/>
          <table:table-cell table:style-name="ce824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46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72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657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57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57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57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41"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57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574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574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574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646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57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70" table:number-columns-repeated="2"/>
          <table:table-cell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70" table:number-columns-repeated="8"/>
          <table:table-cell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36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574"/>
          <table:table-cell/>
          <table:table-cell table:style-name="ce570" table:number-columns-repeated="2"/>
          <table:table-cell table:style-name="ce824" table:number-columns-repeated="2"/>
          <table:table-cell/>
          <table:table-cell table:style-name="ce797" office:value-type="string" calcext:value-type="string" table:number-columns-spanned="2" table:number-rows-spanned="1">
            <text:p>Graphique parabole 2</text:p>
          </table:table-cell>
          <table:covered-table-cell table:style-name="ce541"/>
          <table:table-cell/>
          <table:table-cell table:style-name="ce797" office:value-type="string" calcext:value-type="string" table:number-columns-spanned="2" table:number-rows-spanned="1">
            <text:p>Graphique droite 2</text:p>
          </table:table-cell>
          <table:covered-table-cell table:style-name="ce541"/>
          <table:table-cell table:number-columns-repeated="1005"/>
        </table:table-row>
        <table:table-row table:style-name="ro3">
          <table:table-cell table:style-name="ce574" table:number-columns-repeated="8"/>
          <table:table-cell/>
          <table:table-cell table:style-name="ce570" table:number-columns-repeated="2"/>
          <table:table-cell table:style-name="ce824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1">C</text:span><text:span text:style-name="T32">f</text:span></text:p>
          </table:table-cell>
          <table:covered-table-cell table:number-columns-repeated="5" table:style-name="ce541"/>
          <table:table-cell table:style-name="ce641" office:value-type="string" calcext:value-type="string">
            <text:p><text:span text:style-name="T31">x</text:span><text:span text:style-name="T32">moy</text:span></text:p>
          </table:table-cell>
          <table:table-cell table:style-name="ce641" office:value-type="string" calcext:value-type="string">
            <text:p><text:span text:style-name="T42">y</text:span><text:span text:style-name="T32">moy</text:span></text:p>
          </table:table-cell>
          <table:table-cell table:style-name="ce682"/>
          <table:table-cell table:style-name="ce570" table:number-columns-repeated="2"/>
          <table:table-cell table:style-name="ce824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15.84375" calcext:value-type="float">
            <text:p>15,84375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20.625" calcext:value-type="float">
            <text:p>20,625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5">A</text:span></text:p>
          </table:table-cell>
          <table:table-cell table:style-name="ce535" table:formula="of:=RANDBETWEEN(-9;-2)" office:value-type="float" office:value="-8" calcext:value-type="float">
            <text:p>-8</text:p>
          </table:table-cell>
          <table:table-cell table:style-name="ce547" office:value-type="string" calcext:value-type="string">
            <text:p>x<text:span text:style-name="T15">S</text:span></text:p>
          </table:table-cell>
          <table:table-cell table:style-name="ce535" table:formula="of:=RANDBETWEEN(1;9)" office:value-type="float" office:value="8" calcext:value-type="float">
            <text:p>8</text:p>
          </table:table-cell>
          <table:table-cell table:style-name="ce547" office:value-type="string" calcext:value-type="string">
            <text:p>x<text:span text:style-name="T15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0" calcext:value-type="float">
            <text:p>0</text:p>
          </table:table-cell>
          <table:table-cell table:style-name="ce535" table:formula="of:=[.$A$55]*[.G51]^2+[.$B$55]*[.G51]+[.$C$55]" office:value-type="float" office:value="6" calcext:value-type="float">
            <text:p>6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16.0546875" calcext:value-type="float">
            <text:p>16,0546875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2.5" calcext:value-type="float">
            <text:p>-2,5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3">A</text:span></text:p>
          </table:table-cell>
          <table:table-cell table:style-name="ce535" table:formula="of:=RANDBETWEEN(-30;-3)*[.H52]" office:value-type="float" office:value="16" calcext:value-type="float">
            <text:p>16</text:p>
          </table:table-cell>
          <table:table-cell table:style-name="ce547" office:value-type="string" calcext:value-type="string">
            <text:p>y<text:span text:style-name="T33">S</text:span></text:p>
          </table:table-cell>
          <table:table-cell table:style-name="ce535" table:formula="of:=RANDBETWEEN(-30;-3)*(-[.H52])" office:value-type="float" office:value="-21" calcext:value-type="float">
            <text:p>-21</text:p>
          </table:table-cell>
          <table:table-cell table:style-name="ce547" office:value-type="string" calcext:value-type="string">
            <text:p>y<text:span text:style-name="T33">B</text:span></text:p>
          </table:table-cell>
          <table:table-cell table:style-name="ce535" table:formula="of:=RANDBETWEEN(-30;-2)*[.H52]" office:value-type="float" office:value="6" calcext:value-type="float">
            <text:p>6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70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16" calcext:value-type="float">
            <text:p>16</text:p>
          </table:table-cell>
          <table:table-cell table:style-name="ce570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-25.625" calcext:value-type="float">
            <text:p>-25,625</text:p>
          </table:table-cell>
          <table:table-cell table:number-columns-repeated="1005"/>
        </table:table-row>
        <table:table-row table:style-name="ro3">
          <table:table-cell table:style-name="ce574" table:number-columns-repeated="7"/>
          <table:table-cell table:style-name="ce741"/>
          <table:table-cell table:style-name="ce570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15.6796875" calcext:value-type="float">
            <text:p>15,679687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1">x</text:span><text:span text:style-name="T15">1</text:span></text:p>
          </table:table-cell>
          <table:table-cell table:style-name="ce559" office:value-type="string" calcext:value-type="string">
            <text:p><text:span text:style-name="T31">x</text:span><text:span text:style-name="T15">2</text:span></text:p>
          </table:table-cell>
          <table:table-cell table:style-name="ce741"/>
          <table:table-cell table:style-name="ce570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15.09375" calcext:value-type="float">
            <text:p>15,0937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-0.1328125" calcext:value-type="float">
            <text:p>-13/98</text:p>
          </table:table-cell>
          <table:table-cell table:style-name="ce553" table:formula="of:=([.D52]-[.B52])/([.D51]-[.B51])-[.A55]*([.B51]+[.D51])" office:value-type="float" office:value="-2.3125" calcext:value-type="float">
            <text:p>-37/16</text:p>
          </table:table-cell>
          <table:table-cell table:style-name="ce535" table:formula="of:=[.B52]-[.A55]*[.B51]*[.B51]-[.B55]*[.B51]" office:value-type="float" office:value="6" calcext:value-type="float">
            <text:p>6</text:p>
          </table:table-cell>
          <table:table-cell table:style-name="ce553" table:formula="of:=([.D52]-[.B52])/([.D51]-[.B51])" office:value-type="float" office:value="-2.3125" calcext:value-type="float">
            <text:p>-37/16</text:p>
          </table:table-cell>
          <table:table-cell table:style-name="ce553" table:formula="of:=[.D52]-[.D55]*[.D51]" office:value-type="float" office:value="-2.5" calcext:value-type="float">
            <text:p>- 5/2 </text:p>
          </table:table-cell>
          <table:table-cell table:style-name="ce535" table:formula="of:=[.B51]" office:value-type="float" office:value="-8" calcext:value-type="float">
            <text:p>-8</text:p>
          </table:table-cell>
          <table:table-cell table:style-name="ce535" table:formula="of:=[.D51]" office:value-type="float" office:value="8" calcext:value-type="float">
            <text:p>8</text:p>
          </table:table-cell>
          <table:table-cell table:style-name="ce741"/>
          <table:table-cell table:style-name="ce570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14.2421875" calcext:value-type="float">
            <text:p>14,242187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70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13.125" calcext:value-type="float">
            <text:p>13,12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70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11.7421875" calcext:value-type="float">
            <text:p>11,742187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8">f </text:span><text:span text:style-name="T19">(</text:span><text:span text:style-name="T18">x</text:span><text:span text:style-name="T19">)</text:span> = <text:span text:style-name="T20">g</text:span><text:span text:style-name="T21">(</text:span><text:span text:style-name="T20">x</text:span><text:span text:style-name="T21">)</text:span></text:p>
          </table:table-cell>
          <table:covered-table-cell table:number-columns-repeated="5" table:style-name="ce541"/>
          <table:table-cell table:style-name="ce741"/>
          <table:table-cell table:style-name="ce607" office:value-type="string" calcext:value-type="string">
            <text:p>Choix in 2</text:p>
          </table:table-cell>
          <table:table-cell table:style-name="ce570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10.09375" calcext:value-type="float">
            <text:p>10,0937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58" office:value-type="string" calcext:value-type="string">
            <text:p>{</text:p>
          </table:table-cell>
          <table:table-cell table:style-name="ce658" table:formula="of:=[.F55]" office:value-type="float" office:value="-8" calcext:value-type="float">
            <text:p>-8</text:p>
          </table:table-cell>
          <table:table-cell table:style-name="ce658" office:value-type="string" calcext:value-type="string">
            <text:p>;</text:p>
          </table:table-cell>
          <table:table-cell table:style-name="ce658" table:formula="of:=[.G55]" office:value-type="float" office:value="8" calcext:value-type="float">
            <text:p>8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15" calcext:value-type="float">
            <text:p>15</text:p>
          </table:table-cell>
          <table:table-cell table:style-name="ce570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8.1796875" calcext:value-type="float">
            <text:p>8,179687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58"/>
          <table:table-cell table:style-name="ce607" office:value-type="string" calcext:value-type="string">
            <text:p>Choix in 1</text:p>
          </table:table-cell>
          <table:table-cell table:style-name="ce607" office:value-type="string" calcext:value-type="string">
            <text:p>Inéq 1</text:p>
          </table:table-cell>
          <table:table-cell table:style-name="ce607" office:value-type="string" calcext:value-type="string">
            <text:p>Choix in 2</text:p>
          </table:table-cell>
          <table:table-cell table:style-name="ce607" office:value-type="string" calcext:value-type="string">
            <text:p>Inéq 2</text:p>
          </table:table-cell>
          <table:table-cell table:style-name="ce570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6" calcext:value-type="float">
            <text:p>6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1" calcext:value-type="float">
            <text:p>1</text:p>
          </table:table-cell>
          <table:table-cell table:style-name="ce557" table:formula="of:=IF([.$E$61]=1;&quot;≥&quot;;IF([.$E$61]=2;&quot;&gt;&quot;;IF([.$E$61]=3;&quot;≤&quot;;&quot;&lt;&quot;)))" office:value-type="string" office:string-value="≥" calcext:value-type="string">
            <text:p>≥</text:p>
          </table:table-cell>
          <table:table-cell table:style-name="ce713" table:formula="of:=RANDBETWEEN(5;6)" office:value-type="float" office:value="5" calcext:value-type="float">
            <text:p>5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&lt;" calcext:value-type="string">
            <text:p>&lt;</text:p>
          </table:table-cell>
          <table:table-cell table:style-name="ce570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3.5546875" calcext:value-type="float">
            <text:p>3,5546875</text:p>
          </table:table-cell>
          <table:table-cell table:style-name="ce570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1" calcext:value-type="float">
            <text:p>1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2" calcext:value-type="float">
            <text:p>2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0.84375" calcext:value-type="float">
            <text:p>0,84375</text:p>
          </table:table-cell>
          <table:table-cell table:number-columns-repeated="3"/>
          <table:table-cell table:style-name="ce570" table:number-columns-repeated="4"/>
          <table:table-cell table:number-columns-repeated="1001"/>
        </table:table-row>
        <table:table-row table:style-name="ro3">
          <table:table-cell table:style-name="ce607" office:value-type="string" calcext:value-type="string" table:number-columns-spanned="8" table:number-rows-spanned="1">
            <text:p>Choix inéq 2</text:p>
          </table:table-cell>
          <table:covered-table-cell table:style-name="ce659"/>
          <table:covered-table-cell table:number-columns-repeated="2" table:style-name="ce535"/>
          <table:covered-table-cell table:style-name="ce574"/>
          <table:covered-table-cell table:number-columns-repeated="3" table:style-name="ce535"/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2.1328125" calcext:value-type="float">
            <text:p>-2,1328125</text:p>
          </table:table-cell>
          <table:table-cell table:number-columns-repeated="3"/>
          <table:table-cell table:style-name="ce570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5.375" calcext:value-type="float">
            <text:p>-5,375</text:p>
          </table:table-cell>
          <table:table-cell table:number-columns-repeated="3"/>
          <table:table-cell table:style-name="ce570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-8.8828125" calcext:value-type="float">
            <text:p>-8,8828125</text:p>
          </table:table-cell>
          <table:table-cell table:number-columns-repeated="1008"/>
        </table:table-row>
        <table:table-row table:style-name="ro3">
          <table:table-cell table:style-name="ce570" table:number-columns-repeated="8"/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-12.65625" calcext:value-type="float">
            <text:p>-12,65625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1">f </text:span>(<text:span text:style-name="T31">x</text:span>)</text:p>
          </table:table-cell>
          <table:covered-table-cell table:style-name="ce615"/>
          <table:covered-table-cell table:number-columns-repeated="8" table:style-name="ce658"/>
          <table:table-cell table:style-name="ce758" table:formula="of:=[.F61]" office:value-type="string" office:string-value="≥" calcext:value-type="string">
            <text:p>≥</text:p>
          </table:table-cell>
          <table:table-cell table:style-name="ce775" office:value-type="string" calcext:value-type="string">
            <text:p><text:span text:style-name="T31">g</text:span>(<text:span text:style-name="T31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-16.6953125" calcext:value-type="float">
            <text:p>-16,6953125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62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658" table:formula="of:=IF([.$F$62]=2;[.$O$50];[.$F$55])" office:value-type="float" office:value="-8" calcext:value-type="float">
            <text:p>-8</text:p>
          </table:table-cell>
          <table:table-cell table:style-name="ce658" office:value-type="string" calcext:value-type="string">
            <text:p>;</text:p>
          </table:table-cell>
          <table:table-cell table:style-name="ce658" table:formula="of:=IF([.$F$62]=2;[.$F$55];[.$G$55])" office:value-type="float" office:value="8" calcext:value-type="float">
            <text:p>8</text:p>
          </table:table-cell>
          <table:table-cell table:style-name="ce658" table:formula="of:=IF(OR([.$E$61]=1;[.$E$61]=3);&quot;]&quot;;&quot;[&quot;)" office:value-type="string" office:string-value="]" calcext:value-type="string">
            <text:p>]</text:p>
          </table:table-cell>
          <table:table-cell table:style-name="ce658" table:formula="of:=IF([.$F$62]=1;&quot;&quot;;&quot;ou&quot;)">
            <text:p/>
          </table:table-cell>
          <table:table-cell table:style-name="ce658" table:formula="of:=IF([.$F$62]=1;&quot;&quot;;IF(OR([.$E$61]=1;[.$E$61]=3);&quot;[&quot;;&quot;]&quot;))">
            <text:p/>
          </table:table-cell>
          <table:table-cell table:style-name="ce658" table:formula="of:=IF([.$F$62]=1;&quot;&quot;;[.G55])">
            <text:p/>
          </table:table-cell>
          <table:table-cell table:style-name="ce658" table:formula="of:=IF([.$F$62]=1;&quot;&quot;;&quot;;&quot;)">
            <text:p/>
          </table:table-cell>
          <table:table-cell table:style-name="ce658" table:formula="of:=IF([.$F$62]=1;&quot;&quot;;[.$O$70])">
            <text:p/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>
            <text:p/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-21" calcext:value-type="float">
            <text:p>-21</text:p>
          </table:table-cell>
          <table:table-cell table:number-columns-repeated="3"/>
          <table:table-cell table:style-name="ce739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8" calcext:value-type="float">
            <text:p>-8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8" calcext:value-type="float">
            <text:p>8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>
            <text:p/>
          </table:table-cell>
          <table:table-cell table:style-name="ce675" table:formula="of:=[.H68]">
            <text:p/>
          </table:table-cell>
          <table:table-cell table:style-name="ce675" table:formula="of:=[.I68]">
            <text:p/>
          </table:table-cell>
          <table:table-cell table:style-name="ce675" table:formula="of:=[.J68]">
            <text:p/>
          </table:table-cell>
          <table:table-cell table:style-name="ce675" table:formula="of:=[.K68]">
            <text:p/>
          </table:table-cell>
          <table:table-cell table:style-name="ce776" table:formula="of:=[.L68]">
            <text:p/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-25.5703125" calcext:value-type="float">
            <text:p>-25,5703125</text:p>
          </table:table-cell>
          <table:table-cell table:number-columns-repeated="3"/>
          <table:table-cell table:style-name="ce785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41" table:number-columns-repeated="7"/>
          <table:table-cell table:style-name="ce574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-30.40625" calcext:value-type="float">
            <text:p>-30,40625</text:p>
          </table:table-cell>
          <table:table-cell table:number-columns-repeated="3"/>
          <table:table-cell table:style-name="ce833" table:number-columns-spanned="1" table:number-rows-spanned="2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1">f </text:span>(<text:span text:style-name="T31">x</text:span>)</text:p>
          </table:table-cell>
          <table:covered-table-cell table:style-name="ce615"/>
          <table:covered-table-cell table:number-columns-repeated="8" table:style-name="ce658"/>
          <table:table-cell table:style-name="ce758" table:formula="of:=[.H61]" office:value-type="string" office:string-value="&lt;" calcext:value-type="string">
            <text:p>&lt;</text:p>
          </table:table-cell>
          <table:table-cell table:style-name="ce775" office:value-type="string" calcext:value-type="string">
            <text:p><text:span text:style-name="T31">g</text:span>(<text:span text:style-name="T31">x</text:span>)</text:p>
          </table:table-cell>
          <table:table-cell table:number-columns-repeated="3"/>
          <table:table-cell table:style-name="ce570" table:number-columns-repeated="4"/>
          <table:covered-table-cell table:style-name="ce871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10" calcext:value-type="float">
            <text:p>-10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-8" calcext:value-type="float">
            <text:p>-8</text:p>
          </table:table-cell>
          <table:table-cell table:style-name="ce658" table:formula="of:=IF(OR([.$H$59]=16;[.$H$59]=26;[.$H$59]=35;[.$H$59]=45);&quot;]&quot;;&quot;[&quot;)" office:value-type="string" office:string-value="[" calcext:value-type="string">
            <text:p>[</text:p>
          </table:table-cell>
          <table:table-cell table:style-name="ce747" table:formula="of:=IF([.$H$62]=1;&quot;&quot;;&quot;ou&quot;)" office:value-type="string" office:string-value="ou" calcext:value-type="string">
            <text:p>ou</text:p>
          </table:table-cell>
          <table:table-cell table:style-name="ce658" table:formula="of:=IF([.$H$62]=1;&quot;&quot;;IF(OR([.$H$59]=16;[.$H$59]=26;[.$H$59]=35;[.$H$59]=45);&quot;[&quot;;&quot;]&quot;))" office:value-type="string" office:string-value="]" calcext:value-type="string">
            <text:p>]</text:p>
          </table:table-cell>
          <table:table-cell table:style-name="ce675" table:formula="of:=IF([.$H$62]=1;&quot;&quot;;[.G55])" office:value-type="float" office:value="8" calcext:value-type="float">
            <text:p>8</text:p>
          </table:table-cell>
          <table:table-cell table:style-name="ce675" table:formula="of:=IF([.$H$62]=1;&quot;&quot;;&quot;;&quot;)" office:value-type="string" office:string-value=";" calcext:value-type="string">
            <text:p>;</text:p>
          </table:table-cell>
          <table:table-cell table:style-name="ce675" table:formula="of:=IF([.$H$62]=1;&quot;&quot;;[.$O$70])" office:value-type="float" office:value="10" calcext:value-type="float">
            <text:p>10</text:p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 office:value-type="string" office:string-value="]" calcext:value-type="string">
            <text:p>]</text:p>
          </table:table-cell>
          <table:table-cell table:number-columns-repeated="3"/>
          <table:table-cell table:style-name="ce570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10" calcext:value-type="float">
            <text:p>-10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-8" calcext:value-type="float">
            <text:p>-8</text:p>
          </table:table-cell>
          <table:table-cell table:style-name="ce621" table:formula="of:=[.F72]" office:value-type="string" office:string-value="[" calcext:value-type="string">
            <text:p>[</text:p>
          </table:table-cell>
          <table:table-cell table:style-name="ce743" table:formula="of:=IF([.$H$62]=1;&quot;&quot;;&quot;&quot;)" office:value-type="string" office:string-value="" calcext:value-type="string">
            <text:p></text:p>
          </table:table-cell>
          <table:table-cell table:style-name="ce675" table:formula="of:=[.H72]" office:value-type="string" office:string-value="]" calcext:value-type="string">
            <text:p>]</text:p>
          </table:table-cell>
          <table:table-cell table:style-name="ce675" table:formula="of:=[.I72]" office:value-type="float" office:value="8" calcext:value-type="float">
            <text:p>8</text:p>
          </table:table-cell>
          <table:table-cell table:style-name="ce675" table:formula="of:=[.J72]" office:value-type="string" office:string-value=";" calcext:value-type="string">
            <text:p>;</text:p>
          </table:table-cell>
          <table:table-cell table:style-name="ce675" table:formula="of:=[.K72]" office:value-type="float" office:value="10" calcext:value-type="float">
            <text:p>10</text:p>
          </table:table-cell>
          <table:table-cell table:style-name="ce776" table:formula="of:=[.L72]" office:value-type="string" office:string-value="]" calcext:value-type="string">
            <text:p>]</text:p>
          </table:table-cell>
          <table:table-cell table:number-columns-repeated="3"/>
          <table:table-cell table:style-name="ce570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574" table:number-columns-repeated="12"/>
          <table:table-cell table:number-columns-repeated="3"/>
          <table:table-cell table:style-name="ce570" table:number-columns-repeated="4"/>
          <table:table-cell table:style-name="ce833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71" office:value-type="string" calcext:value-type="string" table:number-columns-spanned="12" table:number-rows-spanned="1">
            <text:p>Tableau points Equation et inéquations</text:p>
          </table:table-cell>
          <table:covered-table-cell table:style-name="ce541"/>
          <table:covered-table-cell table:style-name="ce655"/>
          <table:covered-table-cell table:number-columns-repeated="4"/>
          <table:covered-table-cell table:number-columns-repeated="5" table:style-name="ce574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4">f </text:span><text:span text:style-name="T35">(</text:span><text:span text:style-name="T36">x</text:span><text:span text:style-name="T35">)</text:span><text:span text:style-name="T37"> = </text:span><text:span text:style-name="T38">g</text:span><text:span text:style-name="T39">(</text:span><text:span text:style-name="T38">x</text:span><text:span text:style-name="T39">)</text:span></text:p>
          </table:table-cell>
          <table:table-cell table:style-name="ce535" table:formula="of:=IF(ISBLANK([$'Equation et inéquations'.C6]);0;IF([.B59]=[$'Equation et inéquations'.C6];1;-0.5))" office:value-type="float" office:value="1" calcext:value-type="float">
            <text:p>1</text:p>
          </table:table-cell>
          <table:table-cell table:style-name="ce535" table:formula="of:=IF(ISBLANK([$'Equation et inéquations'.D6]);0;IF([.C59]=[$'Equation et inéquations'.D6];1;-0.5))" office:value-type="float" office:value="-0.5" calcext:value-type="float">
            <text:p>-0,5</text:p>
          </table:table-cell>
          <table:table-cell table:style-name="ce535" table:formula="of:=IF(ISBLANK([$'Equation et inéquations'.E6]);0;IF([.D59]=[$'Equation et inéquations'.E6];1;-0.5))" office:value-type="float" office:value="1" calcext:value-type="float">
            <text:p>1</text:p>
          </table:table-cell>
          <table:table-cell table:style-name="ce535" table:formula="of:=IF(ISBLANK([$'Equation et inéquations'.F6]);0;IF([.E59]=[$'Equation et inéquations'.F6];1;-0.5))" office:value-type="float" office:value="-0.5" calcext:value-type="float">
            <text:p>-0,5</text:p>
          </table:table-cell>
          <table:table-cell table:style-name="ce535" table:formula="of:=IF(ISBLANK([$'Equation et inéquations'.G6]);0;IF([.F59]=[$'Equation et inéquations'.G6];1;-0.5))" office:value-type="float" office:value="1" calcext:value-type="float">
            <text:p>1</text:p>
          </table:table-cell>
          <table:table-cell table:style-name="ce716"/>
          <table:table-cell table:style-name="ce574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574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1" calcext:value-type="float">
            <text:p>1</text:p>
          </table:table-cell>
          <table:table-cell table:style-name="ce622" table:formula="of:=IF(ISBLANK([$'Equation et inéquations'.D14]);0;IF([.C68]=[$'Equation et inéquations'.D14];1;-0.5))" office:value-type="float" office:value="-0.5" calcext:value-type="float">
            <text:p>-0,5</text:p>
          </table:table-cell>
          <table:table-cell table:style-name="ce622" table:formula="of:=IF(ISBLANK([$'Equation et inéquations'.E14]);0;IF([.D68]=[$'Equation et inéquations'.E14];1;-0.5))" office:value-type="float" office:value="1" calcext:value-type="float">
            <text:p>1</text:p>
          </table:table-cell>
          <table:table-cell table:style-name="ce622" table:formula="of:=IF(ISBLANK([$'Equation et inéquations'.F14]);0;IF([.E68]=[$'Equation et inéquations'.F14];1;-0.5))" office:value-type="float" office:value="-0.5" calcext:value-type="float">
            <text:p>-0,5</text:p>
          </table:table-cell>
          <table:table-cell table:style-name="ce622" table:formula="of:=IF(ISBLANK([$'Equation et inéquations'.G14]);0;IF([.F68]=[$'Equation et inéquations'.G14];1;-0.5))" office:value-type="float" office:value="-0.5" calcext:value-type="float">
            <text:p>-0,5</text:p>
          </table:table-cell>
          <table:table-cell table:style-name="ce646" table:formula="of:=IF([.G69]=&quot;&quot;;IF(ISBLANK([$'Equation et inéquations'.H14]);0;-0.5);IF([.G68]=[$'Equation et inéquations'.H14];1;IF(ISBLANK([$'Equation et inéquations'.H14]);0;-0.5)))" office:value-type="float" office:value="-0.5" calcext:value-type="float">
            <text:p>-0,5</text:p>
          </table:table-cell>
          <table:table-cell table:style-name="ce646" table:formula="of:=IF([.H69]=&quot;&quot;;IF(ISBLANK([$'Equation et inéquations'.I14]);0;-0.5);IF([.H68]=[$'Equation et inéquations'.I14];1;IF(ISBLANK([$'Equation et inéquations'.I14]);0;-0.5)))" office:value-type="float" office:value="-0.5" calcext:value-type="float">
            <text:p>-0,5</text:p>
          </table:table-cell>
          <table:table-cell table:style-name="ce646" table:formula="of:=IF([.I69]=&quot;&quot;;IF(ISBLANK([$'Equation et inéquations'.J14]);0;-0.5);IF([.I68]=[$'Equation et inéquations'.J14];1;IF(ISBLANK([$'Equation et inéquations'.J14]);0;-0.5)))" office:value-type="float" office:value="-0.5" calcext:value-type="float">
            <text:p>-0,5</text:p>
          </table:table-cell>
          <table:table-cell table:style-name="ce646" table:formula="of:=IF([.J69]=&quot;&quot;;IF(ISBLANK([$'Equation et inéquations'.K14]);0;-0.5);IF([.J68]=[$'Equation et inéquations'.K14];1;IF(ISBLANK([$'Equation et inéquations'.K14]);0;-0.5)))" office:value-type="float" office:value="-0.5" calcext:value-type="float">
            <text:p>-0,5</text:p>
          </table:table-cell>
          <table:table-cell table:style-name="ce646" table:formula="of:=IF([.K69]=&quot;&quot;;IF(ISBLANK([$'Equation et inéquations'.L14]);0;-0.5);IF([.K68]=[$'Equation et inéquations'.L14];1;IF(ISBLANK([$'Equation et inéquations'.L14]);0;-0.5)))" office:value-type="float" office:value="-0.5" calcext:value-type="float">
            <text:p>-0,5</text:p>
          </table:table-cell>
          <table:table-cell table:style-name="ce646" table:formula="of:=IF([.L69]=&quot;&quot;;IF(ISBLANK([$'Equation et inéquations'.M14]);0;-0.5);IF([.L68]=[$'Equation et inéquations'.M14];1;IF(ISBLANK([$'Equation et inéquations'.M14]);0;-0.5)))" office:value-type="float" office:value="-0.5" calcext:value-type="float">
            <text:p>-0,5</text:p>
          </table:table-cell>
          <table:table-cell table:style-name="ce570"/>
          <table:table-cell table:number-columns-repeated="1010"/>
          <table:table-cell table:style-name="ce574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-0.5" calcext:value-type="float">
            <text:p>-0,5</text:p>
          </table:table-cell>
          <table:table-cell table:style-name="ce623" table:formula="of:=IF(ISBLANK([$'Equation et inéquations'.D19]);0;IF([.C72]=[$'Equation et inéquations'.D19];1;-0.5))" office:value-type="float" office:value="-0.5" calcext:value-type="float">
            <text:p>-0,5</text:p>
          </table:table-cell>
          <table:table-cell table:style-name="ce623" table:formula="of:=IF(ISBLANK([$'Equation et inéquations'.E19]);0;IF([.D72]=[$'Equation et inéquations'.E19];1;-0.5))" office:value-type="float" office:value="1" calcext:value-type="float">
            <text:p>1</text:p>
          </table:table-cell>
          <table:table-cell table:style-name="ce623" table:formula="of:=IF(ISBLANK([$'Equation et inéquations'.F19]);0;IF([.E72]=[$'Equation et inéquations'.F19];1;-0.5))" office:value-type="float" office:value="-0.5" calcext:value-type="float">
            <text:p>-0,5</text:p>
          </table:table-cell>
          <table:table-cell table:style-name="ce623" table:formula="of:=IF(ISBLANK([$'Equation et inéquations'.G19]);0;IF([.F72]=[$'Equation et inéquations'.G19];1;-0.5))" office:value-type="float" office:value="1" calcext:value-type="float">
            <text:p>1</text:p>
          </table:table-cell>
          <table:table-cell table:style-name="ce657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57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57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57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57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57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574" table:number-columns-repeated="12"/>
          <table:table-cell table:style-name="ce922" table:number-columns-repeated="992"/>
          <table:table-cell table:style-name="ce574"/>
        </table:table-row>
        <table:table-row table:style-name="ro3">
          <table:table-cell table:style-name="ce570" table:number-columns-repeated="13"/>
          <table:table-cell table:number-columns-repeated="6"/>
          <table:table-cell table:style-name="ce574" table:number-columns-repeated="6"/>
          <table:table-cell table:style-name="ce587"/>
          <table:table-cell table:style-name="ce574" table:number-columns-repeated="5"/>
          <table:table-cell table:number-columns-repeated="3"/>
          <table:table-cell table:style-name="ce864"/>
          <table:table-cell table:number-columns-repeated="988"/>
          <table:table-cell table:style-name="ce574"/>
        </table:table-row>
        <table:table-row table:style-name="ro3">
          <table:table-cell table:style-name="ce570" table:number-columns-repeated="10"/>
          <table:table-cell table:style-name="ce759"/>
          <table:table-cell table:style-name="ce570" table:number-columns-repeated="2"/>
          <table:table-cell table:number-columns-repeated="6"/>
          <table:table-cell table:style-name="ce570" table:number-columns-repeated="12"/>
          <table:table-cell table:number-columns-repeated="993"/>
        </table:table-row>
        <table:table-row table:style-name="ro3">
          <table:table-cell table:style-name="ce570" table:number-columns-repeated="13"/>
          <table:table-cell table:number-columns-repeated="6"/>
          <table:table-cell table:style-name="ce570" table:number-columns-repeated="12"/>
          <table:table-cell table:number-columns-repeated="993"/>
        </table:table-row>
        <table:table-row table:style-name="ro3">
          <table:table-cell table:style-name="ce570" table:number-columns-repeated="13"/>
          <table:table-cell table:number-columns-repeated="2"/>
          <table:table-cell table:style-name="ce816"/>
          <table:table-cell table:number-columns-repeated="3"/>
          <table:table-cell table:style-name="ce570" table:number-columns-repeated="12"/>
          <table:table-cell table:number-columns-repeated="993"/>
        </table:table-row>
        <table:table-row table:style-name="ro3">
          <table:table-cell table:style-name="ce574" table:number-columns-repeated="10"/>
          <table:table-cell table:style-name="ce762"/>
          <table:table-cell table:style-name="ce574"/>
          <table:table-cell table:number-columns-repeated="4"/>
          <table:table-cell table:style-name="ce570"/>
          <table:table-cell table:number-columns-repeated="2"/>
          <table:table-cell table:style-name="ce570" table:number-columns-repeated="9"/>
          <table:table-cell table:style-name="ce574" table:number-columns-repeated="3"/>
          <table:table-cell table:number-columns-repeated="993"/>
        </table:table-row>
        <table:table-row table:style-name="ro3">
          <table:table-cell table:style-name="ce536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574"/>
          <table:covered-table-cell table:number-columns-repeated="3"/>
          <table:covered-table-cell table:style-name="ce570"/>
          <table:covered-table-cell table:number-columns-repeated="3"/>
          <table:covered-table-cell table:number-columns-repeated="7" table:style-name="ce570"/>
          <table:table-cell table:style-name="ce570" table:number-columns-repeated="2"/>
          <table:table-cell table:style-name="ce574" table:number-columns-repeated="3"/>
          <table:table-cell table:number-columns-repeated="993"/>
        </table:table-row>
        <table:table-row table:style-name="ro3">
          <table:table-cell table:style-name="ce574" table:number-columns-repeated="12"/>
          <table:table-cell table:number-columns-repeated="4"/>
          <table:table-cell table:style-name="ce683"/>
          <table:table-cell table:style-name="ce682" table:number-columns-repeated="2"/>
          <table:table-cell table:style-name="ce872" table:number-columns-repeated="8"/>
          <table:table-cell table:style-name="ce574" table:number-columns-repeated="5"/>
          <table:table-cell table:style-name="ce570" table:number-columns-repeated="11"/>
          <table:table-cell table:number-columns-repeated="981"/>
        </table:table-row>
        <table:table-row table:style-name="ro3">
          <table:table-cell table:style-name="ce571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71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70"/>
          <table:table-cell table:style-name="ce887"/>
          <table:table-cell table:style-name="ce739"/>
          <table:table-cell table:style-name="ce815" table:number-columns-repeated="7"/>
          <table:table-cell table:style-name="ce570" table:number-columns-repeated="9"/>
          <table:table-cell table:style-name="ce631" table:number-columns-repeated="2"/>
          <table:table-cell table:number-columns-repeated="972"/>
          <table:table-cell table:style-name="ce570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0" calcext:value-type="float">
            <text:p>0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8" calcext:value-type="float">
            <text:p>8</text:p>
          </table:table-cell>
          <table:table-cell table:style-name="ce676" table:formula="of:=[.I130]">
            <text:p/>
          </table:table-cell>
          <table:table-cell table:style-name="ce676" table:formula="of:=[.J130]">
            <text:p/>
          </table:table-cell>
          <table:table-cell table:style-name="ce676" table:formula="of:=[.K130]">
            <text:p/>
          </table:table-cell>
          <table:table-cell table:style-name="ce676" table:formula="of:=[.L130]">
            <text:p/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833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45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58" table:formula="of:=IF(ISBLANK([.E159]);&quot;&quot;;[.E159])">
            <text:p/>
          </table:table-cell>
          <table:table-cell table:style-name="ce658" table:formula="of:=IF(ISBLANK([.F159]);&quot;&quot;;[.F159])" office:value-type="float" office:value="-4" calcext:value-type="float">
            <text:p>-4</text:p>
          </table:table-cell>
          <table:table-cell table:style-name="ce658" table:formula="of:=IF(ISBLANK([.G159]);&quot;&quot;;[.G159])">
            <text:p/>
          </table:table-cell>
          <table:table-cell table:style-name="ce658" table:formula="of:=IF(ISBLANK([.H159]);&quot;&quot;;[.H159])" office:value-type="float" office:value="4" calcext:value-type="float">
            <text:p>4</text:p>
          </table:table-cell>
          <table:table-cell table:style-name="ce658" table:formula="of:=IF(ISBLANK([.I159]);&quot;&quot;;[.I159])">
            <text:p/>
          </table:table-cell>
          <table:table-cell table:style-name="ce658" table:formula="of:=IF(ISBLANK([.J159]);&quot;&quot;;[.J159])" office:value-type="float" office:value="8" calcext:value-type="float">
            <text:p>8</text:p>
          </table:table-cell>
          <table:table-cell table:style-name="ce658" table:formula="of:=IF(ISBLANK([.K159]);&quot;&quot;;[.K159])">
            <text:p/>
          </table:table-cell>
          <table:table-cell table:style-name="ce658" table:formula="of:=IF(ISBLANK([.L159]);&quot;&quot;;[.L159])">
            <text:p/>
          </table:table-cell>
          <table:table-cell table:style-name="ce658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0" table:number-columns-repeated="9"/>
          <table:table-cell table:number-columns-repeated="974"/>
          <table:table-cell table:style-name="ce570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658" table:formula="of:=[.Q130]" office:value-type="string" office:string-value="-" calcext:value-type="string">
            <text:p>-</text:p>
          </table:table-cell>
          <table:table-cell table:style-name="ce658" table:formula="of:=[.R130]" office:value-type="float" office:value="0" calcext:value-type="float">
            <text:p>0</text:p>
          </table:table-cell>
          <table:table-cell table:style-name="ce658" table:formula="of:=[.S130]" office:value-type="string" office:string-value="+" calcext:value-type="string">
            <text:p>+</text:p>
          </table:table-cell>
          <table:table-cell table:style-name="ce658" table:formula="of:=[.T130]" office:value-type="float" office:value="0" calcext:value-type="float">
            <text:p>0</text:p>
          </table:table-cell>
          <table:table-cell table:style-name="ce658" table:formula="of:=[.U130]">
            <text:p/>
          </table:table-cell>
          <table:table-cell table:style-name="ce658" table:formula="of:=[.V130]">
            <text:p/>
          </table:table-cell>
          <table:table-cell table:style-name="ce658" table:formula="of:=[.W130]">
            <text:p/>
          </table:table-cell>
          <table:table-cell table:style-name="ce658" table:formula="of:=[.X130]">
            <text:p/>
          </table:table-cell>
          <table:table-cell table:style-name="ce658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-" calcext:value-type="string">
            <text:p>-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+" calcext:value-type="string">
            <text:p>+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-" calcext:value-type="string">
            <text:p>-</text:p>
          </table:table-cell>
          <table:table-cell table:style-name="ce631" table:formula="of:=IF(ISBLANK([.V159]);&quot;&quot;;[.V159])">
            <text:p/>
          </table:table-cell>
          <table:table-cell table:style-name="ce631" table:formula="of:=IF(ISBLANK([.W159]);&quot;&quot;;[.W159])">
            <text:p/>
          </table:table-cell>
          <table:table-cell table:style-name="ce631" table:formula="of:=IF(ISBLANK([.X159]);&quot;&quot;;[.X159])">
            <text:p/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70" table:number-columns-repeated="9"/>
          <table:table-cell table:number-columns-repeated="974"/>
          <table:table-cell table:style-name="ce570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33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72"/>
          <table:table-cell table:style-name="ce593" table:formula="of:=IF([.Q88]=&quot;-&quot;;[.AB159];&quot;&quot;)" office:value-type="float" office:value="0" calcext:value-type="float">
            <text:p>0</text:p>
          </table:table-cell>
          <table:table-cell table:style-name="ce715" table:formula="of:=IF(ISBLANK([.Q88]);&quot;&quot;;IF([.Q88]=&quot;+&quot;;&quot;k&quot;;IF([.Q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Q88]=&quot;-&quot;;&quot;&quot;;IF([.Q88]=&quot;&quot;;&quot;&quot;;[.AD159]))">
            <text:p/>
          </table:table-cell>
          <table:table-cell table:style-name="ce715" table:formula="of:=IF(ISBLANK([.S88]);&quot;&quot;;IF([.S88]=&quot;+&quot;;&quot;k&quot;;IF([.S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S88]=&quot;-&quot;;&quot;&quot;;IF([.S88]=&quot;&quot;;&quot;&quot;;[.AF159]))" office:value-type="float" office:value="7" calcext:value-type="float">
            <text:p>7</text:p>
          </table:table-cell>
          <table:table-cell table:style-name="ce715" table:formula="of:=IF(ISBLANK([.U88]);&quot;&quot;;IF([.U88]=&quot;+&quot;;&quot;k&quot;;IF([.U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U88]=&quot;-&quot;;&quot;&quot;;IF([.U88]=&quot;&quot;;&quot;&quot;;[.AH159]))">
            <text:p/>
          </table:table-cell>
          <table:table-cell table:style-name="ce715" table:formula="of:=IF(ISBLANK([.W88]);&quot;&quot;;IF([.W88]=&quot;+&quot;;&quot;k&quot;;IF([.W88]=&quot;-&quot;;&quot;m&quot;;&quot;&quot;)))" table:number-columns-spanned="1" table:number-rows-spanned="2">
            <text:p/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715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824"/>
          <table:table-cell table:style-name="ce739"/>
          <table:table-cell table:style-name="ce685" table:number-columns-repeated="7"/>
          <table:table-cell table:style-name="ce570" table:number-columns-repeated="4"/>
          <table:table-cell table:number-columns-repeated="979"/>
          <table:table-cell table:style-name="ce570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>
            <text:p/>
          </table:table-cell>
          <table:covered-table-cell table:style-name="ce717"/>
          <table:table-cell table:style-name="ce651" table:formula="of:=IF([.Q88]=&quot;-&quot;;IF([.Q88]=&quot;&quot;;&quot;&quot;;[.AD159]);&quot;&quot;)" office:value-type="float" office:value="-8" calcext:value-type="float">
            <text:p>-8</text:p>
          </table:table-cell>
          <table:covered-table-cell table:style-name="ce717"/>
          <table:table-cell table:style-name="ce651" table:formula="of:=IF([.S88]=&quot;-&quot;;IF([.S88]=&quot;&quot;;&quot;&quot;;[.AF159]);&quot;&quot;)">
            <text:p/>
          </table:table-cell>
          <table:covered-table-cell table:style-name="ce717"/>
          <table:table-cell table:style-name="ce651" table:formula="of:=IF([.U88]=&quot;-&quot;;IF([.U88]=&quot;&quot;;&quot;&quot;;[.AH159]);&quot;&quot;)" office:value-type="float" office:value="0" calcext:value-type="float">
            <text:p>0</text:p>
          </table:table-cell>
          <table:covered-table-cell table:style-name="ce717"/>
          <table:table-cell table:style-name="ce651" table:formula="of:=IF([.W88]=&quot;-&quot;;IF([.W88]=&quot;&quot;;&quot;&quot;;[.AJ159]);&quot;&quot;)">
            <text:p/>
          </table:table-cell>
          <table:covered-table-cell table:style-name="ce717"/>
          <table:table-cell table:style-name="ce906" table:formula="of:=IF([.Y88]=&quot;-&quot;;IF([.Y88]=&quot;&quot;;&quot;&quot;;[.AL159]);&quot;&quot;)">
            <text:p/>
          </table:table-cell>
          <table:table-cell table:style-name="ce824"/>
          <table:table-cell table:style-name="ce833"/>
          <table:table-cell table:style-name="ce685" table:number-columns-repeated="5"/>
          <table:table-cell table:style-name="ce785"/>
          <table:table-cell table:style-name="ce685"/>
          <table:table-cell table:style-name="ce570" table:number-columns-repeated="4"/>
          <table:table-cell table:number-columns-repeated="18"/>
          <table:table-cell table:style-name="ce570" table:number-columns-repeated="10"/>
          <table:table-cell/>
          <table:table-cell table:style-name="ce570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0" table:number-columns-repeated="5"/>
          <table:table-cell table:style-name="ce838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33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35" table:formula="of:=COUNT([.$B$87:.$L$87])" office:value-type="float" office:value="3" calcext:value-type="float">
            <text:p>3</text:p>
          </table:table-cell>
          <table:table-cell table:style-name="ce535" table:number-columns-repeated="4"/>
          <table:table-cell table:style-name="ce535" table:formula="of:=SUM([.B92:.F92])" office:value-type="float" office:value="3" calcext:value-type="float">
            <text:p>3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0" table:number-columns-repeated="5"/>
          <table:table-cell table:style-name="ce839" office:value-type="string" calcext:value-type="string" table:number-columns-spanned="2" table:number-rows-spanned="1">
            <text:p>Signe de f '(x)</text:p>
          </table:table-cell>
          <table:covered-table-cell table:style-name="ce839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3" calcext:value-type="float">
            <text:p>3</text:p>
          </table:table-cell>
          <table:table-cell table:style-name="ce629" table:formula="of:=COUNTIF([.$B$88:.$L$88];&quot;+&quot;)" office:value-type="float" office:value="1" calcext:value-type="float">
            <text:p>1</text:p>
          </table:table-cell>
          <table:table-cell table:style-name="ce629" table:formula="of:=COUNTIF([.$B$88:.$L$88];&quot;-&quot;)" office:value-type="float" office:value="1" calcext:value-type="float">
            <text:p>1</text:p>
          </table:table-cell>
          <table:table-cell table:style-name="ce629" table:number-columns-repeated="2"/>
          <table:table-cell table:style-name="ce535" table:formula="of:=SUM([.B93:.F93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838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70" table:number-columns-repeated="10"/>
          <table:table-cell table:number-columns-repeated="20"/>
          <table:table-cell table:style-name="ce570" table:number-columns-repeated="13"/>
          <table:table-cell table:style-name="ce683"/>
          <table:table-cell table:style-name="ce570" table:number-columns-repeated="21"/>
          <table:table-cell/>
          <table:table-cell table:style-name="ce570" table:number-columns-repeated="52"/>
          <table:table-cell table:number-columns-repeated="880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35" table:formula="of:=COUNT([.$P$87:.$Z$87])" office:value-type="float" office:value="4" calcext:value-type="float">
            <text:p>4</text:p>
          </table:table-cell>
          <table:table-cell table:style-name="ce535" table:number-columns-repeated="4"/>
          <table:table-cell table:style-name="ce535" table:formula="of:=SUM([.B94:.F94])" office:value-type="float" office:value="4" calcext:value-type="float">
            <text:p>4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814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72" office:value-type="string" calcext:value-type="string">
            <text:p>Signe de f '(x)</text:p>
          </table:table-cell>
          <table:table-cell table:style-name="ce629" table:formula="of:=COUNT([.$P$88:.$Z$88])" office:value-type="float" office:value="2" calcext:value-type="float">
            <text:p>2</text:p>
          </table:table-cell>
          <table:table-cell table:style-name="ce629" table:formula="of:=COUNTIF([.$P$88:.$Z$88];&quot;+&quot;)" office:value-type="float" office:value="1" calcext:value-type="float">
            <text:p>1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72" office:value-type="string" calcext:value-type="string">
            <text:p>Var de <text:span text:style-name="T31">f</text:span></text:p>
          </table:table-cell>
          <table:table-cell table:style-name="ce629" table:formula="of:=COUNT([.$P$89:.$Z$90])" office:value-type="float" office:value="4" calcext:value-type="float">
            <text:p>4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1" calcext:value-type="float">
            <text:p>1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7" calcext:value-type="float">
            <text:p>7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19" calcext:value-type="float">
            <text:p>19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70" table:number-columns-repeated="34"/>
          <table:table-cell/>
          <table:table-cell table:style-name="ce570" table:number-columns-repeated="21"/>
          <table:table-cell table:style-name="ce945" table:number-columns-repeated="34"/>
          <table:table-cell table:style-name="ce570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8"/>
          <table:table-cell/>
        </table:table-row>
        <table:table-row table:style-name="ro3">
          <table:table-cell table:style-name="ce570" table:number-columns-repeated="3"/>
          <table:table-cell table:style-name="ce571" office:value-type="string" calcext:value-type="string">
            <text:p>D</text:p>
          </table:table-cell>
          <table:table-cell table:style-name="ce571" office:value-type="string" calcext:value-type="string">
            <text:p>E</text:p>
          </table:table-cell>
          <table:table-cell table:style-name="ce571" office:value-type="string" calcext:value-type="string">
            <text:p>F</text:p>
          </table:table-cell>
          <table:table-cell table:style-name="ce571" office:value-type="string" calcext:value-type="string">
            <text:p>G</text:p>
          </table:table-cell>
          <table:table-cell table:style-name="ce571" office:value-type="string" calcext:value-type="string">
            <text:p>H</text:p>
          </table:table-cell>
          <table:table-cell table:style-name="ce571" office:value-type="string" calcext:value-type="string">
            <text:p>I</text:p>
          </table:table-cell>
          <table:table-cell table:style-name="ce571" office:value-type="string" calcext:value-type="string">
            <text:p>J</text:p>
          </table:table-cell>
          <table:table-cell table:style-name="ce571" office:value-type="string" calcext:value-type="string">
            <text:p>K</text:p>
          </table:table-cell>
          <table:table-cell table:style-name="ce571" office:value-type="string" calcext:value-type="string">
            <text:p>L</text:p>
          </table:table-cell>
          <table:table-cell table:style-name="ce571" office:value-type="string" calcext:value-type="string">
            <text:p>M</text:p>
          </table:table-cell>
          <table:table-cell table:style-name="ce571" office:value-type="string" calcext:value-type="string">
            <text:p>N</text:p>
          </table:table-cell>
          <table:table-cell table:style-name="ce571" office:value-type="string" calcext:value-type="string">
            <text:p>O</text:p>
          </table:table-cell>
          <table:table-cell table:style-name="ce571" office:value-type="string" calcext:value-type="string">
            <text:p>P</text:p>
          </table:table-cell>
          <table:table-cell table:style-name="ce571" office:value-type="string" calcext:value-type="string">
            <text:p>Q</text:p>
          </table:table-cell>
          <table:table-cell table:style-name="ce571" office:value-type="string" calcext:value-type="string">
            <text:p>R</text:p>
          </table:table-cell>
          <table:table-cell table:style-name="ce571" office:value-type="string" calcext:value-type="string">
            <text:p>S</text:p>
          </table:table-cell>
          <table:table-cell table:style-name="ce571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71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683"/>
          <table:table-cell table:style-name="ce683" table:number-columns-repeated="31"/>
          <table:table-cell table:style-name="ce872"/>
          <table:table-cell table:style-name="ce897" table:number-columns-repeated="11"/>
          <table:table-cell table:style-name="ce945"/>
          <table:table-cell table:style-name="ce897" table:number-columns-repeated="19"/>
          <table:table-cell table:style-name="ce822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70" table:number-columns-repeated="42"/>
          <table:table-cell/>
        </table:table-row>
        <table:table-row table:style-name="ro3">
          <table:table-cell table:style-name="ce570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9" calcext:value-type="float">
            <text:p>9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921" table:number-columns-repeated="11"/>
          <table:table-cell table:style-name="ce552"/>
          <table:table-cell table:style-name="ce957" table:number-columns-repeated="7"/>
          <table:table-cell table:style-name="ce552"/>
          <table:table-cell table:style-name="ce932" table:number-columns-spanned="11" table:number-rows-spanned="1"/>
          <table:covered-table-cell table:number-columns-repeated="10" table:style-name="ce957"/>
          <table:table-cell table:style-name="ce935"/>
          <table:table-cell table:style-name="ce963" table:number-columns-spanned="11" table:number-rows-spanned="1"/>
          <table:covered-table-cell table:number-columns-repeated="10" table:style-name="ce964"/>
          <table:table-cell table:style-name="ce891"/>
          <table:table-cell table:style-name="ce963"/>
          <table:table-cell table:style-name="ce964" table:number-columns-repeated="2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3.06146745892072" calcext:value-type="float">
            <text:p>-3,06146745892072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-7.39103626009029" calcext:value-type="float">
            <text:p>-7,39103626009029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-8" calcext:value-type="float">
            <text:p>-8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7.39103626009029" calcext:value-type="float">
            <text:p>-7,39103626009029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3.06146745892072" calcext:value-type="float">
            <text:p>-3,06146745892072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2.67878402655563" calcext:value-type="float">
            <text:p>2,67878402655563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4.94974746830583" calcext:value-type="float">
            <text:p>4,94974746830583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6.46715672757901" calcext:value-type="float">
            <text:p>6,46715672757901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7" calcext:value-type="float">
            <text:p>7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6.46715672757901" calcext:value-type="float">
            <text:p>6,46715672757901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4.94974746830583" calcext:value-type="float">
            <text:p>4,94974746830583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2.67878402655563" calcext:value-type="float">
            <text:p>2,67878402655563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70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11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935079" calcext:value-type="float">
            <text:p>935079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4.94974746830583" calcext:value-type="float">
            <text:p>-4,94974746830583</text:p>
          </table:table-cell>
          <table:table-cell table:style-name="ce695" table:formula="of:=IF(ABS(-[.$X$100]*SIN(RADIANS(45*[.N100])))&lt;10^-5;0;-[.$X$100]*SIN(RADIANS(45*[.N100])))" office:value-type="float" office:value="-7" calcext:value-type="float">
            <text:p>-7</text:p>
          </table:table-cell>
          <table:table-cell table:style-name="ce695" table:formula="of:=IF(ABS(-[.$X$100]*SIN(RADIANS(45*[.O100])))&lt;10^-5;0;-[.$X$100]*SIN(RADIANS(45*[.O100])))" office:value-type="float" office:value="-4.94974746830583" calcext:value-type="float">
            <text:p>-4,94974746830583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4.94974746830583" calcext:value-type="float">
            <text:p>4,94974746830583</text:p>
          </table:table-cell>
          <table:table-cell table:style-name="ce695" table:formula="of:=IF(ABS(-[.$X$100]*SIN(RADIANS(45*[.R100])))&lt;10^-5;0;-[.$X$100]*SIN(RADIANS(45*[.R100])))" office:value-type="float" office:value="7" calcext:value-type="float">
            <text:p>7</text:p>
          </table:table-cell>
          <table:table-cell table:style-name="ce695" table:formula="of:=IF(ABS(-[.$X$100]*SIN(RADIANS(45*[.S100])))&lt;10^-5;0;-[.$X$100]*SIN(RADIANS(45*[.S100])))" office:value-type="float" office:value="4.94974746830583" calcext:value-type="float">
            <text:p>4,94974746830583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/>
          <table:table-cell table:style-name="ce824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118325" calcext:value-type="float">
            <text:p>118325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2.67878402655563" calcext:value-type="float">
            <text:p>2,67878402655563</text:p>
          </table:table-cell>
          <table:table-cell table:style-name="ce696" table:formula="of:=IF(ABS([.$X$100]*SIN(RADIANS(22.5*[.N100])))&lt;10^-5;0;[.$X$100]*SIN(RADIANS(22.5*[.N100])))" office:value-type="float" office:value="4.94974746830583" calcext:value-type="float">
            <text:p>4,94974746830583</text:p>
          </table:table-cell>
          <table:table-cell table:style-name="ce696" table:formula="of:=IF(ABS([.$X$100]*SIN(RADIANS(22.5*[.O100])))&lt;10^-5;0;[.$X$100]*SIN(RADIANS(22.5*[.O100])))" office:value-type="float" office:value="6.46715672757901" calcext:value-type="float">
            <text:p>6,46715672757901</text:p>
          </table:table-cell>
          <table:table-cell table:style-name="ce696" table:formula="of:=IF(ABS([.$X$100]*SIN(RADIANS(22.5*[.P100])))&lt;10^-5;0;[.$X$100]*SIN(RADIANS(22.5*[.P100])))" office:value-type="float" office:value="7" calcext:value-type="float">
            <text:p>7</text:p>
          </table:table-cell>
          <table:table-cell table:style-name="ce696" table:formula="of:=IF(ABS([.$X$100]*SIN(RADIANS(22.5*[.Q100])))&lt;10^-5;0;[.$X$100]*SIN(RADIANS(22.5*[.Q100])))" office:value-type="float" office:value="6.46715672757901" calcext:value-type="float">
            <text:p>6,46715672757901</text:p>
          </table:table-cell>
          <table:table-cell table:style-name="ce696" table:formula="of:=IF(ABS([.$X$100]*SIN(RADIANS(22.5*[.R100])))&lt;10^-5;0;[.$X$100]*SIN(RADIANS(22.5*[.R100])))" office:value-type="float" office:value="4.94974746830583" calcext:value-type="float">
            <text:p>4,94974746830583</text:p>
          </table:table-cell>
          <table:table-cell table:style-name="ce696" table:formula="of:=IF(ABS([.$X$100]*SIN(RADIANS(22.5*[.S100])))&lt;10^-5;0;[.$X$100]*SIN(RADIANS(22.5*[.S100])))" office:value-type="float" office:value="2.67878402655563" calcext:value-type="float">
            <text:p>2,67878402655563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4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540262" calcext:value-type="float">
            <text:p>540262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4.94974746830583" calcext:value-type="float">
            <text:p>-4,94974746830583</text:p>
          </table:table-cell>
          <table:table-cell table:style-name="ce695" table:formula="of:=IF(ABS(-[.$X$100]*COS(RADIANS(45*[.L100])))&lt;10^-5;0;-[.$X$100]*COS(RADIANS(45*[.L100])))" office:value-type="float" office:value="-7" calcext:value-type="float">
            <text:p>-7</text:p>
          </table:table-cell>
          <table:table-cell table:style-name="ce695" table:formula="of:=IF(ABS(-[.$X$100]*COS(RADIANS(45*[.M100])))&lt;10^-5;0;-[.$X$100]*COS(RADIANS(45*[.M100])))" office:value-type="float" office:value="-4.94974746830583" calcext:value-type="float">
            <text:p>-4,94974746830583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4.94974746830583" calcext:value-type="float">
            <text:p>4,94974746830583</text:p>
          </table:table-cell>
          <table:table-cell table:style-name="ce695" table:formula="of:=IF(ABS(-[.$Y$100]*COS(RADIANS(45*[.P100])))&lt;10^-5;0;-[.$Y$100]*COS(RADIANS(45*[.P100])))" office:value-type="float" office:value="7" calcext:value-type="float">
            <text:p>7</text:p>
          </table:table-cell>
          <table:table-cell table:style-name="ce695" table:formula="of:=IF(ABS(-[.$Y$100]*COS(RADIANS(45*[.Q100])))&lt;10^-5;0;-[.$Y$100]*COS(RADIANS(45*[.Q100])))" office:value-type="float" office:value="4.94974746830583" calcext:value-type="float">
            <text:p>4,94974746830583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6.36396103067893" calcext:value-type="float">
            <text:p>-6,36396103067893</text:p>
          </table:table-cell>
          <table:table-cell table:style-name="ce695" table:formula="of:=IF(ABS(-[.$Z$100]*COS(RADIANS(45*[.T100])))&lt;10^-5;0;-[.$Z$100]*COS(RADIANS(45*[.T100])))" office:value-type="float" office:value="-9" calcext:value-type="float">
            <text:p>-9</text:p>
          </table:table-cell>
          <table:table-cell table:style-name="ce559" table:formula="of:=RANK([.B104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/>
          <table:table-cell table:style-name="ce824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299190" calcext:value-type="float">
            <text:p>299190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2.67878402655563" calcext:value-type="float">
            <text:p>2,67878402655563</text:p>
          </table:table-cell>
          <table:table-cell table:style-name="ce696" table:formula="of:=IF(ABS([.$X$100]*COS(RADIANS(22.5*[.J100])))&lt;10^-5;0;[.$X$100]*COS(RADIANS(22.5*[.J100])))" office:value-type="float" office:value="4.94974746830583" calcext:value-type="float">
            <text:p>4,94974746830583</text:p>
          </table:table-cell>
          <table:table-cell table:style-name="ce696" table:formula="of:=IF(ABS([.$X$100]*COS(RADIANS(22.5*[.K100])))&lt;10^-5;0;[.$X$100]*COS(RADIANS(22.5*[.K100])))" office:value-type="float" office:value="6.46715672757901" calcext:value-type="float">
            <text:p>6,46715672757901</text:p>
          </table:table-cell>
          <table:table-cell table:style-name="ce696" table:formula="of:=IF(ABS([.$X$100]*COS(RADIANS(22.5*[.L100])))&lt;10^-5;0;[.$X$100]*COS(RADIANS(22.5*[.L100])))" office:value-type="float" office:value="7" calcext:value-type="float">
            <text:p>7</text:p>
          </table:table-cell>
          <table:table-cell table:style-name="ce696" table:formula="of:=IF(ABS([.$X$100]*COS(RADIANS(22.5*[.M100])))&lt;10^-5;0;[.$X$100]*COS(RADIANS(22.5*[.M100])))" office:value-type="float" office:value="6.46715672757901" calcext:value-type="float">
            <text:p>6,46715672757901</text:p>
          </table:table-cell>
          <table:table-cell table:style-name="ce696" table:formula="of:=IF(ABS([.$X$100]*COS(RADIANS(22.5*[.N100])))&lt;10^-5;0;[.$X$100]*COS(RADIANS(22.5*[.N100])))" office:value-type="float" office:value="4.94974746830583" calcext:value-type="float">
            <text:p>4,94974746830583</text:p>
          </table:table-cell>
          <table:table-cell table:style-name="ce696" table:formula="of:=IF(ABS([.$X$100]*COS(RADIANS(22.5*[.O100])))&lt;10^-5;0;[.$X$100]*COS(RADIANS(22.5*[.O100])))" office:value-type="float" office:value="2.67878402655563" calcext:value-type="float">
            <text:p>2,67878402655563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2.67878402655563" calcext:value-type="float">
            <text:p>-2,67878402655563</text:p>
          </table:table-cell>
          <table:table-cell table:style-name="ce696" table:formula="of:=IF(ABS([.$Y$100]*COS(RADIANS(22.5*[.R100])))&lt;10^-5;0;[.$Y$100]*COS(RADIANS(22.5*[.R100])))" office:value-type="float" office:value="-4.94974746830583" calcext:value-type="float">
            <text:p>-4,94974746830583</text:p>
          </table:table-cell>
          <table:table-cell table:style-name="ce696" table:formula="of:=IF(ABS([.$Y$100]*COS(RADIANS(22.5*[.S100])))&lt;10^-5;0;[.$Y$100]*COS(RADIANS(22.5*[.S100])))" office:value-type="float" office:value="-6.46715672757901" calcext:value-type="float">
            <text:p>-6,46715672757901</text:p>
          </table:table-cell>
          <table:table-cell table:style-name="ce696" table:formula="of:=IF(ABS([.$Y$100]*COS(RADIANS(22.5*[.T100])))&lt;10^-5;0;[.$Y$100]*COS(RADIANS(22.5*[.T100])))" office:value-type="float" office:value="-7" calcext:value-type="float">
            <text:p>-7</text:p>
          </table:table-cell>
          <table:table-cell table:style-name="ce559" table:formula="of:=RANK([.B105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/>
          <table:table-cell table:style-name="ce824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442622" calcext:value-type="float">
            <text:p>442622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4.94974746830583" calcext:value-type="float">
            <text:p>4,94974746830583</text:p>
          </table:table-cell>
          <table:table-cell table:style-name="ce697" table:formula="of:=IF(ABS([.$X$100]*SIN(RADIANS(45*[.N100])))&lt;10^-5;0;[.$X$100]*SIN(RADIANS(45*[.N100])))" office:value-type="float" office:value="7" calcext:value-type="float">
            <text:p>7</text:p>
          </table:table-cell>
          <table:table-cell table:style-name="ce697" table:formula="of:=IF(ABS([.$X$100]*SIN(RADIANS(45*[.O100])))&lt;10^-5;0;[.$X$100]*SIN(RADIANS(45*[.O100])))" office:value-type="float" office:value="4.94974746830583" calcext:value-type="float">
            <text:p>4,94974746830583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4.94974746830583" calcext:value-type="float">
            <text:p>-4,94974746830583</text:p>
          </table:table-cell>
          <table:table-cell table:style-name="ce697" table:formula="of:=IF(ABS([.$X$100]*SIN(RADIANS(45*[.R100])))&lt;10^-5;0;[.$X$100]*SIN(RADIANS(45*[.R100])))" office:value-type="float" office:value="-7" calcext:value-type="float">
            <text:p>-7</text:p>
          </table:table-cell>
          <table:table-cell table:style-name="ce697" table:formula="of:=IF(ABS([.$X$100]*SIN(RADIANS(45*[.S100])))&lt;10^-5;0;[.$X$100]*SIN(RADIANS(45*[.S100])))" office:value-type="float" office:value="-4.94974746830583" calcext:value-type="float">
            <text:p>-4,94974746830583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31874" calcext:value-type="float">
            <text:p>31874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2.67878402655563" calcext:value-type="float">
            <text:p>2,67878402655563</text:p>
          </table:table-cell>
          <table:table-cell table:style-name="ce696" table:formula="of:=IF(ABS(-[.$X$100]*SIN(RADIANS(22.5*[.N100])))&lt;10^-5;0;ABS([.$X$100]*SIN(RADIANS(22.5*[.N100]))))" office:value-type="float" office:value="4.94974746830583" calcext:value-type="float">
            <text:p>4,94974746830583</text:p>
          </table:table-cell>
          <table:table-cell table:style-name="ce696" table:formula="of:=IF(ABS(-[.$X$100]*SIN(RADIANS(22.5*[.O100])))&lt;10^-5;0;ABS([.$X$100]*SIN(RADIANS(22.5*[.O100]))))" office:value-type="float" office:value="6.46715672757901" calcext:value-type="float">
            <text:p>6,46715672757901</text:p>
          </table:table-cell>
          <table:table-cell table:style-name="ce696" table:formula="of:=IF(ABS(-[.$X$100]*SIN(RADIANS(22.5*[.P100])))&lt;10^-5;0;ABS([.$X$100]*SIN(RADIANS(22.5*[.P100]))))" office:value-type="float" office:value="7" calcext:value-type="float">
            <text:p>7</text:p>
          </table:table-cell>
          <table:table-cell table:style-name="ce696" table:formula="of:=IF(ABS(-[.$X$100]*SIN(RADIANS(22.5*[.Q100])))&lt;10^-5;0;ABS([.$X$100]*SIN(RADIANS(22.5*[.Q100]))))" office:value-type="float" office:value="6.46715672757901" calcext:value-type="float">
            <text:p>6,46715672757901</text:p>
          </table:table-cell>
          <table:table-cell table:style-name="ce696" table:formula="of:=IF(ABS(-[.$X$100]*SIN(RADIANS(22.5*[.R100])))&lt;10^-5;0;ABS([.$X$100]*SIN(RADIANS(22.5*[.R100]))))" office:value-type="float" office:value="4.94974746830583" calcext:value-type="float">
            <text:p>4,94974746830583</text:p>
          </table:table-cell>
          <table:table-cell table:style-name="ce696" table:formula="of:=IF(ABS(-[.$X$100]*SIN(RADIANS(22.5*[.S100])))&lt;10^-5;0;ABS([.$X$100]*SIN(RADIANS(22.5*[.S100]))))" office:value-type="float" office:value="2.67878402655563" calcext:value-type="float">
            <text:p>2,67878402655563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2"/>
          <table:table-cell table:style-name="ce887"/>
          <table:table-cell table:style-name="ce824" table:number-columns-repeated="4"/>
          <table:table-cell table:style-name="ce887"/>
          <table:table-cell table:style-name="ce824" table:number-columns-repeated="15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874798" calcext:value-type="float">
            <text:p>874798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2.67878402655563" calcext:value-type="float">
            <text:p>2,67878402655563</text:p>
          </table:table-cell>
          <table:table-cell table:style-name="ce697" table:formula="of:=IF(ABS(-[.$X$100]*COS(RADIANS(22.5*[.J100])))&lt;10^-5;0;ABS([.$X$100]*COS(RADIANS(22.5*[.J100]))))" office:value-type="float" office:value="4.94974746830583" calcext:value-type="float">
            <text:p>4,94974746830583</text:p>
          </table:table-cell>
          <table:table-cell table:style-name="ce697" table:formula="of:=IF(ABS(-[.$X$100]*COS(RADIANS(22.5*[.K100])))&lt;10^-5;0;ABS([.$X$100]*COS(RADIANS(22.5*[.K100]))))" office:value-type="float" office:value="6.46715672757901" calcext:value-type="float">
            <text:p>6,46715672757901</text:p>
          </table:table-cell>
          <table:table-cell table:style-name="ce697" table:formula="of:=IF(ABS(-[.$X$100]*COS(RADIANS(22.5*[.L100])))&lt;10^-5;0;ABS([.$X$100]*COS(RADIANS(22.5*[.L100]))))" office:value-type="float" office:value="7" calcext:value-type="float">
            <text:p>7</text:p>
          </table:table-cell>
          <table:table-cell table:style-name="ce697" table:formula="of:=IF(ABS(-[.$X$100]*COS(RADIANS(22.5*[.M100])))&lt;10^-5;0;ABS([.$X$100]*COS(RADIANS(22.5*[.M100]))))" office:value-type="float" office:value="6.46715672757901" calcext:value-type="float">
            <text:p>6,46715672757901</text:p>
          </table:table-cell>
          <table:table-cell table:style-name="ce697" table:formula="of:=IF(ABS(-[.$X$100]*COS(RADIANS(22.5*[.N100])))&lt;10^-5;0;ABS([.$X$100]*COS(RADIANS(22.5*[.N100]))))" office:value-type="float" office:value="4.94974746830583" calcext:value-type="float">
            <text:p>4,94974746830583</text:p>
          </table:table-cell>
          <table:table-cell table:style-name="ce697" table:formula="of:=IF(ABS(-[.$X$100]*COS(RADIANS(22.5*[.O100])))&lt;10^-5;0;ABS([.$X$100]*COS(RADIANS(22.5*[.O100]))))" office:value-type="float" office:value="2.67878402655563" calcext:value-type="float">
            <text:p>2,67878402655563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2.67878402655563" calcext:value-type="float">
            <text:p>2,67878402655563</text:p>
          </table:table-cell>
          <table:table-cell table:style-name="ce697" table:formula="of:=IF(ABS(-[.$Y$100]*COS(RADIANS(22.5*[.R100])))&lt;10^-5;0;ABS([.$Y$100]*COS(RADIANS(22.5*[.R100]))))" office:value-type="float" office:value="4.94974746830583" calcext:value-type="float">
            <text:p>4,94974746830583</text:p>
          </table:table-cell>
          <table:table-cell table:style-name="ce697" table:formula="of:=IF(ABS(-[.$Y$100]*COS(RADIANS(22.5*[.S100])))&lt;10^-5;0;ABS([.$Y$100]*COS(RADIANS(22.5*[.S100]))))" office:value-type="float" office:value="6.46715672757901" calcext:value-type="float">
            <text:p>6,46715672757901</text:p>
          </table:table-cell>
          <table:table-cell table:style-name="ce697" table:formula="of:=IF(ABS(-[.$Y$100]*COS(RADIANS(22.5*[.T100])))&lt;10^-5;0;ABS([.$Y$100]*COS(RADIANS(22.5*[.T100]))))" office:value-type="float" office:value="7" calcext:value-type="float">
            <text:p>7</text:p>
          </table:table-cell>
          <table:table-cell table:style-name="ce559" table:formula="of:=RANK([.B108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579221" calcext:value-type="float">
            <text:p>579221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2.67878402655563" calcext:value-type="float">
            <text:p>-2,67878402655563</text:p>
          </table:table-cell>
          <table:table-cell table:style-name="ce696" table:formula="of:=IF(ABS([.$X$100]*SIN(RADIANS(22.5*[.N100])))&lt;10^-5;0;-[.$X$100]*SIN(RADIANS(22.5*[.N100])))" office:value-type="float" office:value="-4.94974746830583" calcext:value-type="float">
            <text:p>-4,94974746830583</text:p>
          </table:table-cell>
          <table:table-cell table:style-name="ce696" table:formula="of:=IF(ABS([.$X$100]*SIN(RADIANS(22.5*[.O100])))&lt;10^-5;0;-[.$X$100]*SIN(RADIANS(22.5*[.O100])))" office:value-type="float" office:value="-6.46715672757901" calcext:value-type="float">
            <text:p>-6,46715672757901</text:p>
          </table:table-cell>
          <table:table-cell table:style-name="ce696" table:formula="of:=IF(ABS([.$X$100]*SIN(RADIANS(22.5*[.P100])))&lt;10^-5;0;-[.$X$100]*SIN(RADIANS(22.5*[.P100])))" office:value-type="float" office:value="-7" calcext:value-type="float">
            <text:p>-7</text:p>
          </table:table-cell>
          <table:table-cell table:style-name="ce696" table:formula="of:=IF(ABS([.$X$100]*SIN(RADIANS(22.5*[.Q100])))&lt;10^-5;0;-[.$X$100]*SIN(RADIANS(22.5*[.Q100])))" office:value-type="float" office:value="-6.46715672757901" calcext:value-type="float">
            <text:p>-6,46715672757901</text:p>
          </table:table-cell>
          <table:table-cell table:style-name="ce696" table:formula="of:=IF(ABS([.$X$100]*SIN(RADIANS(22.5*[.R100])))&lt;10^-5;0;-[.$X$100]*SIN(RADIANS(22.5*[.R100])))" office:value-type="float" office:value="-4.94974746830583" calcext:value-type="float">
            <text:p>-4,94974746830583</text:p>
          </table:table-cell>
          <table:table-cell table:style-name="ce696" table:formula="of:=IF(ABS([.$X$100]*SIN(RADIANS(22.5*[.S100])))&lt;10^-5;0;-[.$X$100]*SIN(RADIANS(22.5*[.S100])))" office:value-type="float" office:value="-2.67878402655563" calcext:value-type="float">
            <text:p>-2,67878402655563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979207" calcext:value-type="float">
            <text:p>979207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4.94974746830583" calcext:value-type="float">
            <text:p>4,94974746830583</text:p>
          </table:table-cell>
          <table:table-cell table:style-name="ce695" table:formula="of:=IF(ABS(-[.$X$100]*SIN(RADIANS(45*[.J100])))&lt;10^-5;0;-[.$X$100]*SIN(RADIANS(45*[.J100])))" office:value-type="float" office:value="7" calcext:value-type="float">
            <text:p>7</text:p>
          </table:table-cell>
          <table:table-cell table:style-name="ce695" table:formula="of:=IF(ABS(-[.$X$100]*SIN(RADIANS(45*[.K100])))&lt;10^-5;0;-[.$X$100]*SIN(RADIANS(45*[.K100])))" office:value-type="float" office:value="4.94974746830583" calcext:value-type="float">
            <text:p>4,94974746830583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4.94974746830583" calcext:value-type="float">
            <text:p>-4,94974746830583</text:p>
          </table:table-cell>
          <table:table-cell table:style-name="ce695" table:formula="of:=IF(ABS(-[.$Y$100]*SIN(RADIANS(45*[.N100])))&lt;10^-5;0;-[.$Y$100]*SIN(RADIANS(45*[.N100])))" office:value-type="float" office:value="-7" calcext:value-type="float">
            <text:p>-7</text:p>
          </table:table-cell>
          <table:table-cell table:style-name="ce695" table:formula="of:=IF(ABS(-[.$Y$100]*SIN(RADIANS(45*[.O100])))&lt;10^-5;0;-[.$Y$100]*SIN(RADIANS(45*[.O100])))" office:value-type="float" office:value="-4.94974746830583" calcext:value-type="float">
            <text:p>-4,94974746830583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6.36396103067893" calcext:value-type="float">
            <text:p>6,36396103067893</text:p>
          </table:table-cell>
          <table:table-cell table:style-name="ce695" table:formula="of:=IF(ABS(-[.$Z$100]*SIN(RADIANS(45*[.R100])))&lt;10^-5;0;-[.$Z$100]*SIN(RADIANS(45*[.R100])))" office:value-type="float" office:value="9" calcext:value-type="float">
            <text:p>9</text:p>
          </table:table-cell>
          <table:table-cell table:style-name="ce695" table:formula="of:=IF(ABS(-[.$Z$100]*SIN(RADIANS(45*[.S100])))&lt;10^-5;0;-[.$Z$100]*SIN(RADIANS(45*[.S100])))" office:value-type="float" office:value="6.36396103067893" calcext:value-type="float">
            <text:p>6,3639610306789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550876" calcext:value-type="float">
            <text:p>550876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4.94974746830583" calcext:value-type="float">
            <text:p>4,94974746830583</text:p>
          </table:table-cell>
          <table:table-cell table:style-name="ce698" table:formula="of:=IF(ABS(-[.$X$100]*COS(RADIANS(45*[.H100])))&lt;10^-5;0;-[.$X$100]*COS(RADIANS(45*[.H100])))" office:value-type="float" office:value="7" calcext:value-type="float">
            <text:p>7</text:p>
          </table:table-cell>
          <table:table-cell table:style-name="ce698" table:formula="of:=IF(ABS(-[.$X$100]*COS(RADIANS(45*[.I100])))&lt;10^-5;0;-[.$X$100]*COS(RADIANS(45*[.I100])))" office:value-type="float" office:value="4.94974746830583" calcext:value-type="float">
            <text:p>4,94974746830583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4.94974746830583" calcext:value-type="float">
            <text:p>-4,94974746830583</text:p>
          </table:table-cell>
          <table:table-cell table:style-name="ce698" table:formula="of:=IF(ABS(-[.$Y$100]*COS(RADIANS(45*[.L100])))&lt;10^-5;0;-[.$Y$100]*COS(RADIANS(45*[.L100])))" office:value-type="float" office:value="-7" calcext:value-type="float">
            <text:p>-7</text:p>
          </table:table-cell>
          <table:table-cell table:style-name="ce698" table:formula="of:=IF(ABS(-[.$Y$100]*COS(RADIANS(45*[.M100])))&lt;10^-5;0;-[.$Y$100]*COS(RADIANS(45*[.M100])))" office:value-type="float" office:value="-4.94974746830583" calcext:value-type="float">
            <text:p>-4,94974746830583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6.36396103067893" calcext:value-type="float">
            <text:p>6,36396103067893</text:p>
          </table:table-cell>
          <table:table-cell table:style-name="ce698" table:formula="of:=IF(ABS(-[.$Z$100]*COS(RADIANS(45*[.P100])))&lt;10^-5;0;-[.$Z$100]*COS(RADIANS(45*[.P100])))" office:value-type="float" office:value="9" calcext:value-type="float">
            <text:p>9</text:p>
          </table:table-cell>
          <table:table-cell table:style-name="ce698" table:formula="of:=IF(ABS(-[.$Z$100]*COS(RADIANS(45*[.Q100])))&lt;10^-5;0;-[.$Z$100]*COS(RADIANS(45*[.Q100])))" office:value-type="float" office:value="6.36396103067893" calcext:value-type="float">
            <text:p>6,3639610306789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5.65685424949238" calcext:value-type="float">
            <text:p>-5,65685424949238</text:p>
          </table:table-cell>
          <table:table-cell table:style-name="ce698" table:formula="of:=IF(ABS(-[.$AA$100]*COS(RADIANS(45*[.T100])))&lt;10^-5;0;-[.$AA$100]*COS(RADIANS(45*[.T100])))" office:value-type="float" office:value="-8" calcext:value-type="float">
            <text:p>-8</text:p>
          </table:table-cell>
          <table:table-cell table:style-name="ce559" table:formula="of:=RANK([.B111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907204" calcext:value-type="float">
            <text:p>907204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2.67878402655563" calcext:value-type="float">
            <text:p>-2,67878402655563</text:p>
          </table:table-cell>
          <table:table-cell table:style-name="ce695" table:formula="of:=IF(ABS(-[.$X$100]*SIN(RADIANS(22.5*[.N100])))&lt;10^-5;0;-ABS([.$X$100]*SIN(RADIANS(22.5*[.N100]))))" office:value-type="float" office:value="-4.94974746830583" calcext:value-type="float">
            <text:p>-4,94974746830583</text:p>
          </table:table-cell>
          <table:table-cell table:style-name="ce695" table:formula="of:=IF(ABS(-[.$X$100]*SIN(RADIANS(22.5*[.O100])))&lt;10^-5;0;-ABS([.$X$100]*SIN(RADIANS(22.5*[.O100]))))" office:value-type="float" office:value="-6.46715672757901" calcext:value-type="float">
            <text:p>-6,46715672757901</text:p>
          </table:table-cell>
          <table:table-cell table:style-name="ce695" table:formula="of:=IF(ABS(-[.$X$100]*SIN(RADIANS(22.5*[.P100])))&lt;10^-5;0;-ABS([.$X$100]*SIN(RADIANS(22.5*[.P100]))))" office:value-type="float" office:value="-7" calcext:value-type="float">
            <text:p>-7</text:p>
          </table:table-cell>
          <table:table-cell table:style-name="ce695" table:formula="of:=IF(ABS(-[.$X$100]*SIN(RADIANS(22.5*[.Q100])))&lt;10^-5;0;-ABS([.$X$100]*SIN(RADIANS(22.5*[.Q100]))))" office:value-type="float" office:value="-6.46715672757901" calcext:value-type="float">
            <text:p>-6,46715672757901</text:p>
          </table:table-cell>
          <table:table-cell table:style-name="ce695" table:formula="of:=IF(ABS(-[.$X$100]*SIN(RADIANS(22.5*[.R100])))&lt;10^-5;0;-ABS([.$X$100]*SIN(RADIANS(22.5*[.R100]))))" office:value-type="float" office:value="-4.94974746830583" calcext:value-type="float">
            <text:p>-4,94974746830583</text:p>
          </table:table-cell>
          <table:table-cell table:style-name="ce695" table:formula="of:=IF(ABS(-[.$X$100]*SIN(RADIANS(22.5*[.S100])))&lt;10^-5;0;-ABS([.$X$100]*SIN(RADIANS(22.5*[.S100]))))" office:value-type="float" office:value="-2.67878402655563" calcext:value-type="float">
            <text:p>-2,67878402655563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864771" calcext:value-type="float">
            <text:p>864771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2.67878402655563" calcext:value-type="float">
            <text:p>-2,67878402655563</text:p>
          </table:table-cell>
          <table:table-cell table:style-name="ce696" table:formula="of:=IF(ABS(-[.$X$100]*COS(RADIANS(22.5*[.J100])))&lt;10^-5;0;-ABS([.$X$100]*COS(RADIANS(22.5*[.J100]))))" office:value-type="float" office:value="-4.94974746830583" calcext:value-type="float">
            <text:p>-4,94974746830583</text:p>
          </table:table-cell>
          <table:table-cell table:style-name="ce696" table:formula="of:=IF(ABS(-[.$X$100]*COS(RADIANS(22.5*[.K100])))&lt;10^-5;0;-ABS([.$X$100]*COS(RADIANS(22.5*[.K100]))))" office:value-type="float" office:value="-6.46715672757901" calcext:value-type="float">
            <text:p>-6,46715672757901</text:p>
          </table:table-cell>
          <table:table-cell table:style-name="ce696" table:formula="of:=IF(ABS(-[.$X$100]*COS(RADIANS(22.5*[.L100])))&lt;10^-5;0;-ABS([.$X$100]*COS(RADIANS(22.5*[.L100]))))" office:value-type="float" office:value="-7" calcext:value-type="float">
            <text:p>-7</text:p>
          </table:table-cell>
          <table:table-cell table:style-name="ce696" table:formula="of:=IF(ABS(-[.$X$100]*COS(RADIANS(22.5*[.M100])))&lt;10^-5;0;-ABS([.$X$100]*COS(RADIANS(22.5*[.M100]))))" office:value-type="float" office:value="-6.46715672757901" calcext:value-type="float">
            <text:p>-6,46715672757901</text:p>
          </table:table-cell>
          <table:table-cell table:style-name="ce696" table:formula="of:=IF(ABS(-[.$X$100]*COS(RADIANS(22.5*[.N100])))&lt;10^-5;0;-ABS([.$X$100]*COS(RADIANS(22.5*[.N100]))))" office:value-type="float" office:value="-4.94974746830583" calcext:value-type="float">
            <text:p>-4,94974746830583</text:p>
          </table:table-cell>
          <table:table-cell table:style-name="ce696" table:formula="of:=IF(ABS(-[.$X$100]*COS(RADIANS(22.5*[.O100])))&lt;10^-5;0;-ABS([.$X$100]*COS(RADIANS(22.5*[.O100]))))" office:value-type="float" office:value="-2.67878402655563" calcext:value-type="float">
            <text:p>-2,67878402655563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2.67878402655563" calcext:value-type="float">
            <text:p>-2,67878402655563</text:p>
          </table:table-cell>
          <table:table-cell table:style-name="ce696" table:formula="of:=IF(ABS(-[.$Y$100]*COS(RADIANS(22.5*[.R100])))&lt;10^-5;0;-ABS([.$Y$100]*COS(RADIANS(22.5*[.R100]))))" office:value-type="float" office:value="-4.94974746830583" calcext:value-type="float">
            <text:p>-4,94974746830583</text:p>
          </table:table-cell>
          <table:table-cell table:style-name="ce696" table:formula="of:=IF(ABS(-[.$Y$100]*COS(RADIANS(22.5*[.S100])))&lt;10^-5;0;-ABS([.$Y$100]*COS(RADIANS(22.5*[.S100]))))" office:value-type="float" office:value="-6.46715672757901" calcext:value-type="float">
            <text:p>-6,46715672757901</text:p>
          </table:table-cell>
          <table:table-cell table:style-name="ce696" table:formula="of:=IF(ABS(-[.$Y$100]*COS(RADIANS(22.5*[.T100])))&lt;10^-5;0;-ABS([.$Y$100]*COS(RADIANS(22.5*[.T100]))))" office:value-type="float" office:value="-7" calcext:value-type="float">
            <text:p>-7</text:p>
          </table:table-cell>
          <table:table-cell table:style-name="ce559" table:formula="of:=RANK([.B113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772020" calcext:value-type="float">
            <text:p>772020</text:p>
          </table:table-cell>
          <table:table-cell table:style-name="ce681" office:value-type="string" calcext:value-type="string">
            <text:p>y<text:span text:style-name="T41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3</text:span></text:p>
          </table:table-cell>
          <table:table-cell table:style-name="ce685" table:number-columns-repeated="5"/>
          <table:table-cell table:style-name="ce683" table:number-columns-repeated="6"/>
          <table:table-cell table:style-name="ce925"/>
          <table:table-cell table:style-name="ce685" table:number-columns-repeated="6"/>
          <table:table-cell table:style-name="ce683" table:number-columns-repeated="6"/>
          <table:table-cell table:style-name="ce925"/>
          <table:table-cell table:style-name="ce685" table:number-columns-repeated="6"/>
          <table:table-cell table:style-name="ce683" table:number-columns-repeated="5"/>
          <table:table-cell table:style-name="ce925"/>
          <table:table-cell table:style-name="ce824" table:number-columns-repeated="6"/>
          <table:table-cell table:style-name="ce897" table:number-columns-repeated="5"/>
          <table:table-cell table:style-name="ce824" table:number-columns-repeated="7"/>
          <table:table-cell table:style-name="ce897" table:number-columns-repeated="15"/>
          <table:table-cell table:style-name="ce963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590180" calcext:value-type="float">
            <text:p>590180</text:p>
          </table:table-cell>
          <table:table-cell table:style-name="ce681" office:value-type="string" calcext:value-type="string">
            <text:p>y<text:span text:style-name="T41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285008" calcext:value-type="float">
            <text:p>285008</text:p>
          </table:table-cell>
          <table:table-cell table:style-name="ce681" office:value-type="string" calcext:value-type="string">
            <text:p>y<text:span text:style-name="T41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248753" calcext:value-type="float">
            <text:p>248753</text:p>
          </table:table-cell>
          <table:table-cell table:style-name="ce681" office:value-type="string" calcext:value-type="string">
            <text:p>y<text:span text:style-name="T41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662776" calcext:value-type="float">
            <text:p>662776</text:p>
          </table:table-cell>
          <table:table-cell table:style-name="ce681" office:value-type="string" calcext:value-type="string">
            <text:p>y<text:span text:style-name="T41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291710" calcext:value-type="float">
            <text:p>291710</text:p>
          </table:table-cell>
          <table:table-cell table:style-name="ce681" office:value-type="string" calcext:value-type="string">
            <text:p>y<text:span text:style-name="T41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984231" calcext:value-type="float">
            <text:p>984231</text:p>
          </table:table-cell>
          <table:table-cell table:style-name="ce681" office:value-type="string" calcext:value-type="string">
            <text:p>y<text:span text:style-name="T41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469769" calcext:value-type="float">
            <text:p>469769</text:p>
          </table:table-cell>
          <table:table-cell table:style-name="ce681" office:value-type="string" calcext:value-type="string">
            <text:p>y<text:span text:style-name="T41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425463" calcext:value-type="float">
            <text:p>425463</text:p>
          </table:table-cell>
          <table:table-cell table:style-name="ce681" office:value-type="string" calcext:value-type="string">
            <text:p>y<text:span text:style-name="T41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69985" calcext:value-type="float">
            <text:p>69985</text:p>
          </table:table-cell>
          <table:table-cell table:style-name="ce681" office:value-type="string" calcext:value-type="string">
            <text:p>y<text:span text:style-name="T15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5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19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822749" calcext:value-type="float">
            <text:p>822749</text:p>
          </table:table-cell>
          <table:table-cell table:style-name="ce681" office:value-type="string" calcext:value-type="string">
            <text:p>y<text:span text:style-name="T15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5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19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158622" calcext:value-type="float">
            <text:p>158622</text:p>
          </table:table-cell>
          <table:table-cell table:style-name="ce681" office:value-type="string" calcext:value-type="string">
            <text:p>y<text:span text:style-name="T15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5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19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177743" calcext:value-type="float">
            <text:p>177743</text:p>
          </table:table-cell>
          <table:table-cell table:style-name="ce681" office:value-type="string" calcext:value-type="string">
            <text:p>y<text:span text:style-name="T15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5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3">
          <table:table-cell table:style-name="ce570" table:number-columns-repeated="25"/>
          <table:table-cell table:number-columns-repeated="34"/>
          <table:table-cell table:style-name="ce822" table:number-columns-repeated="34"/>
          <table:table-cell table:number-columns-repeated="931"/>
        </table:table-row>
        <table:table-row table:style-name="ro3">
          <table:table-cell table:style-name="ce570" table:number-columns-repeated="2"/>
          <table:table-cell table:style-name="ce682"/>
          <table:table-cell table:style-name="ce571" office:value-type="string" calcext:value-type="string">
            <text:p>D</text:p>
          </table:table-cell>
          <table:table-cell table:style-name="ce571" office:value-type="string" calcext:value-type="string">
            <text:p>E</text:p>
          </table:table-cell>
          <table:table-cell table:style-name="ce571" office:value-type="string" calcext:value-type="string">
            <text:p>F</text:p>
          </table:table-cell>
          <table:table-cell table:style-name="ce571" office:value-type="string" calcext:value-type="string">
            <text:p>G</text:p>
          </table:table-cell>
          <table:table-cell table:style-name="ce571" office:value-type="string" calcext:value-type="string">
            <text:p>H</text:p>
          </table:table-cell>
          <table:table-cell table:style-name="ce571" office:value-type="string" calcext:value-type="string">
            <text:p>I</text:p>
          </table:table-cell>
          <table:table-cell table:style-name="ce571" office:value-type="string" calcext:value-type="string">
            <text:p>J</text:p>
          </table:table-cell>
          <table:table-cell table:style-name="ce571" office:value-type="string" calcext:value-type="string">
            <text:p>K</text:p>
          </table:table-cell>
          <table:table-cell table:style-name="ce571" office:value-type="string" calcext:value-type="string">
            <text:p>L</text:p>
          </table:table-cell>
          <table:table-cell table:style-name="ce571" office:value-type="string" calcext:value-type="string">
            <text:p>M</text:p>
          </table:table-cell>
          <table:table-cell table:style-name="ce571" office:value-type="string" calcext:value-type="string">
            <text:p>N</text:p>
          </table:table-cell>
          <table:table-cell table:style-name="ce815"/>
          <table:table-cell table:style-name="ce571" office:value-type="string" calcext:value-type="string">
            <text:p>P</text:p>
          </table:table-cell>
          <table:table-cell table:style-name="ce571" office:value-type="string" calcext:value-type="string">
            <text:p>Q</text:p>
          </table:table-cell>
          <table:table-cell table:style-name="ce571" office:value-type="string" calcext:value-type="string">
            <text:p>R</text:p>
          </table:table-cell>
          <table:table-cell table:style-name="ce571" office:value-type="string" calcext:value-type="string">
            <text:p>S</text:p>
          </table:table-cell>
          <table:table-cell table:style-name="ce571" office:value-type="string" calcext:value-type="string">
            <text:p>T</text:p>
          </table:table-cell>
          <table:table-cell table:style-name="ce571" office:value-type="string" calcext:value-type="string">
            <text:p>U</text:p>
          </table:table-cell>
          <table:table-cell table:style-name="ce571" office:value-type="string" calcext:value-type="string">
            <text:p>V</text:p>
          </table:table-cell>
          <table:table-cell table:style-name="ce571" office:value-type="string" calcext:value-type="string">
            <text:p>W</text:p>
          </table:table-cell>
          <table:table-cell table:style-name="ce571" office:value-type="string" calcext:value-type="string">
            <text:p>X</text:p>
          </table:table-cell>
          <table:table-cell table:style-name="ce571" office:value-type="string" calcext:value-type="string">
            <text:p>Y</text:p>
          </table:table-cell>
          <table:table-cell table:style-name="ce571" office:value-type="string" calcext:value-type="string">
            <text:p>Z</text:p>
          </table:table-cell>
          <table:table-cell table:style-name="ce683"/>
          <table:table-cell table:number-columns-repeated="997"/>
        </table:table-row>
        <table:table-row table:style-name="ro3">
          <table:table-cell table:style-name="ce570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0" calcext:value-type="float">
            <text:p>0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8" calcext:value-type="float">
            <text:p>8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>
            <text:p/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>
            <text:p/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07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>
            <text:p/>
          </table:table-cell>
          <table:table-cell table:style-name="ce700" table:formula="of:=IF(ISBLANK(INDIRECT(CONCATENATE([.V128]&amp;(ROW([.$C$130])+[.$U$102]))));&quot;&quot;;INDIRECT(CONCATENATE([.V128]&amp;(ROW([.$C$130])+[.$U$102]))))">
            <text:p/>
          </table:table-cell>
          <table:table-cell table:style-name="ce700" table:formula="of:=IF(ISBLANK(INDIRECT(CONCATENATE([.W128]&amp;(ROW([.$C$130])+[.$U$102]))));&quot;&quot;;INDIRECT(CONCATENATE([.W128]&amp;(ROW([.$C$130])+[.$U$102]))))">
            <text:p/>
          </table:table-cell>
          <table:table-cell table:style-name="ce700" table:formula="of:=IF(ISBLANK(INDIRECT(CONCATENATE([.X128]&amp;(ROW([.$C$130])+[.$U$102]))));&quot;&quot;;INDIRECT(CONCATENATE([.X128]&amp;(ROW([.$C$130])+[.$U$102]))))">
            <text:p/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71" office:value-type="string" calcext:value-type="string">
            <text:p>D</text:p>
          </table:table-cell>
          <table:table-cell table:style-name="ce571" office:value-type="string" calcext:value-type="string">
            <text:p>E</text:p>
          </table:table-cell>
          <table:table-cell table:style-name="ce571" office:value-type="string" calcext:value-type="string">
            <text:p>F</text:p>
          </table:table-cell>
          <table:table-cell table:style-name="ce571" office:value-type="string" calcext:value-type="string">
            <text:p>G</text:p>
          </table:table-cell>
          <table:table-cell table:style-name="ce571" office:value-type="string" calcext:value-type="string">
            <text:p>H</text:p>
          </table:table-cell>
          <table:table-cell table:style-name="ce571" office:value-type="string" calcext:value-type="string">
            <text:p>I</text:p>
          </table:table-cell>
          <table:table-cell table:style-name="ce571" office:value-type="string" calcext:value-type="string">
            <text:p>J</text:p>
          </table:table-cell>
          <table:table-cell table:style-name="ce571" office:value-type="string" calcext:value-type="string">
            <text:p>K</text:p>
          </table:table-cell>
          <table:table-cell table:style-name="ce571" office:value-type="string" calcext:value-type="string">
            <text:p>L</text:p>
          </table:table-cell>
          <table:table-cell table:style-name="ce571" office:value-type="string" calcext:value-type="string">
            <text:p>M</text:p>
          </table:table-cell>
          <table:table-cell table:style-name="ce571" office:value-type="string" calcext:value-type="string">
            <text:p>N</text:p>
          </table:table-cell>
          <table:table-cell table:style-name="ce815"/>
          <table:table-cell table:style-name="ce571" office:value-type="string" calcext:value-type="string">
            <text:p>P</text:p>
          </table:table-cell>
          <table:table-cell table:style-name="ce571" office:value-type="string" calcext:value-type="string">
            <text:p>Q</text:p>
          </table:table-cell>
          <table:table-cell table:style-name="ce571" office:value-type="string" calcext:value-type="string">
            <text:p>R</text:p>
          </table:table-cell>
          <table:table-cell table:style-name="ce571" office:value-type="string" calcext:value-type="string">
            <text:p>S</text:p>
          </table:table-cell>
          <table:table-cell table:style-name="ce571" office:value-type="string" calcext:value-type="string">
            <text:p>T</text:p>
          </table:table-cell>
          <table:table-cell table:style-name="ce571" office:value-type="string" calcext:value-type="string">
            <text:p>U</text:p>
          </table:table-cell>
          <table:table-cell table:style-name="ce571" office:value-type="string" calcext:value-type="string">
            <text:p>V</text:p>
          </table:table-cell>
          <table:table-cell table:style-name="ce571" office:value-type="string" calcext:value-type="string">
            <text:p>W</text:p>
          </table:table-cell>
          <table:table-cell table:style-name="ce571" office:value-type="string" calcext:value-type="string">
            <text:p>X</text:p>
          </table:table-cell>
          <table:table-cell table:style-name="ce571" office:value-type="string" calcext:value-type="string">
            <text:p>Y</text:p>
          </table:table-cell>
          <table:table-cell table:style-name="ce571" office:value-type="string" calcext:value-type="string">
            <text:p>Z</text:p>
          </table:table-cell>
          <table:table-cell table:style-name="ce815"/>
          <table:table-cell table:style-name="ce571" office:value-type="string" calcext:value-type="string">
            <text:p>AB</text:p>
          </table:table-cell>
          <table:table-cell table:style-name="ce571" office:value-type="string" calcext:value-type="string">
            <text:p>AC</text:p>
          </table:table-cell>
          <table:table-cell table:style-name="ce571" office:value-type="string" calcext:value-type="string">
            <text:p>AD</text:p>
          </table:table-cell>
          <table:table-cell table:style-name="ce571" office:value-type="string" calcext:value-type="string">
            <text:p>AE</text:p>
          </table:table-cell>
          <table:table-cell table:style-name="ce571" office:value-type="string" calcext:value-type="string">
            <text:p>AF</text:p>
          </table:table-cell>
          <table:table-cell table:style-name="ce571" office:value-type="string" calcext:value-type="string">
            <text:p>AG</text:p>
          </table:table-cell>
          <table:table-cell table:style-name="ce571" office:value-type="string" calcext:value-type="string">
            <text:p>AH</text:p>
          </table:table-cell>
          <table:table-cell table:style-name="ce571" office:value-type="string" calcext:value-type="string">
            <text:p>AI</text:p>
          </table:table-cell>
          <table:table-cell table:style-name="ce571" office:value-type="string" calcext:value-type="string">
            <text:p>AJ</text:p>
          </table:table-cell>
          <table:table-cell table:style-name="ce571" office:value-type="string" calcext:value-type="string">
            <text:p>AK</text:p>
          </table:table-cell>
          <table:table-cell table:style-name="ce571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4" calcext:value-type="float">
            <text:p>4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8" calcext:value-type="float">
            <text:p>8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>
            <text:p/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607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V157]&amp;(ROW([.$C$159])+[.$U$102]))));&quot;&quot;;INDIRECT(CONCATENATE([.V157]&amp;(ROW([.$C$159])+[.$U$102]))))">
            <text:p/>
          </table:table-cell>
          <table:table-cell table:style-name="ce700" table:formula="of:=IF(ISBLANK(INDIRECT(CONCATENATE([.W157]&amp;(ROW([.$C$159])+[.$U$102]))));&quot;&quot;;INDIRECT(CONCATENATE([.W157]&amp;(ROW([.$C$159])+[.$U$102]))))">
            <text:p/>
          </table:table-cell>
          <table:table-cell table:style-name="ce700" table:formula="of:=IF(ISBLANK(INDIRECT(CONCATENATE([.X157]&amp;(ROW([.$C$159])+[.$U$102]))));&quot;&quot;;INDIRECT(CONCATENATE([.X157]&amp;(ROW([.$C$159])+[.$U$102]))))">
            <text:p/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07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7" calcext:value-type="float">
            <text:p>7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0" calcext:value-type="float">
            <text:p>0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>
            <text:p/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7" calcext:value-type="float">
            <text:p>-7</text:p>
          </table:table-cell>
          <table:table-cell table:style-name="ce535"/>
          <table:table-cell table:style-name="ce535" table:formula="of:=[.$X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7" calcext:value-type="float">
            <text:p>-7</text:p>
          </table:table-cell>
          <table:table-cell table:style-name="ce535"/>
          <table:table-cell table:style-name="ce535" table:formula="of:=[.$Y$100]" office:value-type="float" office:value="7" calcext:value-type="float">
            <text:p>7</text:p>
          </table:table-cell>
          <table:table-cell table:style-name="ce535"/>
          <table:table-cell table:style-name="ce629" table:formula="of:=-[.$Z$100]" office:value-type="float" office:value="-9" calcext:value-type="float">
            <text:p>-9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table:formula="of:=-[.$Y$100]" office:value-type="float" office:value="-7" calcext:value-type="float">
            <text:p>-7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7" calcext:value-type="float">
            <text:p>7</text:p>
          </table:table-cell>
          <table:table-cell table:style-name="ce535"/>
          <table:table-cell table:style-name="ce629" table:formula="of:=-[.$X$100]" office:value-type="float" office:value="-7" calcext:value-type="float">
            <text:p>-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7" calcext:value-type="float">
            <text:p>7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7" calcext:value-type="float">
            <text:p>-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7" calcext:value-type="float">
            <text:p>7</text:p>
          </table:table-cell>
          <table:table-cell table:style-name="ce535"/>
          <table:table-cell table:style-name="ce535" table:formula="of:=-[.$Y$100]" office:value-type="float" office:value="-7" calcext:value-type="float">
            <text:p>-7</text:p>
          </table:table-cell>
          <table:table-cell table:style-name="ce535"/>
          <table:table-cell table:style-name="ce535" table:formula="of:=[.$Z$100]" office:value-type="float" office:value="9" calcext:value-type="float">
            <text:p>9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7" calcext:value-type="float">
            <text:p>7</text:p>
          </table:table-cell>
          <table:table-cell table:style-name="ce634"/>
          <table:table-cell table:style-name="ce634" table:formula="of:=-[.$Y$100]" office:value-type="float" office:value="-7" calcext:value-type="float">
            <text:p>-7</text:p>
          </table:table-cell>
          <table:table-cell table:style-name="ce634"/>
          <table:table-cell table:style-name="ce634" table:formula="of:=[.$Z$100]" office:value-type="float" office:value="9" calcext:value-type="float">
            <text:p>9</text:p>
          </table:table-cell>
          <table:table-cell table:style-name="ce634"/>
          <table:table-cell table:style-name="ce634" table:formula="of:=-[.$AA$100]" office:value-type="float" office:value="-8" calcext:value-type="float">
            <text:p>-8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7" calcext:value-type="float">
            <text:p>-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7" calcext:value-type="float">
            <text:p>-7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5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1:57:46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1-13T11:58:45.199000000</dc:date>
    <meta:editing-duration>P3DT42M44S</meta:editing-duration>
    <meta:editing-cycles>815</meta:editing-cycles>
    <meta:generator>LibreOffice/6.0.7.3$Windows_X86_64 LibreOffice_project/dc89aa7a9eabfd848af146d5086077aeed2ae4a5</meta:generator>
    <meta:document-statistic meta:table-count="6" meta:cell-count="2083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7.39103626009029">
                <text:p>-7.39103626009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3.06146745892072">
                <text:p>-3.06146745892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.46715672757901">
                <text:p>6.46715672757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.67878402655563">
                <text:p>2.67878402655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3cm" svg:width="31.247cm" svg:height="31.174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1.42011834319527">
                <text:p>1.42011834319527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1.42011834319527">
                <text:p>1.42011834319527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4.2603550295858">
                <text:p>4.2603550295858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0.662721893491125">
                <text:p>0.66272189349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0.568047337278107">
                <text:p>-0.56804733727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1.0414201183432">
                <text:p>-1.041420118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.42011834319527">
                <text:p>-1.4201183431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.70414201183432">
                <text:p>-1.7041420118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.89349112426036">
                <text:p>-1.8934911242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.98816568047337">
                <text:p>-1.988165680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.98816568047337">
                <text:p>-1.988165680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.89349112426036">
                <text:p>-1.8934911242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1.70414201183432">
                <text:p>-1.7041420118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1.42011834319527">
                <text:p>-1.4201183431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.0414201183432">
                <text:p>-1.041420118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0.568047337278107">
                <text:p>-0.56804733727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662721893491124">
                <text:p>0.66272189349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.42011834319527">
                <text:p>1.4201183431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.27218934911243">
                <text:p>2.2721893491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.2189349112426">
                <text:p>3.218934911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2603550295858">
                <text:p>4.260355029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58.4848484848485">
                <text:p>58.4848484848485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-19.0909090909091">
                <text:p>-19.0909090909091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0">
                <text:p>0</text:p>
              </table:table-cell>
              <table:table-cell office:value-type="float" office:value="-0.909090909090908">
                <text:p>-0.909090909090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5.2727272727273">
                <text:p>25.2727272727273</text:p>
              </table:table-cell>
              <table:table-cell office:value-type="float" office:value="10">
                <text:p>10</text:p>
              </table:table-cell>
              <table:table-cell office:value-type="float" office:value="17.2727272727273">
                <text:p>17.27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11.5757575757576">
                <text:p>11.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0.181818181818183">
                <text:p>-0.18181818181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7.8787878787879">
                <text:p>-17.8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23.8181818181818">
                <text:p>-23.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27.8181818181818">
                <text:p>-27.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29.8787878787879">
                <text:p>-29.878787878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28.1818181818182">
                <text:p>-28.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24.4242424242424">
                <text:p>-24.424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8.7272727272727">
                <text:p>-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1.0909090909091">
                <text:p>-11.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1.51515151515152">
                <text:p>-1.5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3.4545454545455">
                <text:p>23.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38.8484848484848">
                <text:p>38.848484848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6.1818181818182">
                <text:p>56.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5.4545454545455">
                <text:p>75.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7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-7">
                <text:p>-7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